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3" svg:font-family="Arial"/>
    <style:font-face style:name="Arial1" svg:font-family="Arial" style:font-family-generic="swiss"/>
    <style:font-face style:name="Arial2" svg:font-family="Arial, 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1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3.344cm"/>
    </style:style>
    <style:style style:name="co4" style:family="table-column">
      <style:table-column-properties fo:break-before="auto" style:column-width="3.207cm"/>
    </style:style>
    <style:style style:name="co5" style:family="table-column">
      <style:table-column-properties fo:break-before="auto" style:column-width="4.147cm"/>
    </style:style>
    <style:style style:name="co6" style:family="table-column">
      <style:table-column-properties fo:break-before="auto" style:column-width="3.662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03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6.331cm"/>
    </style:style>
    <style:style style:name="co11" style:family="table-column">
      <style:table-column-properties fo:break-before="auto" style:column-width="7.188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33cm"/>
    </style:style>
    <style:style style:name="co14" style:family="table-column">
      <style:table-column-properties fo:break-before="auto" style:column-width="6.219cm"/>
    </style:style>
    <style:style style:name="co15" style:family="table-column">
      <style:table-column-properties fo:break-before="auto" style:column-width="6.248cm"/>
    </style:style>
    <style:style style:name="co16" style:family="table-column">
      <style:table-column-properties fo:break-before="auto" style:column-width="6.302cm"/>
    </style:style>
    <style:style style:name="co17" style:family="table-column">
      <style:table-column-properties fo:break-before="auto" style:column-width="6.357cm"/>
    </style:style>
    <style:style style:name="co18" style:family="table-column">
      <style:table-column-properties fo:break-before="auto" style:column-width="6.703cm"/>
    </style:style>
    <style:style style:name="co19" style:family="table-column">
      <style:table-column-properties fo:break-before="auto" style:column-width="6.662cm"/>
    </style:style>
    <style:style style:name="co20" style:family="table-column">
      <style:table-column-properties fo:break-before="auto" style:column-width="6.274cm"/>
    </style:style>
    <style:style style:name="co21" style:family="table-column">
      <style:table-column-properties fo:break-before="auto" style:column-width="7.602cm"/>
    </style:style>
    <style:style style:name="co22" style:family="table-column">
      <style:table-column-properties fo:break-before="auto" style:column-width="5.251cm"/>
    </style:style>
    <style:style style:name="co23" style:family="table-column">
      <style:table-column-properties fo:break-before="auto" style:column-width="6.288cm"/>
    </style:style>
    <style:style style:name="co24" style:family="table-column">
      <style:table-column-properties fo:break-before="auto" style:column-width="7.271cm"/>
    </style:style>
    <style:style style:name="co25" style:family="table-column">
      <style:table-column-properties fo:break-before="auto" style:column-width="5.833cm"/>
    </style:style>
    <style:style style:name="co26" style:family="table-column">
      <style:table-column-properties fo:break-before="auto" style:column-width="5.196cm"/>
    </style:style>
    <style:style style:name="co27" style:family="table-column">
      <style:table-column-properties fo:break-before="auto" style:column-width="5.639cm"/>
    </style:style>
    <style:style style:name="co28" style:family="table-column">
      <style:table-column-properties fo:break-before="auto" style:column-width="5.308cm"/>
    </style:style>
    <style:style style:name="co29" style:family="table-column">
      <style:table-column-properties fo:break-before="auto" style:column-width="6.911cm"/>
    </style:style>
    <style:style style:name="co30" style:family="table-column">
      <style:table-column-properties fo:break-before="auto" style:column-width="7.131cm"/>
    </style:style>
    <style:style style:name="co31" style:family="table-column">
      <style:table-column-properties fo:break-before="auto" style:column-width="7.049cm"/>
    </style:style>
    <style:style style:name="co32" style:family="table-column">
      <style:table-column-properties fo:break-before="auto" style:column-width="6.461cm"/>
    </style:style>
    <style:style style:name="co33" style:family="table-column">
      <style:table-column-properties fo:break-before="auto" style:column-width="6.8cm"/>
    </style:style>
    <style:style style:name="co34" style:family="table-column">
      <style:table-column-properties fo:break-before="auto" style:column-width="6.966cm"/>
    </style:style>
    <style:style style:name="co35" style:family="table-column">
      <style:table-column-properties fo:break-before="auto" style:column-width="7.325cm"/>
    </style:style>
    <style:style style:name="co36" style:family="table-column">
      <style:table-column-properties fo:break-before="auto" style:column-width="6.44cm"/>
    </style:style>
    <style:style style:name="co37" style:family="table-column">
      <style:table-column-properties fo:break-before="auto" style:column-width="6.883cm"/>
    </style:style>
    <style:style style:name="co38" style:family="table-column">
      <style:table-column-properties fo:break-before="auto" style:column-width="4.284cm"/>
    </style:style>
    <style:style style:name="co39" style:family="table-column">
      <style:table-column-properties fo:break-before="auto" style:column-width="6.856cm"/>
    </style:style>
    <style:style style:name="co40" style:family="table-column">
      <style:table-column-properties fo:break-before="auto" style:column-width="6.255cm"/>
    </style:style>
    <style:style style:name="co41" style:family="table-column">
      <style:table-column-properties fo:break-before="auto" style:column-width="7.243cm"/>
    </style:style>
    <style:style style:name="co42" style:family="table-column">
      <style:table-column-properties fo:break-before="auto" style:column-width="6.634cm"/>
    </style:style>
    <style:style style:name="co43" style:family="table-column">
      <style:table-column-properties fo:break-before="auto" style:column-width="5.943cm"/>
    </style:style>
    <style:style style:name="co44" style:family="table-column">
      <style:table-column-properties fo:break-before="auto" style:column-width="4.23cm"/>
    </style:style>
    <style:style style:name="co45" style:family="table-column">
      <style:table-column-properties fo:break-before="auto" style:column-width="7.077cm"/>
    </style:style>
    <style:style style:name="co46" style:family="table-column">
      <style:table-column-properties fo:break-before="auto" style:column-width="10.146cm"/>
    </style:style>
    <style:style style:name="co47" style:family="table-column">
      <style:table-column-properties fo:break-before="auto" style:column-width="7.214cm"/>
    </style:style>
    <style:style style:name="co48" style:family="table-column">
      <style:table-column-properties fo:break-before="auto" style:column-width="7.463cm"/>
    </style:style>
    <style:style style:name="co49" style:family="table-column">
      <style:table-column-properties fo:break-before="auto" style:column-width="7.297cm"/>
    </style:style>
    <style:style style:name="co50" style:family="table-column">
      <style:table-column-properties fo:break-before="auto" style:column-width="6.994cm"/>
    </style:style>
    <style:style style:name="co51" style:family="table-column">
      <style:table-column-properties fo:break-before="auto" style:column-width="6.828cm"/>
    </style:style>
    <style:style style:name="co52" style:family="table-column">
      <style:table-column-properties fo:break-before="auto" style:column-width="7.74cm"/>
    </style:style>
    <style:style style:name="co53" style:family="table-column">
      <style:table-column-properties fo:break-before="auto" style:column-width="6.165cm"/>
    </style:style>
    <style:style style:name="co54" style:family="table-column">
      <style:table-column-properties fo:break-before="auto" style:column-width="6.606cm"/>
    </style:style>
    <style:style style:name="co55" style:family="table-column">
      <style:table-column-properties fo:break-before="auto" style:column-width="6.717cm"/>
    </style:style>
    <style:style style:name="co56" style:family="table-column">
      <style:table-column-properties fo:break-before="auto" style:column-width="6.414cm"/>
    </style:style>
    <style:style style:name="co57" style:family="table-column">
      <style:table-column-properties fo:break-before="auto" style:column-width="7.546cm"/>
    </style:style>
    <style:style style:name="co58" style:family="table-column">
      <style:table-column-properties fo:break-before="auto" style:column-width="2.238cm"/>
    </style:style>
    <style:style style:name="co59" style:family="table-column">
      <style:table-column-properties fo:break-before="auto" style:column-width="1.004cm"/>
    </style:style>
    <style:style style:name="co60" style:family="table-column">
      <style:table-column-properties fo:break-before="auto" style:column-width="1.475cm"/>
    </style:style>
    <style:style style:name="co61" style:family="table-column">
      <style:table-column-properties fo:break-before="auto" style:column-width="4.172cm"/>
    </style:style>
    <style:style style:name="co62" style:family="table-column">
      <style:table-column-properties fo:break-before="auto" style:column-width="4.322cm"/>
    </style:style>
    <style:style style:name="co63" style:family="table-column">
      <style:table-column-properties fo:break-before="auto" style:column-width="4.373cm"/>
    </style:style>
    <style:style style:name="co64" style:family="table-column">
      <style:table-column-properties fo:break-before="auto" style:column-width="5.78cm"/>
    </style:style>
    <style:style style:name="co65" style:family="table-column">
      <style:table-column-properties fo:break-before="auto" style:column-width="2.258cm"/>
    </style:style>
    <style:style style:name="co66" style:family="table-column">
      <style:table-column-properties fo:break-before="auto" style:column-width="2.531cm"/>
    </style:style>
    <style:style style:name="co67" style:family="table-column">
      <style:table-column-properties fo:break-before="auto" style:column-width="5.029cm"/>
    </style:style>
    <style:style style:name="co68" style:family="table-column">
      <style:table-column-properties fo:break-before="auto" style:column-width="8.047cm"/>
    </style:style>
    <style:style style:name="co69" style:family="table-column">
      <style:table-column-properties fo:break-before="auto" style:column-width="3.806cm"/>
    </style:style>
    <style:style style:name="co70" style:family="table-column">
      <style:table-column-properties fo:break-before="auto" style:column-width="2.279cm"/>
    </style:style>
    <style:style style:name="co71" style:family="table-column">
      <style:table-column-properties fo:break-before="auto" style:column-width="2.335cm"/>
    </style:style>
    <style:style style:name="co72" style:family="table-column">
      <style:table-column-properties fo:break-before="auto" style:column-width="9.052cm"/>
    </style:style>
    <style:style style:name="co73" style:family="table-column">
      <style:table-column-properties fo:break-before="auto" style:column-width="8.255cm"/>
    </style:style>
    <style:style style:name="co74" style:family="table-column">
      <style:table-column-properties fo:break-before="auto" style:column-width="2.487cm"/>
    </style:style>
    <style:style style:name="co75" style:family="table-column">
      <style:table-column-properties fo:break-before="auto" style:column-width="60.346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11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3cm" fo:break-before="auto" style:use-optimal-row-height="true"/>
    </style:style>
    <style:style style:name="ro7" style:family="table-row">
      <style:table-row-properties style:row-height="6.318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8.056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4.263cm" fo:break-before="auto" style:use-optimal-row-height="true"/>
    </style:style>
    <style:style style:name="ro13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4.923cm" fo:break-before="auto" style:use-optimal-row-height="true"/>
    </style:style>
    <style:style style:name="ro15" style:family="table-row">
      <style:table-row-properties style:row-height="1.632cm" fo:break-before="auto" style:use-optimal-row-height="true"/>
    </style:style>
    <style:style style:name="ro16" style:family="table-row">
      <style:table-row-properties style:row-height="4.658cm" fo:break-before="auto" style:use-optimal-row-height="true"/>
    </style:style>
    <style:style style:name="ro17" style:family="table-row">
      <style:table-row-properties style:row-height="5.265cm" fo:break-before="auto" style:use-optimal-row-height="true"/>
    </style:style>
    <style:style style:name="ro18" style:family="table-row">
      <style:table-row-properties style:row-height="4.237cm" fo:break-before="auto" style:use-optimal-row-height="true"/>
    </style:style>
    <style:style style:name="ro19" style:family="table-row">
      <style:table-row-properties style:row-height="3.579cm" fo:break-before="auto" style:use-optimal-row-height="false"/>
    </style:style>
    <style:style style:name="ro20" style:family="table-row">
      <style:table-row-properties style:row-height="1.236cm" fo:break-before="auto" style:use-optimal-row-height="true"/>
    </style:style>
    <style:style style:name="ro21" style:family="table-row">
      <style:table-row-properties style:row-height="0.841cm" fo:break-before="auto" style:use-optimal-row-height="true"/>
    </style:style>
    <style:style style:name="ro22" style:family="table-row">
      <style:table-row-properties style:row-height="0.894cm" fo:break-before="auto" style:use-optimal-row-height="true"/>
    </style:style>
    <style:style style:name="ro23" style:family="table-row">
      <style:table-row-properties style:row-height="1.737cm" fo:break-before="auto" style:use-optimal-row-height="true"/>
    </style:style>
    <style:style style:name="ro24" style:family="table-row">
      <style:table-row-properties style:row-height="13.952cm" fo:break-before="auto" style:use-optimal-row-height="true"/>
    </style:style>
    <style:style style:name="ro25" style:family="table-row">
      <style:table-row-properties style:row-height="3.21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justify" fo:margin-left="0c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color="#000000" fo:font-size="9pt" fo:language="en" fo:country="US" fo:font-weight="normal" style:font-name-asian="Arial" style:font-size-asian="9pt" style:language-asian="pt" style:country-asian="BR" style:font-weight-asian="normal" style:font-name-complex="Times New Roman" style:font-size-complex="9pt" style:language-complex="en" style:country-complex="US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color="#000000" fo:font-size="9pt" fo:font-weight="normal" style:font-name-asian="Arial" style:font-size-asian="11pt" style:language-asian="pt" style:country-asian="BR" style:font-weight-asian="normal" style:font-name-complex="Times New Roman" style:font-size-complex="9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size="9pt" fo:language="en" fo:country="US" fo:font-weight="normal" style:font-name-asian="Arial" style:font-size-asian="9pt" style:language-asian="pt" style:country-asian="BR" style:font-weight-asian="normal" style:font-name-complex="Times New Roman" style:font-size-complex="9pt" style:language-complex="en" style:country-complex="US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color="#000000" style:font-name="Tahoma" fo:font-size="9pt" style:font-name-asian="Calibri" style:font-size-asian="11pt" style:language-asian="en" style:country-asian="US" style:font-size-complex="11pt" style:language-complex="ar" style:country-complex="SA"/>
    </style:style>
    <style:style style:name="ce19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21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Tahoma" fo:font-size="10pt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2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Calibri" fo:font-size="10pt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2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text-outline="false" style:text-line-through-style="none" style:font-name="Tahom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color="#ff3333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color="#000000" style:font-name="Tahoma" fo:font-size="10pt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0pt" fo:language="en" fo:country="US" fo:font-weight="bold" style:font-size-asian="9pt" style:language-asian="en" style:country-asian="US" style:font-weight-asian="bold" style:font-name-complex="Arial" style:font-size-complex="5.65000009536743pt" style:font-weight-complex="bold"/>
    </style:style>
    <style:style style:name="ce30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 fo:language="en" fo:country="US" fo:font-weight="bold" style:font-size-asian="9pt" style:language-asian="en" style:country-asian="US" style:font-weight-asian="bold" style:font-name-complex="Arial" style:font-size-complex="5.65000009536743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font-size="10pt" style:font-name-asian="Arial" style:font-size-asian="10pt" style:language-asian="ar" style:country-asian="SA" style:font-name-complex="Calibri" style:font-size-complex="6.80000019073486pt" style:language-complex="en" style:country-complex="US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font-size="10pt" fo:font-weight="normal" style:font-name-asian="Arial" style:font-size-asian="10pt" style:language-asian="ar" style:country-asian="SA" style:font-weight-asian="normal" style:font-name-complex="Calibri" style:font-size-complex="6.80000019073486pt" style:language-complex="en" style:country-complex="US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font-size="10pt" style:font-name-asian="Arial" style:font-size-asian="10pt" style:language-asian="ar" style:country-asian="SA" style:font-name-complex="Tahoma1" style:font-size-complex="6.80000019073486pt" style:language-complex="en" style:country-complex="US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color="#000000" fo:font-size="10pt" fo:font-style="italic" fo:font-weight="normal" style:font-name-asian="Arial" style:font-size-asian="10pt" style:language-asian="ar" style:country-asian="SA" style:font-style-asian="italic" style:font-weight-asian="normal" style:font-name-complex="Calibri" style:font-size-complex="6.80000019073486pt" style:language-complex="en" style:country-complex="US" style:font-style-complex="italic" style:font-weight-complex="normal"/>
    </style:style>
    <style:style style:name="ce36" style:family="table-cell" style:parent-style-name="Default">
      <style:table-cell-properties fo:background-color="transparent" fo:wrap-option="wrap" style:vertical-align="middle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wrap-option="wrap" style:vertical-align="middle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9pt" style:font-size-asian="9pt" style:font-size-complex="9pt"/>
    </style:style>
    <style:style style:name="ce40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9pt" style:font-size-asian="9pt" style:font-size-complex="9pt"/>
    </style:style>
    <style:style style:name="ce41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000000" style:font-name="Arial" fo:font-size="9pt" fo:language="en" fo:country="US" fo:font-weight="normal" style:font-name-asian="Arial" style:font-size-asian="9pt" style:language-asian="pt" style:country-asian="BR" style:font-weight-asian="normal" style:font-name-complex="Times New Roman" style:font-size-complex="9pt" style:language-complex="en" style:country-complex="US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style:font-name="Arial" fo:font-size="9pt" fo:language="en" fo:country="US" fo:font-weight="normal" style:font-name-asian="Arial" style:font-size-asian="9pt" style:language-asian="pt" style:country-asian="BR" style:font-weight-asian="normal" style:font-name-complex="Times New Roman" style:font-size-complex="9pt" style:language-complex="en" style:country-complex="US" style:font-weight-complex="normal"/>
    </style:style>
    <style:style style:name="ce4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49" style:family="table-cell" style:parent-style-name="Default">
      <style:text-properties style:font-name="Arial" fo:font-size="9pt" style:font-size-asian="9pt" style:font-size-complex="9pt"/>
    </style:style>
    <style:style style:name="ce5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/>
    </style:style>
    <style:style style:name="ce5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Arial"/>
    </style:style>
    <style:style style:name="ce5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style:font-name="Arial"/>
    </style:style>
    <style:style style:name="ce5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Arial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color="#000000" style:font-name="Arial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color="#000000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style:font-name="Arial" style:font-name-asian="Arial" style:language-asian="ar" style:country-asian="SA" style:font-name-complex="Calibri" style:font-size-complex="6.80000019073486pt" style:language-complex="en" style:country-complex="US"/>
    </style:style>
    <style:style style:name="ce6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style:language-asian="en" style:country-asian="US" style:language-complex="ar" style:country-complex="SA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style:font-name="Arial" fo:font-weight="normal" style:font-name-asian="Arial" style:language-asian="ar" style:country-asian="SA" style:font-weight-asian="normal" style:font-name-complex="Calibri" style:font-size-complex="6.80000019073486pt" style:language-complex="en" style:country-complex="US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weight="normal" style:font-name-asian="Arial" style:language-asian="ar" style:country-asian="SA" style:font-weight-asian="normal" style:font-name-complex="Calibri" style:font-size-complex="6.80000019073486pt" style:language-complex="en" style:country-complex="US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color="#000000" style:font-name="Arial" fo:font-weight="normal" style:language-asian="ar" style:country-asian="SA" style:font-weight-asian="normal" style:font-name-complex="Tahoma" style:font-size-complex="6.80000019073486pt" style:language-complex="en" style:country-complex="US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color="#000000" style:font-name="Tahoma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65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fo:wrap-option="wrap" fo:border="0.002cm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6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9pt" fo:language="en" fo:country="US" fo:font-weight="normal" style:font-name-asian="Arial" style:font-size-asian="9pt" style:language-asian="en" style:country-asian="US" style:font-weight-asian="normal" style:font-name-complex="Tahoma1" style:font-size-complex="9pt" style:language-complex="en" style:country-complex="US" style:font-weight-complex="normal"/>
    </style:style>
    <style:style style:name="ce6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Tahoma" style:font-name-asian="Calibri" style:font-size-asian="11pt" style:language-asian="en" style:country-asian="US" style:font-size-complex="11pt" style:language-complex="ar" style:country-complex="SA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style:font-name="Arial" fo:font-size="9pt" fo:language="en" fo:country="US" fo:font-weight="normal" style:font-name-asian="Arial" style:font-size-asian="9pt" style:language-asian="en" style:country-asian="US" style:font-weight-asian="normal" style:font-name-complex="Tahoma1" style:font-size-complex="9pt" style:language-complex="en" style:country-complex="US" style:font-weight-complex="normal"/>
    </style:style>
    <style:style style:name="ce7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Arial" fo:font-size="9pt" fo:font-weight="normal" style:font-name-asian="Arial" style:font-size-asian="9pt" style:language-asian="hi" style:country-asian="IN" style:font-weight-asian="normal" style:font-size-complex="9pt" style:font-weight-complex="normal"/>
    </style:style>
    <style:style style:name="ce72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/>
      <style:text-properties fo:color="#ff0000" fo:font-size="9pt" fo:font-weight="bold" style:font-size-asian="9pt" style:font-weight-asian="bold" style:font-size-complex="9pt" style:font-weight-complex="bold"/>
    </style:style>
    <style:style style:name="ce73" style:family="table-cell" style:parent-style-name="Default">
      <style:table-cell-properties fo:wrap-option="wrap" fo:border="0.002cm solid #000000"/>
      <style:text-properties fo:color="#ff0000" fo:font-size="9pt" fo:font-weight="bold" style:font-size-asian="9pt" style:font-weight-asian="bold" style:font-size-complex="9pt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style:font-name="Arial" style:font-name-asian="Arial" style:language-asian="ar" style:country-asian="SA" style:font-name-complex="Calibri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style:font-name="Arial" fo:font-size="9pt" style:font-name-asian="Arial" style:font-size-asian="9pt" style:font-size-complex="9pt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style:font-name="Arial" fo:font-size="9pt" fo:font-weight="bold" style:font-name-asian="Arial" style:font-size-asian="9pt" style:font-weight-asian="bold" style:font-size-complex="9pt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color="#000000" style:text-outline="false" style:text-line-through-style="none" style:font-name="Tahom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/>
    </style:style>
    <style:style style:name="ce81" style:family="table-cell" style:parent-style-name="Default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83" style:family="table-cell" style:parent-style-name="Default">
      <style:table-cell-properties fo:wrap-option="wrap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84" style:family="table-cell" style:parent-style-name="Default">
      <style:table-cell-properties fo:wrap-option="wrap" fo:border="0.002cm solid #000000"/>
      <style:text-properties fo:font-size="9pt" style:font-size-asian="9pt" style:font-size-complex="9pt"/>
    </style:style>
    <style:style style:name="ce85" style:family="table-cell" style:parent-style-name="Default">
      <style:table-cell-properties fo:wrap-option="wrap" fo:border="0.002cm solid #000000"/>
      <style:text-properties style:font-name="Arial1" fo:font-size="10pt" fo:font-weight="normal" style:font-name-asian="SimSun" style:font-size-asian="10pt" style:font-weight-asian="normal" style:font-name-complex="Arial1" style:font-size-complex="10pt" style:font-weight-complex="normal"/>
    </style:style>
    <style:style style:name="ce86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 fo:language="en" fo:country="US" fo:font-weight="normal" style:font-size-asian="9pt" style:language-asian="en" style:country-asian="US" style:font-weight-asian="normal" style:font-name-complex="Arial" style:font-size-complex="5.65000009536743pt" style:font-weight-complex="normal"/>
    </style:style>
    <style:style style:name="ce87" style:family="table-cell" style:parent-style-name="Default">
      <style:table-cell-properties fo:wrap-option="wrap" fo:border="0.002cm solid #000000"/>
      <style:text-properties style:font-name="Arial3" fo:font-size="10pt" style:font-name-asian="SimSun" style:font-size-asian="10pt" style:font-name-complex="Arial3" style:font-size-complex="10pt"/>
    </style:style>
    <style:style style:name="ce88" style:family="table-cell" style:parent-style-name="Default">
      <style:table-cell-properties fo:border="0.002cm solid #000000"/>
    </style:style>
    <style:style style:name="ce89" style:family="table-cell" style:parent-style-name="Default">
      <style:table-cell-properties fo:border="0.002cm solid #000000"/>
      <style:text-properties style:font-name="Arial3" style:font-name-asian="SimSun" style:font-name-complex="Arial3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margin-top="0.212cm" fo:margin-bottom="0.212cm"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5.699999809265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Tahoma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text-outline="false" style:text-line-through-style="none" style:text-position="0% 100%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position="0% 100%" style:font-name="Calibri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Tahoma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" style:font-size-asian="11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Calibri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" style:font-size-asian="11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Tahoma" fo:letter-spacing="normal" fo:language="pt" fo:country="BR" fo:font-style="italic" fo:text-shadow="none" style:text-underline-style="none" fo:font-weight="normal" style:text-underline-mode="continuous" style:text-overline-mode="continuous" style:text-line-through-mode="continuous" style:letter-kerning="false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font-name="Arial" fo:font-size="10pt" fo:language="pt" fo:country="BR" style:font-name-asian="Arial" style:font-size-asian="10pt" style:language-asian="ar" style:country-asian="SA" style:font-weight-asian="bold" style:font-weight-complex="bold"/>
    </style:style>
    <style:style style:name="T12" style:family="text">
      <style:text-properties fo:color="#000000" style:text-outline="false" style:text-line-through-style="none" style:font-name="Arial" fo:font-size="10pt" fo:letter-spacing="normal" fo:language="pt" fo:country="BR" fo:font-style="normal" fo:text-shadow="none" style:text-underline-style="none" style:letter-kerning="false" style:font-name-asian="Calibri" style:font-size-asian="10pt" style:language-asian="ar" style:country-asian="SA" style:font-style-asian="normal" style:font-weight-asian="bold" style:font-style-complex="normal" style:font-weight-complex="bold" style:text-emphasize="none"/>
    </style:style>
    <style:style style:name="T13" style:family="text">
      <style:text-properties fo:font-size="10pt" style:font-name-asian="Calibri" style:font-size-asian="10pt" style:language-asian="ar" style:country-asian="SA" style:font-weight-asian="bold" style:font-weight-complex="bold"/>
    </style:style>
    <style:style style:name="T14" style:family="text">
      <style:text-properties style:use-window-font-color="true" style:text-outline="false" style:text-line-through-style="none" style:font-name="Arial" fo:font-size="10pt" fo:letter-spacing="normal" fo:language="pt" fo:country="BR" fo:font-style="normal" fo:text-shadow="none" style:text-underline-style="none" style:letter-kerning="false" style:font-name-asian="Calibri" style:font-size-asian="10pt" style:language-asian="ar" style:country-asian="SA" style:font-style-asian="normal" style:font-weight-asian="bold" style:font-style-complex="normal" style:font-weight-complex="bold" style:text-emphasize="none"/>
    </style:style>
    <style:style style:name="T15" style:family="text">
      <style:text-properties fo:color="#000000" style:text-outline="false" style:text-line-through-style="none" style:font-name="Arial" fo:font-size="10pt" fo:letter-spacing="normal" fo:language="pt" fo:country="BR" fo:font-style="normal" fo:text-shadow="none" style:text-underline-style="none" style:letter-kerning="false" style:font-name-asian="Arial" style:font-size-asian="10pt" style:language-asian="ar" style:country-asian="SA" style:font-style-asian="normal" style:font-weight-asian="bold" style:font-style-complex="normal" style:font-weight-complex="bold" style:text-emphasize="none"/>
    </style:style>
    <style:style style:name="T16" style:family="text">
      <style:text-properties style:use-window-font-color="true" style:font-name="Arial" fo:font-size="10pt" fo:language="pt" fo:country="BR" style:font-name-asian="Times New Roman" style:font-size-asian="10pt" style:language-asian="ar" style:country-asian="SA" style:font-weight-asian="bold" style:font-size-complex="10pt" style:font-weight-complex="bold"/>
    </style:style>
    <style:style style:name="T17" style:family="text">
      <style:text-properties style:use-window-font-color="true" style:font-name="Arial" fo:font-size="10pt" fo:language="pt" fo:country="BR" fo:font-style="normal" style:font-name-asian="Calibri" style:font-size-asian="10pt" style:language-asian="ar" style:country-asian="SA" style:font-style-asian="normal" style:font-weight-asian="bold" style:font-style-complex="normal" style:font-weight-complex="bold"/>
    </style:style>
    <style:style style:name="T18" style:family="text">
      <style:text-properties fo:font-size="10pt" style:font-name-asian="Arial" style:font-size-asian="10pt" style:language-asian="ar" style:country-asian="SA"/>
    </style:style>
    <style:style style:name="T19" style:family="text">
      <style:text-properties style:use-window-font-color="true" style:font-name="Arial" fo:language="pt" fo:country="BR" style:font-name-asian="Arial" style:font-size-asian="10pt" style:language-asian="ar" style:country-asian="SA" style:font-weight-asian="bold" style:font-weight-complex="bold"/>
    </style:style>
    <style:style style:name="T20" style:family="text">
      <style:text-properties style:font-name="Arial" fo:font-size="9pt" style:font-size-asian="9pt" style:font-size-complex="9pt"/>
    </style:style>
    <style:style style:name="T21" style:family="text">
      <style:text-properties style:use-window-font-color="true" style:font-name="Arial" fo:font-size="10pt" fo:language="pt" fo:country="BR" fo:font-weight="normal" style:font-name-asian="Arial" style:font-size-asian="10pt" style:language-asian="ar" style:country-asian="SA" style:font-weight-asian="normal" style:font-weight-complex="normal"/>
    </style:style>
    <style:style style:name="T22" style:family="text">
      <style:text-properties fo:color="#ff0000" style:text-outline="false" style:text-line-through-style="none" style:text-position="0% 100%" style:font-name="Arial" fo:font-size="9pt" fo:letter-spacing="normal" fo:language="pt" fo:country="BR" fo:font-style="italic" fo:text-shadow="none" style:text-underline-style="none" fo:font-weight="bold" style:text-underline-mode="continuous" style:text-overline-mode="continuous" style:text-line-through-mode="continuous" style:letter-kerning="false" style:font-name-asian="Arial" style:font-size-asian="9pt" style:language-asian="en" style:country-asian="US" style:font-style-asian="italic" style:font-weight-asian="bold" style:font-size-complex="9pt" style:language-complex="ar" style:country-complex="SA" style:font-style-complex="italic" style:font-weight-complex="bold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font-name="Arial" fo:font-size="10pt" fo:language="pt" fo:country="BR" fo:font-weight="bold" style:font-name-asian="Arial" style:font-size-asian="10pt" style:language-asian="ar" style:country-asian="SA" style:font-weight-asian="bold" style:font-weight-complex="bold"/>
    </style:style>
    <style:style style:name="T24" style:family="text">
      <style:text-properties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text-outline="false" style:text-line-through-style="none" style:text-position="0% 100%" fo:font-size="10pt" fo:letter-spacing="normal" fo:language="pt" fo:country="BR" fo:font-style="italic" fo:text-shadow="none" style:text-underline-style="none" fo:font-weight="normal" style:text-underline-mode="continuous" style:text-overline-mode="continuous" style:text-line-through-mode="continuous" style:letter-kerning="false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style:text-outline="false" style:text-line-through-style="none" style:font-name="Tahoma" fo:font-size="10pt" fo:letter-spacing="normal" fo:language="pt" fo:country="BR" fo:font-style="normal" fo:text-shadow="none" style:text-underline-style="none" style:letter-kerning="false" style:font-name-asian="Tahoma" style:font-size-asian="10pt" style:language-asian="ar" style:country-asian="SA" style:font-style-asian="normal" style:font-weight-asian="bold" style:font-style-complex="normal" style:font-weight-complex="bold" style:text-emphasize="none"/>
    </style:style>
    <style:style style:name="T27" style:family="text">
      <style:text-properties style:text-outline="false" style:text-line-through-style="none" style:font-name="Arial" fo:font-size="10pt" fo:letter-spacing="normal" fo:language="pt" fo:country="BR" fo:font-style="normal" fo:text-shadow="none" style:text-underline-style="none" style:letter-kerning="false" style:font-name-asian="Arial" style:font-size-asian="10pt" style:language-asian="ar" style:country-asian="SA" style:font-style-asian="normal" style:font-weight-asian="bold" style:font-style-complex="normal" style:font-weight-complex="bold" style:text-emphasize="none"/>
    </style:style>
    <style:style style:name="T28" style:family="text">
      <style:text-properties fo:color="#000000" style:text-outline="false" style:text-line-through-style="none" style:text-position="0% 100%" style:font-name="Tahoma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font-name-asian="Arial" style:font-weight-asian="bold" style:font-weight-complex="bold"/>
    </style:style>
    <style:style style:name="T30" style:family="text">
      <style:text-properties fo:font-size="9pt" style:letter-kerning="true" style:font-name-asian="Arial" style:font-size-asian="9pt" style:language-asian="hi" style:country-asian="IN" style:font-size-complex="9pt"/>
    </style:style>
    <style:style style:name="T31" style:family="text">
      <style:text-properties fo:font-size="9pt" style:font-name-asian="Arial" style:font-size-asian="9pt" style:font-size-complex="9pt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size="9pt" style:font-name-asian="Arial" style:font-size-asian="9pt" style:font-weight-asian="bold" style:font-size-complex="9pt" style:font-weight-complex="bold"/>
    </style:style>
    <style:style style:name="T34" style:family="text">
      <style:text-properties fo:font-size="9pt" fo:font-weight="bold" style:font-name-asian="Arial" style:font-size-asian="9pt" style:font-weight-asian="bold" style:font-size-complex="9pt" style:font-weight-complex="bold"/>
    </style:style>
    <style:style style:name="T35" style:family="text">
      <style:text-properties fo:color="#000000" style:text-outline="false" style:text-line-through-style="none" style:text-position="0% 100%" fo:font-size="11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style:font-name-asian="SimSun" style:font-size-asian="10pt" style:font-weight-asian="bold" style:font-name-complex="Arial1" style:font-size-complex="10pt" style:font-weight-complex="bold"/>
    </style:style>
    <style:style style:name="T37" style:family="text">
      <style:text-properties style:font-name-asian="SimSun" style:font-size-asian="10pt" style:font-name-complex="Arial3" style:font-size-complex="10pt"/>
    </style:style>
    <style:style style:name="T38" style:family="text">
      <style:text-properties style:font-name-asian="SimSun" style:font-name-complex="Arial3"/>
    </style:style>
  </office:automatic-styles>
  <office:body>
    <office:spreadsheet>
      <table:content-validations>
        <table:content-validation table:name="val1" table:condition="of:cell-content-is-in-list(&quot;Set&quot;;&quot;Sec&quot;;&quot;Cor&quot;)" table:allow-empty-cell="true" table:display-list="unsorted" table:base-cell-address="EntrevistasPresenciais_Práticas.C3"/>
        <table:content-validation table:name="val2" table:condition="of:cell-content-is-in-list(&quot;1&quot;;&quot;2&quot;;&quot;3&quot;;&quot;4&quot;;&quot;&quot;)" table:allow-empty-cell="true" table:display-list="unsorted" table:base-cell-address="EntrevistasPresenciais_Práticas.G3"/>
      </table:content-validations>
      <table:table table:name="EntrevistasPresenciais_Práticas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983" table:default-cell-style-name="ce8"/>
        <table:table-row table:style-name="ro1">
          <table:table-cell table:style-name="ce1" office:value-type="string" table:number-columns-spanned="18" table:number-rows-spanned="1">
            <text:p>&lt;documento de caráter reservado, não sendo permitida a divulgação das informações aqui contidas&gt;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3"/>
          <table:covered-table-cell table:style-name="ce3"/>
          <table:covered-table-cell table:style-name="ce20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table:number-columns-repeated="7"/>
          <table:table-cell table:style-name="ce29"/>
          <table:table-cell table:style-name="ce3" table:number-columns-repeated="15"/>
          <table:table-cell table:style-name="ce36" table:number-columns-repeated="983"/>
        </table:table-row>
        <table:table-row table:style-name="ro2">
          <table:table-cell table:style-name="ce2" office:value-type="string" table:number-columns-spanned="18" table:number-rows-spanned="1">
            <text:p>Modelo de Governança de TI do SISP - Fase: Levantamento de Dados - Atividade: Consolidação dos dado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20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table:number-columns-repeated="7"/>
          <table:table-cell table:style-name="ce29"/>
          <table:table-cell table:style-name="ce3" table:number-columns-repeated="15"/>
          <table:table-cell table:style-name="ce36" table:number-columns-repeated="983"/>
        </table:table-row>
        <table:table-row table:style-name="ro2">
          <table:table-cell table:style-name="ce2" office:value-type="string" table:number-columns-spanned="18" table:number-rows-spanned="1">
            <text:p>ENTREVISTAS PRESENCIAIS – PRÁTICA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20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table:number-columns-repeated="7"/>
          <table:table-cell table:style-name="ce29"/>
          <table:table-cell table:style-name="ce3" table:number-columns-repeated="15"/>
          <table:table-cell table:style-name="ce36" table:number-columns-repeated="983"/>
        </table:table-row>
        <table:table-row table:style-name="ro3">
          <table:table-cell table:style-name="ce3" table:number-columns-repeated="10"/>
          <table:table-cell table:style-name="ce20"/>
          <table:table-cell table:style-name="ce3" table:number-columns-repeated="14"/>
          <table:table-cell table:style-name="ce29"/>
          <table:table-cell table:style-name="ce3" table:number-columns-repeated="15"/>
          <table:table-cell table:style-name="ce36" table:number-columns-repeated="983"/>
        </table:table-row>
        <table:table-row table:style-name="ro2">
          <table:table-cell table:style-name="ce4" office:value-type="string" table:number-columns-spanned="3" table:number-rows-spanned="1">
            <text:p>Identificação do Órgão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Identificação do Respondente</text:p>
          </table:table-cell>
          <table:covered-table-cell table:style-name="ce4"/>
          <table:covered-table-cell table:style-name="ce4"/>
          <table:table-cell table:style-name="ce4" office:value-type="string" table:number-columns-spanned="1" table:number-rows-spanned="2">
            <text:p>Registrado por</text:p>
          </table:table-cell>
          <table:table-cell table:style-name="ce4" office:value-type="string" table:number-columns-spanned="3" table:number-rows-spanned="1">
            <text:p>P01 – Riscos de TI</text:p>
          </table:table-cell>
          <table:covered-table-cell table:style-name="ce4"/>
          <table:covered-table-cell table:style-name="ce4"/>
          <table:table-cell table:style-name="ce21" office:value-type="string" table:number-columns-spanned="3" table:number-rows-spanned="1">
            <text:p>P02 - Alinhamento Estratégico 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P03 - Monitoramento do desempenho da TI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P04 - Conformidade do ambiente de TI 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P05 - Especificação dos direitos decisórios sobre a TI 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P06 - Comitê de TI </text:p>
          </table:table-cell>
          <table:covered-table-cell table:style-name="ce4"/>
          <table:covered-table-cell table:style-name="ce4"/>
          <table:table-cell table:style-name="ce30" office:value-type="string" table:number-columns-spanned="3" table:number-rows-spanned="1">
            <text:p>P07 – Portfólio de TI 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P08 – Avaliação do uso da TI 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P09 - Envolvimento da alta administração com iniciativas de TI 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P10 – Sistema de comunicação e transparência 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office:annotation draw:style-name="gr1" draw:text-style-name="P1" svg:width="2.899cm" svg:height="2.571cm" svg:x="136.472cm" svg:y="1.939cm" draw:caption-point-x="-0.823cm" draw:caption-point-y="0.015cm">
              <dc:creator>JB</dc:creator>
              <dc:date>2014-12-22T00:00:00</dc:date>
              <text:p text:style-name="P1"><text:span text:style-name="T1">Foram identificadas outras práticas diferentes das apresentadas no quadro anterior? </text:span></text:p>
            </office:annotation>
            <text:p>Novas Práticas</text:p>
          </table:table-cell>
          <table:covered-table-cell table:style-name="ce4"/>
          <table:covered-table-cell table:style-name="ce4"/>
          <table:table-cell table:style-name="ce4" office:value-type="string" table:number-columns-spanned="1" table:number-rows-spanned="2">
            <office:annotation draw:style-name="gr1" draw:text-style-name="P2" svg:width="2.899cm" svg:height="2.176cm" svg:x="143.641cm" svg:y="1.939cm" draw:caption-point-x="-0.831cm" draw:caption-point-y="0.015cm">
              <dc:creator>JB</dc:creator>
              <dc:date>2014-12-22T00:00:00</dc:date>
              <text:p text:style-name="P2"><text:span text:style-name="T1">Comentários gerais acerca das práticas apresentadas (opcional)</text:span></text:p>
            </office:annotation>
            <text:p>Comentários Gerais</text:p>
          </table:table-cell>
          <table:table-cell table:style-name="ce37" table:number-columns-repeated="983"/>
        </table:table-row>
        <table:table-row table:style-name="ro4">
          <table:table-cell table:style-name="ce5" office:value-type="string">
            <text:p>Sigla</text:p>
          </table:table-cell>
          <table:table-cell table:style-name="ce5" office:value-type="string">
            <text:p>Nome</text:p>
          </table:table-cell>
          <table:table-cell table:style-name="ce5" office:value-type="string">
            <text:p>Tipo</text:p>
          </table:table-cell>
          <table:table-cell table:style-name="ce5" office:value-type="string">
            <text:p>Nome</text:p>
          </table:table-cell>
          <table:table-cell table:style-name="ce5" office:value-type="string">
            <text:p>Cargo</text:p>
          </table:table-cell>
          <table:table-cell table:style-name="ce5" office:value-type="string">
            <text:p>Outros participantes</text:p>
          </table:table-cell>
          <table:covered-table-cell table:style-name="ce5"/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5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5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5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5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5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5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5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5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5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5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5" office:value-type="string">
            <text:p>Comentários</text:p>
          </table:table-cell>
          <table:covered-table-cell table:style-name="ce5"/>
          <table:table-cell table:style-name="ce38" table:number-columns-repeated="983"/>
        </table:table-row>
        <table:table-row table:style-name="ro5">
          <table:table-cell table:style-name="ce6" office:value-type="string">
            <text:p><text:s/>ANEEL</text:p>
          </table:table-cell>
          <table:table-cell table:style-name="ce10" office:value-type="string">
            <text:p>Agência Nacional de Energia Elétrica</text:p>
          </table:table-cell>
          <table:table-cell table:style-name="ce13" table:content-validation-name="val1"/>
          <table:table-cell table:style-name="ce13" office:value-type="string">
            <text:p>Wilson (Victor Hugo da Silva Rosa - férias)</text:p>
          </table:table-cell>
          <table:table-cell table:style-name="ce13" office:value-type="string">
            <text:p>Superintendente de Gestão de Tecnologia da Informação </text:p>
          </table:table-cell>
          <table:table-cell table:style-name="ce13"/>
          <table:table-cell table:style-name="ce13" office:value-type="string">
            <text:p>Ana Carolina Alves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A governança de riscos é ad hoc. 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13"/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2">
            <text:p>2</text:p>
          </table:table-cell>
          <table:table-cell table:style-name="ce13" office:value-type="string">
            <text:p>Não há acordo de nível de serviço formalizado. Há uma consultoria contratada para realizar esse trabalho.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13" office:value-type="string">
            <text:p>Comparativamente é menos relevante que outras práticas de governança de TI.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13" office:value-type="string">
            <text:p>As atribuições e responsabilidades estão bem definidas.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13" office:value-type="string">
            <text:p>CGI = Conselho Gestor de TI 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13" office:value-type="string">
            <text:p>A gestão de portfólio não está fundamentada em um framework (parte teórica). A priorização não é feita baseada em investimentos (orçamento). Essa é feita inicialmente por meio de uma metodologia e depois é levada para a alta administração.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2">
            <text:p>2</text:p>
          </table:table-cell>
          <table:table-cell table:style-name="ce13" office:value-type="string">
            <text:p>Não há um estudo de capacidade. Não se consegue mensurar o financeiro e os recursos humanos para poder viabilizar a execução dos projetos. Eles disseram que vão fazer um estudo para a adequação do quadro <text:s/>de servidores da Aneel.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13" office:value-type="string">
            <text:p>Esse ano houve grandes cortes orçamentários. A TI é que impulsiona o negócio. Sentem falta de uma área na alta administração pensando em TI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13" office:value-type="string">
            <text:p>Eles se preocupam muito com transparência, mas não há um canal formal de padronização e nem de periodicidade das divulgações.</text:p>
          </table:table-cell>
          <table:table-cell table:style-name="ce22" table:content-validation-name="val2" table:number-columns-repeated="2"/>
          <table:table-cell table:style-name="ce13"/>
          <table:table-cell table:style-name="ce33"/>
          <table:table-cell table:style-name="ce39" table:number-columns-repeated="983"/>
        </table:table-row>
        <table:table-row table:style-name="ro6">
          <table:table-cell table:style-name="ce7" office:value-type="string">
            <text:p><text:s/>DPF</text:p>
          </table:table-cell>
          <table:table-cell table:style-name="ce11" office:value-type="string">
            <text:p>Departamento de Polícia Federal</text:p>
          </table:table-cell>
          <table:table-cell table:style-name="ce14" table:content-validation-name="val1"/>
          <table:table-cell table:style-name="ce14" office:value-type="string">
            <text:p>Orlando Batista da Silva Neto</text:p>
          </table:table-cell>
          <table:table-cell table:style-name="ce14" office:value-type="string">
            <text:p>Chefe de Divisão</text:p>
          </table:table-cell>
          <table:table-cell table:style-name="ce14"/>
          <table:table-cell table:style-name="ce14" office:value-type="string">
            <text:p>Daniel Trindade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<text:span text:style-name="T2">Existe uma política de avaliação de </text:span><text:span text:style-name="T2">riscos, porém não possui pessoas para </text:span><text:span text:style-name="T2">implantá-la.</text:span></text:p>
            <text:p><text:span text:style-name="T2">Esta política está formalizada mas está </text:span><text:span text:style-name="T2">não implementada.</text:span>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<text:span text:style-name="T2">Possui PEI, PETI e PDTI, sendo que este </text:span><text:span text:style-name="T2">está alinhado à EGTIC. </text:span></text:p>
            <text:p><text:span text:style-name="T2">A prática é largamente aplicada e </text:span><text:span text:style-name="T2">formalizada na DPF.</text:span>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<text:span text:style-name="T2">Existem indicadores definidos nos </text:span><text:span text:style-name="T2">diversos planos, porém esta mensuração </text:span><text:span text:style-name="T2">ainda é feita de maneira incipiente.</text:span></text:p>
            <text:p><text:span text:style-name="T2">Este problema na medição é de </text:span><text:span text:style-name="T2">conhecimento da alta administração.</text:span>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<text:span text:style-name="T2">Existe um responsável (função) da DPF </text:span><text:span text:style-name="T2">pelo controle interno. Verifica-se </text:span><text:span text:style-name="T2">anualmente a conformidade junto a </text:span><text:span text:style-name="T2">acórdãos dos órgãos reguladores, leis e </text:span><text:span text:style-name="T2">boas práticas.</text:span></text:p>
            <text:p><text:span text:style-name="T2">É um processo novo e está em estágio </text:span><text:span text:style-name="T2">inicial, de forma que não foram gerados </text:span><text:span text:style-name="T2">relatórios até o momento.</text:span>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<text:span text:style-name="T2">Definidos pelo comitê gestor de TI</text:span></text:p>
            <text:p><text:span text:style-name="T2">O CGTI faz parte do comitê, sendo mais </text:span><text:span text:style-name="T2">mediador e executor das deliberações.</text:span>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<text:span text:style-name="T2">O comitê de TI possui caráter </text:span><text:span text:style-name="T2">deliberativo e é muito atuante na DPF.</text:span></text:p>
            <text:p><text:span text:style-name="T2">As reuniões ordinárias de comitê </text:span><text:span text:style-name="T2">ocorrem mensalmente.</text:span>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<text:span text:style-name="T2">Nos últimos anos não houve muito </text:span><text:span text:style-name="T2">investimento na DPF em TI.</text:span></text:p>
            <text:p><text:span text:style-name="T2">Basicamente o portfólio de TI está no </text:span><text:span text:style-name="T2">PDTI, e nele existe somente um rol de </text:span><text:span text:style-name="T2">ações. Ainda não existem critérios de </text:span><text:span text:style-name="T2">priorização formalizados. O Portfólio para </text:span><text:span text:style-name="T2">TI mesmo não existe. </text:span>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<text:span text:style-name="T2">É feito de forma intuitiva (</text:span><text:span text:style-name="T10">Ad Hoc) </text:span><text:span text:style-name="T2">e </text:span><text:span text:style-name="T2">reativa</text:span><text:span text:style-name="T10"> </text:span><text:span text:style-name="T2">entre os chefes da TI.</text:span></text:p>
            <text:p><text:span text:style-name="T2">O problema principal é a falta de pessoas </text:span><text:span text:style-name="T2">para avaliação da TI.</text:span></text:p>
            <text:p><text:span text:style-name="T2">A equipe possui 28 pessoas que cuida de </text:span><text:span text:style-name="T2">toda a TI da DPF Nacional.</text:span>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<text:span text:style-name="T2">O acesso à Alta Administração é </text:span><text:span text:style-name="T2">tranquilo e frequente. </text:span></text:p>
            <text:p><text:span text:style-name="T2">A Alta administração é muito envolvida </text:span><text:span text:style-name="T2">com TI, mas em termos de incentivo do </text:span><text:span text:style-name="T2">que de cobrança.</text:span>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<text:span text:style-name="T2">Existe um relatório anual que é </text:span><text:span text:style-name="T2">disponibilizado, mas não existem regras </text:span><text:span text:style-name="T2">ou diretrizes bem definidas.</text:span></text:p>
            <text:p><text:span text:style-name="T2">Não existe um canal específico, </text:span><text:span text:style-name="T2">tampouco frequência para esta </text:span><text:span text:style-name="T2">comunicação. </text:span></text:p>
          </table:table-cell>
          <table:table-cell table:style-name="ce23" table:content-validation-name="val2" table:number-columns-repeated="2"/>
          <table:table-cell table:style-name="ce14" table:number-columns-repeated="2"/>
          <table:table-cell table:style-name="ce40" table:number-columns-repeated="983"/>
        </table:table-row>
        <table:table-row table:style-name="ro7">
          <table:table-cell table:style-name="ce7" office:value-type="string">
            <text:p>CADE</text:p>
          </table:table-cell>
          <table:table-cell table:style-name="ce12" office:value-type="string">
            <text:p>Conselho Administrativo de Defesa Econômica</text:p>
          </table:table-cell>
          <table:table-cell table:style-name="ce14" table:content-validation-name="val1"/>
          <table:table-cell table:style-name="ce15" office:value-type="string">
            <text:p>Vinícius Eloy dos Reis</text:p>
          </table:table-cell>
          <table:table-cell table:style-name="ce14" office:value-type="string">
            <text:p>Coordenador- Geral de Tecnologia da Informação</text:p>
          </table:table-cell>
          <table:table-cell table:style-name="ce14"/>
          <table:table-cell table:style-name="ce14" office:value-type="string">
            <text:p>Daniel Trindade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<text:span text:style-name="T6">Existe um processo de </text:span><text:span text:style-name="T6">acompanhamento das ações do PDTI </text:span><text:span text:style-name="T6">pelo comitê de TI, através de </text:span><text:span text:style-name="T6">indicadores previamente definidos.</text:span></text:p>
            <text:p/>
            <text:p><text:span text:style-name="T6">Fez conforme o planejado, mas </text:span><text:span text:style-name="T6">ainda deve calibrar e melhorar o </text:span><text:span text:style-name="T6">processo.</text:span></text:p>
            <text:p/>
            <text:p><text:span text:style-name="T6">É um processo que está em </text:span><text:span text:style-name="T6">experimento, primeiro ano de </text:span><text:span text:style-name="T6">prática, mas que está gerando </text:span><text:span text:style-name="T6">resultados muito bons. Devido a este </text:span><text:span text:style-name="T6">feedback, está se pensando na </text:span><text:span text:style-name="T6">criação de um comitê de riscos e um </text:span><text:span text:style-name="T6">de governança corporativa.</text:span>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<text:span text:style-name="T6">Com relação às contratações de TI, </text:span><text:span text:style-name="T6">existe conformidade com a IN04.</text:span></text:p>
            <text:p/>
            <text:p><text:span text:style-name="T6">No que se refere à GSI, leis e </text:span><text:span text:style-name="T6">decretos, não avançou em quase </text:span><text:span text:style-name="T6">nada ainda, mas existe a </text:span><text:span text:style-name="T6">preocupação.</text:span>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<text:span text:style-name="T6">Comitê deliberativo, composto pelos </text:span><text:span text:style-name="T6">dirigentes das áreas de negócio, </text:span><text:span text:style-name="T6">incluindo o da área de auditoria.</text:span></text:p>
            <text:p/>
            <text:p><text:span text:style-name="T6">Existe um regimento do comitê bem </text:span><text:span text:style-name="T6">definido e todos conhecem o seu </text:span><text:span text:style-name="T6">papel.</text:span></text:p>
            <text:p/>
            <text:p><text:span text:style-name="T6">As reuniões de comitê ocorrem </text:span><text:span text:style-name="T6">quadrimestralmente.</text:span></text:p>
            <text:p/>
            <text:p><text:span text:style-name="T6">Esse modelo de Comitê de TI está </text:span><text:span text:style-name="T6">sendo usado para criação do Comitê </text:span><text:span text:style-name="T6">de Segurança e Comitê de </text:span><text:span text:style-name="T6">Governança Corportaiva.</text:span>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28" office:value-type="string">
            <text:p>Existe a gestão do portfólio através do GepNet, com algumas práticas. Porém, como a ferramenta não supre todas as necessidades, existe o complemento de práticas por meio de planilhas.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<text:span text:style-name="T6">A Alta Administração se envolve </text:span><text:span text:style-name="T6">através do comitê de TI.</text:span></text:p>
            <text:p/>
            <text:p><text:span text:style-name="T6">Presidente do comitê é o chefe de </text:span><text:span text:style-name="T6">gabinete da presidência.</text:span></text:p>
            <text:p/>
            <text:p><text:span text:style-name="T6">Os diretores são os representantes </text:span><text:span text:style-name="T6">das áreas de negócio no comitê, que </text:span><text:span text:style-name="T6">conta ainda com um da área de </text:span><text:span text:style-name="T6">auditoria interna.</text:span>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23" table:content-validation-name="val2" office:value-type="string">
            <text:p>_</text:p>
          </table:table-cell>
          <table:table-cell table:style-name="ce23" table:content-validation-name="val2" office:value-type="string">
            <text:p>_</text:p>
          </table:table-cell>
          <table:table-cell table:style-name="ce31" office:value-type="string">
            <text:p>Viés Orçamentário</text:p>
          </table:table-cell>
          <table:table-cell table:style-name="ce34" office:value-type="string">
            <text:p>O viés orçamentário é muito importante, pois a previsibilidade e governabilidade do orçamento é importante para a governança de TI no órgão.</text:p>
          </table:table-cell>
          <table:table-cell table:style-name="ce40" table:number-columns-repeated="983"/>
        </table:table-row>
        <table:table-row table:style-name="ro8">
          <table:table-cell table:style-name="ce6" office:value-type="string">
            <text:p>STN</text:p>
          </table:table-cell>
          <table:table-cell table:style-name="ce10" office:value-type="string">
            <text:p>Secretaria do Tesouro Nacional</text:p>
          </table:table-cell>
          <table:table-cell table:style-name="ce13" table:content-validation-name="val1"/>
          <table:table-cell table:style-name="ce13" office:value-type="string">
            <text:p>Ana Cristina Oliveira</text:p>
          </table:table-cell>
          <table:table-cell table:style-name="ce13" office:value-type="string">
            <text:p>Coordenadora-Geral de Sistemas e Tecnologia deInformação (COSIS)</text:p>
          </table:table-cell>
          <table:table-cell table:style-name="ce13" office:value-type="string">
            <text:p>Rodrigo Schuabb (STN) e Alisson <text:s/>Neres Lindos(STN)</text:p>
          </table:table-cell>
          <table:table-cell table:style-name="ce16" office:value-type="string">
            <text:p>Daniela Baldez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24" office:value-type="string">
            <text:p>Possui Comitê de TI desde 2004, entretanto, tem dificuldade para reunir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22" table:content-validation-name="val2" office:value-type="float" office:value="2">
            <text:p>2</text:p>
          </table:table-cell>
          <table:table-cell table:style-name="ce24" office:value-type="string">
            <text:p>Pouco monitoramento. Decisões são mais reativas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2">
            <text:p>2</text:p>
          </table:table-cell>
          <table:table-cell table:style-name="ce24" office:value-type="string">
            <text:p>Inicial. Acompanha mas de forma incipiente.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13"/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24" office:value-type="string">
            <text:p>Considera que o comitê deveria se reunir mais do que se reúne atualmente.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2">
            <text:p>2</text:p>
          </table:table-cell>
          <table:table-cell table:style-name="ce24" office:value-type="string">
            <text:p>O PDTI contempla os investimentos em TI, mas pondera que critérios poderiam estar mais claros para ajudar a priorização.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22" table:content-validation-name="val2" office:value-type="float" office:value="2">
            <text:p>2</text:p>
          </table:table-cell>
          <table:table-cell table:style-name="ce24" office:value-type="string">
            <text:p>Trabalha em cima do recurso que existe, e não da de avaliar para dimensionar o que é necessário de recursos.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2">
            <text:p>2</text:p>
          </table:table-cell>
          <table:table-cell table:style-name="ce24" office:value-type="string">
            <text:p>Existe comitê com participação da alta administração. A TI participa do planejamento estratégico. Pondera que a situação atual está longe do ideal.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22" table:content-validation-name="val2" office:value-type="float" office:value="2">
            <text:p>2</text:p>
          </table:table-cell>
          <table:table-cell table:style-name="ce24" office:value-type="string">
            <text:p>É relevante, mas não “faz parar” a governança de TI.</text:p>
          </table:table-cell>
          <table:table-cell table:style-name="ce22" table:content-validation-name="val2" table:number-columns-repeated="2"/>
          <table:table-cell table:style-name="ce13" table:number-columns-repeated="2"/>
          <table:table-cell table:style-name="ce39" table:number-columns-repeated="983"/>
        </table:table-row>
        <table:table-row table:style-name="ro9">
          <table:table-cell table:style-name="ce7" office:value-type="string">
            <text:p>SISP</text:p>
          </table:table-cell>
          <table:table-cell table:style-name="ce11" office:value-type="string">
            <text:p>SLTI-MPOG (visão SISP)</text:p>
          </table:table-cell>
          <table:table-cell table:style-name="ce14" table:content-validation-name="val1"/>
          <table:table-cell table:style-name="ce14" office:value-type="string">
            <text:p>Fernando Antônio Braga de Siqueira Junior</text:p>
          </table:table-cell>
          <table:table-cell table:style-name="ce14" office:value-type="string">
            <text:p>Secretário Adjunto de Logística e Tecnologia da Informação</text:p>
          </table:table-cell>
          <table:table-cell table:style-name="ce14"/>
          <table:table-cell table:style-name="ce14" office:value-type="string">
            <text:p>Daniela Baldez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2">
            <text:p>2</text:p>
          </table:table-cell>
          <table:table-cell table:style-name="ce14"/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2">
            <text:p>2</text:p>
          </table:table-cell>
          <table:table-cell table:style-name="ce14"/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3">
            <text:p>3</text:p>
          </table:table-cell>
          <table:table-cell table:style-name="ce14"/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2">
            <text:p>2</text:p>
          </table:table-cell>
          <table:table-cell table:style-name="ce14"/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3">
            <text:p>3</text:p>
          </table:table-cell>
          <table:table-cell table:style-name="ce14"/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2">
            <text:p>2</text:p>
          </table:table-cell>
          <table:table-cell table:style-name="ce14"/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2">
            <text:p>2</text:p>
          </table:table-cell>
          <table:table-cell table:style-name="ce14"/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2">
            <text:p>2</text:p>
          </table:table-cell>
          <table:table-cell table:style-name="ce14"/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2">
            <text:p>2</text:p>
          </table:table-cell>
          <table:table-cell table:style-name="ce14"/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3">
            <text:p>3</text:p>
          </table:table-cell>
          <table:table-cell table:style-name="ce14" office:value-type="string">
            <text:p>Sugere incluir como prática, os aspectos relacionados à : sinergia, compartilhamento de recursos e processos e parceria – entre órgãos do SISP. </text:p>
          </table:table-cell>
          <table:table-cell table:style-name="ce14"/>
          <table:table-cell table:style-name="ce40" table:number-columns-repeated="983"/>
        </table:table-row>
        <table:table-row table:style-name="ro10">
          <table:table-cell table:style-name="ce6" office:value-type="string">
            <text:p>SGPR</text:p>
          </table:table-cell>
          <table:table-cell table:style-name="ce10" office:value-type="string">
            <text:p>Secretaria Geral da Presidência da República</text:p>
          </table:table-cell>
          <table:table-cell table:style-name="ce13" table:content-validation-name="val1"/>
          <table:table-cell table:style-name="ce13" office:value-type="string">
            <text:p>Maurício Marques </text:p>
          </table:table-cell>
          <table:table-cell table:style-name="ce13" office:value-type="string">
            <text:p>Diretor de Tecnologia e Comunicação- DITEC</text:p>
          </table:table-cell>
          <table:table-cell table:style-name="ce13" office:value-type="string">
            <text:p>Maria Emília (Assessora DITEC)</text:p>
          </table:table-cell>
          <table:table-cell table:style-name="ce13" office:value-type="string">
            <text:p>Daniela Baldez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13" office:value-type="string">
            <text:p><text:span text:style-name="T5">O Comitê gestor - (CGTI) levantou a </text:span><text:span text:style-name="T5">necessidade de ser realizado um plano </text:span><text:span text:style-name="T5">estratégico para TI <text:s/>visando auxiliar no </text:span><text:span text:style-name="T5">alinhamento da TI com as 14 </text:span><text:span text:style-name="T5">secretarias. <text:s/>Houve apoio da <text:s/></text:span><text:span text:style-name="T5">consultoria da <text:s/>SLTI para elaboração </text:span><text:span text:style-name="T5">desse plano.</text:span></text:p>
            <text:p><text:span text:style-name="T5">Dessa forma, há 1 PETI para as 14 </text:span><text:span text:style-name="T5">secretarias, e 1 PDTI para cada </text:span><text:span text:style-name="T5">secretaria.</text:span>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25" office:value-type="string">
            <text:p><text:span text:style-name="T5">O acompanhamento dos planos e ações <text:s/></text:span><text:span text:style-name="T5">é realizado <text:s/>das seguintes formas :</text:span></text:p>
            <text:p><text:span text:style-name="T5">- <text:s/>semanalmente a DITEC se reúne </text:span><text:span text:style-name="T5">internamente para acompanhar ;</text:span></text:p>
            <text:p><text:span text:style-name="T5">- <text:s/>mensalmente <text:s/>DITEC presta contas </text:span><text:span text:style-name="T5">para o comitê gestor.</text:span></text:p>
            <text:p><text:span text:style-name="T5">- Há constantemente. ações de <text:s/></text:span><text:span text:style-name="T5">compartilhamento <text:s/>de informações </text:span><text:span text:style-name="T5">entre os colaboradores da TI </text:span></text:p>
            <text:p><text:span text:style-name="T5">Se fosse considerada apenas a SGPR </text:span><text:span text:style-name="T5">seria nível avançado.</text:span>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13" office:value-type="string">
            <text:p><text:span text:style-name="T5">- Exite uma área específica da TI </text:span><text:span text:style-name="T5">( coordenação de segurança da </text:span><text:span text:style-name="T5">informação em meios tecnológicos) </text:span><text:span text:style-name="T5">para tratar dos assuntos de </text:span><text:span text:style-name="T5">conformidade da TI <text:s/>relativos à </text:span><text:span text:style-name="T5">segurança . <text:s/></text:span></text:p>
            <text:p/>
            <text:p><text:span text:style-name="T5">- Na organização não é a TI que trata de </text:span><text:span text:style-name="T5">assuntos de segurança da informação </text:span><text:span text:style-name="T5">que não são específicos da TI..</text:span>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13" office:value-type="string">
            <text:p><text:span text:style-name="T5">O comitê de TI é consultivo. Quem </text:span><text:span text:style-name="T5">decide é a DITEC. Entretanto, os </text:span><text:span text:style-name="T5">assuntos são realmente <text:s/>levados para </text:span><text:span text:style-name="T5">consulta/exame deste comitê.</text:span></text:p>
            <text:p><text:span text:style-name="T5">( a atribuição dessa responsabilidade à </text:span><text:span text:style-name="T5">DITEC é por meio de um decreto. Por </text:span><text:span text:style-name="T5">isso a dificuldade de alterá-la)</text:span>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13" office:value-type="string">
            <text:p><text:span text:style-name="T7">O comitê está vinculado à Secretaria </text:span><text:span text:style-name="T7">Geral.</text:span><text:span text:style-name="T8"> S</text:span><text:span text:style-name="T9">e reúne mensalmente </text:span><text:span text:style-name="T7">, de </text:span><text:span text:style-name="T7">caráter consultivo. Esse Comitê Gestor </text:span><text:span text:style-name="T7">de TI – CGTI- foi considerado como alta </text:span><text:span text:style-name="T7">administração pelos respondentes, <text:s/>por </text:span><text:span text:style-name="T7">reunir todos os representantes de </text:span><text:span text:style-name="T7">secretarias as quais a TI atende.</text:span></text:p>
            <text:p/>
            <text:p><text:span text:style-name="T7">Também possui um Comitê Gestor de </text:span><text:span text:style-name="T7">Segurança.</text:span>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13" office:value-type="string">
            <text:p><text:span text:style-name="T5">A casa tem característica muito política ( </text:span><text:span text:style-name="T5">alta densidade de poder) .Motivo esse </text:span><text:span text:style-name="T5">que <text:s/>faz com que a priorização <text:s/>de <text:s/></text:span><text:span text:style-name="T5">investimentos seja algo difícil de ser </text:span><text:span text:style-name="T5">tratado com critérios predefinidos</text:span></text:p>
            <text:p/>
            <text:p><text:span text:style-name="T5"><text:s text:c="2"/></text:span><text:span text:style-name="T5">Não existe cultura de aferir o Retorno </text:span><text:span text:style-name="T5">do Investimento</text:span>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5" office:value-type="string">
            <text:p>Parceria com o Serpro para atender as demandas que a TI interna não possui capacidade de atender.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5" office:value-type="string">
            <text:p>Comitê <text:s/>é muito participativo.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5" office:value-type="string">
            <text:p>Existe um site do comitê gestor(CGTI) e uma intranet <text:s/>temática de serviços: <text:s/>catálogo de serviços que a DITEC provê para todos os servidores da intranet.</text:p>
          </table:table-cell>
          <table:table-cell table:style-name="ce22" table:content-validation-name="val2" table:number-columns-repeated="2"/>
          <table:table-cell table:style-name="ce13"/>
          <table:table-cell table:style-name="ce10" office:value-type="string">
            <text:p><text:span text:style-name="T12">- </text:span><text:span text:style-name="T13">Os respondentes se reuniram com <text:s/></text:span><text:span text:style-name="T13">05 coordenações gerais previamente </text:span><text:span text:style-name="T13">para antecipar as respostas.</text:span></text:p>
            <text:p><text:span text:style-name="T14">- DITEC = </text:span><text:span text:style-name="T12">TI e Comunicação</text:span></text:p>
            <text:p><text:span text:style-name="T15">- INFORMAÇÕES GERAIS QUE OS </text:span><text:span text:style-name="T15">RESPONDENTES ACHARAM </text:span><text:span text:style-name="T15">PERTINENTES FAZER ANTES DE </text:span><text:span text:style-name="T15">INICIAR A ENTREVISTA, EM </text:span><text:span text:style-name="T15">FUNÇÃO DA ATIPICIDADE DA </text:span><text:span text:style-name="T15">SGPR: </text:span><text:span text:style-name="T16"><text:s/></text:span><text:span text:style-name="T17">A DITEC está vinculada à </text:span><text:span text:style-name="T17">SA, que, por sua vez, vincula-se à </text:span><text:span text:style-name="T17">SE, e, por fim, à SG. A DITEC </text:span><text:span text:style-name="T17">atende a secretaria <text:s/>a qual </text:span><text:span text:style-name="T16">está </text:span><text:span text:style-name="T16">vinculada e também a outras 13 </text:span><text:span text:style-name="T16">secretarias. Essas secretarias </text:span><text:span text:style-name="T16">possuem status de ministério. <text:s/></text:span><text:span text:style-name="T17">A </text:span><text:span text:style-name="T17">presidência <text:s/>não tem quadro </text:span><text:span text:style-name="T16">próprio. </text:span><text:span text:style-name="T16">Não possuem plano de carreira. </text:span><text:span text:style-name="T16">Pessoas são de outros órgãos </text:span><text:span text:style-name="T16">normalmente. Essa rotatividade </text:span><text:span text:style-name="T16">reflete na cultura da organização . </text:span></text:p>
          </table:table-cell>
          <table:table-cell table:style-name="ce39" table:number-columns-repeated="983"/>
        </table:table-row>
        <table:table-row table:style-name="ro11">
          <table:table-cell table:style-name="ce6" office:value-type="string">
            <text:p>MTE</text:p>
          </table:table-cell>
          <table:table-cell table:style-name="ce10" office:value-type="string">
            <text:p>Ministério do Trabalho e Emprego</text:p>
          </table:table-cell>
          <table:table-cell table:style-name="ce13" table:content-validation-name="val1"/>
          <table:table-cell table:style-name="ce13" office:value-type="string">
            <text:p>Lúcio Flávio e Duque Dantas</text:p>
          </table:table-cell>
          <table:table-cell table:style-name="ce13" office:value-type="string">
            <text:p>Futuro Diretor de TI e Coordenador-Geral de Informática</text:p>
          </table:table-cell>
          <table:table-cell table:style-name="ce13"/>
          <table:table-cell table:style-name="ce13" office:value-type="string">
            <text:p>Ana Carolina Alves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O dirigente de TI afirmou que a alta adm, entende o quanto a TI é importante para o negócio. A TI tem assento privativo nas reuniões com a alta adm.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13" office:value-type="string">
            <text:p>Foi realizado um curso sobre governança de TI: cobit, itil e pmbok para as superintências (áreas finalísticas). Houve grande êxito. A alta adm. está bem sensibilizada. Há, no MTE, PEI e PDTI. Atualmente, o MTE aprovou a nova estrutura organizacional de TI. Nessa, a TI deixará de ser uma coordenação para ser uma diretoria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13" office:value-type="string">
            <text:p>O comitê é bem representativo. A periodicidade é bimestral. No último comitê, houve a prestação de contas da TI para a Alta Adm.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2">
            <text:p>2</text:p>
          </table:table-cell>
          <table:table-cell table:style-name="ce13"/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13"/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13" office:value-type="string">
            <text:p>O comitê é estratégico e deliberativo.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13" office:value-type="string">
            <text:p>Não há escritório de projetos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2">
            <text:p>2</text:p>
          </table:table-cell>
          <table:table-cell table:style-name="ce13"/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2">
            <text:p>2</text:p>
          </table:table-cell>
          <table:table-cell table:style-name="ce13" office:value-type="string">
            <text:p>O SE se envolve muito, mas as demais áreas se envolvem muito pouco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2">
            <text:p>2</text:p>
          </table:table-cell>
          <table:table-cell table:style-name="ce13" office:value-type="string">
            <text:p>Utilizam o portal e o e-mail <text:s/>para se comunicar e dar transparência aos usuários finais. Eles não mensuram a efetividade dessa comunicação. Em relação a transparência, a existência dessa prática no MTE é intermediária.</text:p>
          </table:table-cell>
          <table:table-cell table:style-name="ce22" table:content-validation-name="val2" table:number-columns-repeated="2"/>
          <table:table-cell table:style-name="ce13" table:number-columns-repeated="2"/>
          <table:table-cell table:style-name="ce39" table:number-columns-repeated="983"/>
        </table:table-row>
        <table:table-row table:style-name="ro12">
          <table:table-cell table:style-name="ce6" office:value-type="string">
            <text:p>MT</text:p>
          </table:table-cell>
          <table:table-cell table:style-name="ce10" office:value-type="string">
            <text:p>Ministério dos Transportes</text:p>
          </table:table-cell>
          <table:table-cell table:style-name="ce13" table:content-validation-name="val1"/>
          <table:table-cell table:style-name="ce13" office:value-type="string">
            <text:p>Milena Rocha Leite</text:p>
          </table:table-cell>
          <table:table-cell table:style-name="ce13" office:value-type="string">
            <text:p>Coordenadora-Geral de Tecnologia da Informação</text:p>
          </table:table-cell>
          <table:table-cell table:style-name="ce13" office:value-type="string">
            <text:p>Uender Amaral</text:p>
          </table:table-cell>
          <table:table-cell table:style-name="ce13" office:value-type="string">
            <text:p>Ana Carolina Alves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A alta administração é um pouco reativa. A TI não tem “poder” para tomar decisões estratégicas.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13" office:value-type="string">
            <text:p>Há PEI, PETIC e PDTI.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26" office:value-type="string">
            <text:p>Há CETI. As reuniões são trimestrais e extraordinárias pelo menos uma vez por mês. Há o patrocínio da alta adm. Há prestação de contas.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13"/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13"/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13" office:value-type="string">
            <text:p>Um comitê com as vinculadas e outro com as áreas finalísticas.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13"/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2">
            <text:p>2</text:p>
          </table:table-cell>
          <table:table-cell table:style-name="ce13"/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13" office:value-type="string">
            <text:p>O SE atual apoia fortemente a TI.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13" office:value-type="string">
            <text:p>Um dos meios de transparência e comunicação é o comitê e workshops.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10" office:value-type="string">
            <text:p>Uso de Ferramenta (<text:span text:style-name="T11">Utilização de </text:span><text:span text:style-name="T11">ferramentas apoia muito em </text:span><text:span text:style-name="T11">praticamente todas as práticas. </text:span><text:span text:style-name="T11">Utilizam o GepWeb para </text:span><text:span text:style-name="T11">acompanhamento dos contratos e </text:span><text:span text:style-name="T11">para o PDTI.)</text:span></text:p>
            <text:p><text:span text:style-name="T11">(Ainda não há a integração da </text:span><text:span text:style-name="T11">ferramenta de abertura de </text:span><text:span text:style-name="T11">demandas com o Gepweb, isso é o </text:span><text:span text:style-name="T11">motivo da existência ser 3)</text:span></text:p>
          </table:table-cell>
          <table:table-cell table:style-name="ce10" office:value-type="string">
            <text:p><text:span text:style-name="T18">O órgão sugeriu uma outra nova </text:span><text:span text:style-name="T18">prática também:</text:span></text:p>
            <text:p><text:span text:style-name="T18">Capacitação do quadro de pessoal </text:span><text:span text:style-name="T18">da área de TI: 4 – 4.</text:span></text:p>
            <text:p><text:span text:style-name="T18">(No órgão há muito investimento e </text:span><text:span text:style-name="T18">apoio para os servidores realizarem </text:span><text:span text:style-name="T18">capacitações. Há inclusive uma </text:span><text:span text:style-name="T18">portaria que dispõe sobre </text:span><text:span text:style-name="T18">competências)</text:span></text:p>
          </table:table-cell>
          <table:table-cell table:style-name="ce39" table:number-columns-repeated="983"/>
        </table:table-row>
        <table:table-row table:style-name="ro13">
          <table:table-cell table:style-name="ce7" office:value-type="string">
            <text:p>MP</text:p>
          </table:table-cell>
          <table:table-cell table:style-name="ce11" office:value-type="string">
            <text:p>Ministério Planejamento, Orçamento e Gestão</text:p>
          </table:table-cell>
          <table:table-cell table:style-name="ce14" table:content-validation-name="val1"/>
          <table:table-cell table:style-name="ce14" office:value-type="string">
            <text:p>Eduardo Cesar Soares Gomes</text:p>
          </table:table-cell>
          <table:table-cell table:style-name="ce14" office:value-type="string">
            <text:p>Diretor de Tecnologia da Informação</text:p>
          </table:table-cell>
          <table:table-cell table:style-name="ce14"/>
          <table:table-cell table:style-name="ce14" office:value-type="string">
            <text:p>Daniela Baldez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3">
            <text:p>3</text:p>
          </table:table-cell>
          <table:table-cell table:style-name="ce14"/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2">
            <text:p>2</text:p>
          </table:table-cell>
          <table:table-cell table:style-name="ce14"/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2">
            <text:p>2</text:p>
          </table:table-cell>
          <table:table-cell table:style-name="ce14"/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3">
            <text:p>3</text:p>
          </table:table-cell>
          <table:table-cell table:style-name="ce14"/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14"/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2">
            <text:p>2</text:p>
          </table:table-cell>
          <table:table-cell table:style-name="ce14"/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2">
            <text:p>2</text:p>
          </table:table-cell>
          <table:table-cell table:style-name="ce14"/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2">
            <text:p>2</text:p>
          </table:table-cell>
          <table:table-cell table:style-name="ce14"/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2">
            <text:p>2</text:p>
          </table:table-cell>
          <table:table-cell table:style-name="ce14"/>
          <table:table-cell table:style-name="ce23" table:content-validation-name="val2" table:number-columns-repeated="2"/>
          <table:table-cell table:style-name="ce14"/>
          <table:table-cell table:style-name="ce35" office:value-type="string">
            <text:p>- Explicitar na descrição da prática <text:s/>“avaliação de uso da TI” <text:s/>a gestão de contratos;</text:p>
          </table:table-cell>
          <table:table-cell table:style-name="ce40" table:number-columns-repeated="983"/>
        </table:table-row>
        <table:table-row table:style-name="ro5">
          <table:table-cell table:style-name="ce6" office:value-type="string">
            <text:p>MI</text:p>
          </table:table-cell>
          <table:table-cell table:style-name="ce10" office:value-type="string">
            <text:p>Ministério da Integração Nacional</text:p>
          </table:table-cell>
          <table:table-cell table:style-name="ce13" table:content-validation-name="val1"/>
          <table:table-cell table:style-name="ce13" office:value-type="string">
            <text:p>Flávio Ferreira dos Santos</text:p>
          </table:table-cell>
          <table:table-cell table:style-name="ce13" office:value-type="string">
            <text:p><text:s/>Coordenador-Geral de Tecnologia da Informação</text:p>
          </table:table-cell>
          <table:table-cell table:style-name="ce13"/>
          <table:table-cell table:style-name="ce13" office:value-type="string">
            <text:p>Daniela Baldez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O MI já possui algumas <text:s/>políticas relacionadas à riscos: de SIC, POSIC, etc. Faltam ainda alguns instrumentos relacionados à riscos a serem implementados.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13" office:value-type="string">
            <text:p>TI e Negócio estão bem alinhados no MI. O Secretário se envolve nas decisões de TI, no Comitê. Existe sinergia. As áreas de negócio são interessados pelos assuntos da TI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13"/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13" office:value-type="string">
            <text:p>O MI possui uma função de controle interno (assessoria), <text:s/>ligada ao gabinete do Ministro, mas <text:s/>que não faz auditoria <text:s/>na área de TI por falta de pessoas com especialidade para isso. Ainda assim, essa área <text:s/>busca apoiar a Ti em alguns aspectos.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13"/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13" office:value-type="string">
            <text:p>MI possui comitê deliberativo, presidido pelo secretário executivo e <text:s/>com participação de membro de cada área finalística. A CGTI faz papel de secretariado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13" office:value-type="string">
            <text:p>É enviada periodicamente uma matriz GUT para as áreas de negócio fazerem a revisão de prioridades. <text:s/>Em casos de conflitos de prioridades, o Secretário decide.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22" table:content-validation-name="val2" office:value-type="float" office:value="2">
            <text:p>2</text:p>
          </table:table-cell>
          <table:table-cell table:style-name="ce13" office:value-type="string">
            <text:p>O MI faz a avaliação de uso da TI de forma preventiva mas não possui processo definido e padronizado. Acontece mais em nível de preocupação da gestão.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13" office:value-type="string">
            <text:p>A TI tem reunião mensal com o Ministro. Gestão é um dos eixos que o Ministro realiza constantes reuniões e a CGTI participa dessa reunião do eixo de gestão. O Ministro acompanha de perto as ações de TI que atendem às ações de negócio.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13" office:value-type="string">
            <text:p>Há reuniões constantes onde a <text:s/>TI do MI pode <text:s/>prestar contas e comunicar resultados.</text:p>
            <text:p>Transparência é um dos pilares para a governança Para não ser mais importante que a própria governança, considerou escala 3.</text:p>
          </table:table-cell>
          <table:table-cell table:style-name="ce22" table:content-validation-name="val2" table:number-columns-repeated="2"/>
          <table:table-cell table:style-name="ce13" table:number-columns-repeated="2"/>
          <table:table-cell table:style-name="ce40" table:number-columns-repeated="67"/>
          <table:table-cell table:style-name="ce39" table:number-columns-repeated="916"/>
        </table:table-row>
        <table:table-row table:style-name="ro14">
          <table:table-cell table:style-name="ce7" office:value-type="string">
            <text:p>MEC</text:p>
          </table:table-cell>
          <table:table-cell table:style-name="ce11" office:value-type="string">
            <text:p>Ministério da Educação</text:p>
          </table:table-cell>
          <table:table-cell table:style-name="ce14" table:content-validation-name="val1"/>
          <table:table-cell table:style-name="ce14" office:value-type="string">
            <text:p>Merched Cheheb de Oliveira (não participou)</text:p>
          </table:table-cell>
          <table:table-cell table:style-name="ce14" office:value-type="string">
            <text:p>Diretor de Tecnologia da Informação</text:p>
          </table:table-cell>
          <table:table-cell table:style-name="ce14" office:value-type="string">
            <text:p>Abílio (Assessor DTI), Denise (Coordenadora Governança de TI)</text:p>
          </table:table-cell>
          <table:table-cell table:style-name="ce14" office:value-type="string">
            <text:p>Daniela Baldez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17" office:value-type="string">
            <text:p>O PDTI do ano prevê a criação de uma coordenação de segurança de TI no MEC</text:p>
            <text:p><text:span text:style-name="T3">Faz governança de riscos avançada </text:span><text:span text:style-name="T3">sobre os processos críticos </text:span><text:span text:style-name="T3">(sistemas estruturantes do MEC), </text:span><text:span text:style-name="T3">mas para outros processos ainda é </text:span><text:span text:style-name="T3">necessário evoluir.</text:span></text:p>
            <text:p/>
            <text:p><text:span text:style-name="T3">Estão estruturando área de </text:span><text:span text:style-name="T3">segurança de TI.</text:span>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14" office:value-type="string">
            <text:p><text:span text:style-name="T2">Característica do comitê :</text:span></text:p>
            <text:p/>
            <text:p><text:span text:style-name="T2">- <text:s/>as áreas de negocio não participam do </text:span><text:span text:style-name="T2">comitê, somente alta administração.</text:span></text:p>
            <text:p><text:span text:style-name="T2">- <text:s/>Participam representantes das </text:span><text:span text:style-name="T2">subsecretarias do MEC e dirigentes de TI </text:span><text:span text:style-name="T2">das Autarquias.</text:span></text:p>
            <text:p/>
            <text:p><text:span text:style-name="T2">-O Secretário executivo é que preside.</text:span></text:p>
            <text:p/>
            <text:p><text:span text:style-name="T2"><text:s/></text:span><text:span text:style-name="T2">Julgam que o comitê não tem o formato </text:span><text:span text:style-name="T2">adequado por falta de participação das </text:span><text:span text:style-name="T2">áreas de negócio.</text:span>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14" office:value-type="string">
            <text:p>Prestam contas para área de negócio via sistema de monitoramento de projetos. Ou seja, possuem ferramenta automatizada para realizar o monitoramento.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14" office:value-type="string">
            <text:p>Informado que 30% do tempo <text:s/>de trabalho é para atender acórdãos (alocação muito alta nessa atividade).</text:p>
          </table:table-cell>
          <table:table-cell table:style-name="ce23" table:content-validation-name="val2" office:value-type="float" office:value="3">
            <text:p>3</text:p>
          </table:table-cell>
          <table:table-cell table:style-name="ce23" table:content-validation-name="val2" office:value-type="float" office:value="3">
            <text:p>3</text:p>
          </table:table-cell>
          <table:table-cell table:style-name="ce14" office:value-type="string">
            <text:p><text:span text:style-name="T2">No MEC, as decisões são tomadas pelo </text:span><text:span text:style-name="T2">secretário a quem compete o assunto de </text:span><text:span text:style-name="T2">negócio que a TI está atendendo, tendo </text:span><text:span text:style-name="T2">formalmente <text:s/>ou não atribuídas as </text:span><text:span text:style-name="T2">responsabilidades.</text:span></text:p>
            <text:p/>
            <text:p><text:span text:style-name="T2">- Em caso de priorização ou </text:span><text:span text:style-name="T2">divergências, o Secretário Executivo é </text:span><text:span text:style-name="T2">que decide.</text:span>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3">
            <text:p>3</text:p>
          </table:table-cell>
          <table:table-cell table:style-name="ce14" office:value-type="string">
            <text:p><text:span text:style-name="T2">Característica do comitê :</text:span></text:p>
            <text:p/>
            <text:p><text:span text:style-name="T2">- <text:s/>as áreas de negócio não participam do </text:span><text:span text:style-name="T2">comitê, somente a alta administração.</text:span></text:p>
            <text:p><text:span text:style-name="T2">- <text:s/>Participam representantes das </text:span><text:span text:style-name="T2">subsecretarias do MEC e dirigentes de TI </text:span><text:span text:style-name="T2">das Autarquias.</text:span></text:p>
            <text:p/>
            <text:p><text:span text:style-name="T2">Existem os desvios apresentados acima </text:span><text:span text:style-name="T2">mas está em pauta as alterações dessa </text:span><text:span text:style-name="T2">estrutura.</text:span>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3">
            <text:p>3</text:p>
          </table:table-cell>
          <table:table-cell table:style-name="ce14" office:value-type="string">
            <text:p>Publicaram o processo de gestão de portfólio. Mas consideram que estão um passo atrás do que seria ideal (ainda é reativo)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3">
            <text:p>3</text:p>
          </table:table-cell>
          <table:table-cell table:style-name="ce14" office:value-type="string">
            <text:p>A cultura é “ surgiu a demanda, tem que atender” e acaba fazendo com o que tem, nem sempre com previsão.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3">
            <text:p>3</text:p>
          </table:table-cell>
          <table:table-cell table:style-name="ce14" office:value-type="string">
            <text:p>A presença do secretario executivo no comitê de Ti reforça o envolvimento.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14" office:value-type="string">
            <text:p>Não vê problemas em comunicação e transparência no MEC. Prestam contas e comunicam as ações de TI..</text:p>
          </table:table-cell>
          <table:table-cell table:style-name="ce23" table:content-validation-name="val2" office:value-type="string">
            <text:p>4 – Continuidade e 4 – Segurança</text:p>
          </table:table-cell>
          <table:table-cell table:style-name="ce23" table:content-validation-name="val2" office:value-type="string">
            <text:p>2 – Continuidade e 3 Segurança</text:p>
          </table:table-cell>
          <table:table-cell table:style-name="ce28" office:value-type="string">
            <text:p>Sugestão de novas práticas : Gestão de Continuidade (4 e 2)e Segurança da Informação (4 e 3)</text:p>
            <text:p><text:span text:style-name="T6">Sugestão: </text:span></text:p>
          </table:table-cell>
          <table:table-cell table:style-name="ce28"/>
          <table:table-cell table:style-name="ce40" table:number-columns-repeated="983"/>
        </table:table-row>
        <table:table-row table:style-name="ro15">
          <table:table-cell table:style-name="ce6" office:value-type="string">
            <text:p>MDS</text:p>
          </table:table-cell>
          <table:table-cell table:style-name="ce10" office:value-type="string">
            <text:p>Ministério do Desenvolvimento Social e Combate à fome</text:p>
          </table:table-cell>
          <table:table-cell table:style-name="ce13" table:content-validation-name="val1"/>
          <table:table-cell table:style-name="ce13" office:value-type="string">
            <text:p>Marco Tulio de Vasconcelos</text:p>
          </table:table-cell>
          <table:table-cell table:style-name="ce13" office:value-type="string">
            <text:p>Diretor de Tecnologia da Informação</text:p>
          </table:table-cell>
          <table:table-cell table:style-name="ce13"/>
          <table:table-cell table:style-name="ce13" office:value-type="string">
            <text:p><text:s/>Fábio Barros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2">
            <text:p>2</text:p>
          </table:table-cell>
          <table:table-cell table:style-name="ce13" office:value-type="string">
            <text:p>Não há PEI.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2">
            <text:p>2</text:p>
          </table:table-cell>
          <table:table-cell table:style-name="ce13"/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2">
            <text:p>2</text:p>
          </table:table-cell>
          <table:table-cell table:style-name="ce13"/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2">
            <text:p>2</text:p>
          </table:table-cell>
          <table:table-cell table:style-name="ce13" office:value-type="string">
            <text:p>Há no regimento interno, porém não é claramente compreendida.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13"/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2">
            <text:p>2</text:p>
          </table:table-cell>
          <table:table-cell table:style-name="ce13"/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2">
            <text:p>2</text:p>
          </table:table-cell>
          <table:table-cell table:style-name="ce13"/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2">
            <text:p>2</text:p>
          </table:table-cell>
          <table:table-cell table:style-name="ce13"/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2">
            <text:p>2</text:p>
          </table:table-cell>
          <table:table-cell table:style-name="ce13"/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2">
            <text:p>2</text:p>
          </table:table-cell>
          <table:table-cell table:style-name="ce13" office:value-type="string">
            <text:p>“Senti a falta da segurança [de TIC] como prática de governança”</text:p>
          </table:table-cell>
          <table:table-cell table:style-name="ce13"/>
          <table:table-cell table:style-name="ce40" table:number-columns-repeated="67"/>
          <table:table-cell table:style-name="ce39" table:number-columns-repeated="916"/>
        </table:table-row>
        <table:table-row table:style-name="ro16">
          <table:table-cell table:style-name="ce6" office:value-type="string">
            <text:p>MCID</text:p>
          </table:table-cell>
          <table:table-cell table:style-name="ce10" office:value-type="string">
            <text:p>Ministério das Cidades</text:p>
          </table:table-cell>
          <table:table-cell table:style-name="ce13" table:content-validation-name="val1"/>
          <table:table-cell table:style-name="ce13" office:value-type="string">
            <text:p>Sidney Liszt Costa Rodrigues</text:p>
          </table:table-cell>
          <table:table-cell table:style-name="ce13" office:value-type="string">
            <text:p>Coordenador-Geral de Modernização e Informática</text:p>
          </table:table-cell>
          <table:table-cell table:style-name="ce13" office:value-type="string">
            <text:p>Jaqueline Alvarenga, Arthur, Uilton</text:p>
          </table:table-cell>
          <table:table-cell table:style-name="ce13" office:value-type="string">
            <text:p>Daniela Baldez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Tratamento de Riscos somente em contratações e Infraestrutura. A TI não conseguiu sensibilizar <text:s/>a alta administração nesse assunto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13" office:value-type="string">
            <text:p>Em momento anterior, a Ti enfrentou problemas em se alinhar pois o negócio não passava para TI as necessidades. Atualmente o escritório de projetos organizacional tem favorecido esse alinhamento entre as partes da organização.</text:p>
          </table:table-cell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2">
            <text:p>2</text:p>
          </table:table-cell>
          <table:table-cell table:style-name="ce13"/>
          <table:table-cell table:style-name="ce22" table:content-validation-name="val2" office:value-type="float" office:value="3">
            <text:p>3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13" office:value-type="string">
            <text:p>“Não precisa estar 100% aderente a tudo”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22" table:content-validation-name="val2" office:value-type="float" office:value="2">
            <text:p>2</text:p>
          </table:table-cell>
          <table:table-cell table:style-name="ce13"/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13" office:value-type="string">
            <text:p><text:span text:style-name="T6">Tem a participação da alta mas por </text:span><text:span text:style-name="T6">meio de seus representantes. <text:s/>Falta </text:span><text:span text:style-name="T6">consciência dessas partes que <text:s/>eles </text:span><text:span text:style-name="T6">devem decidir assuntos de Ti neste </text:span><text:span text:style-name="T6">fórum e não a TI decidir e eles </text:span><text:span text:style-name="T6">somente aprovar. As áreas de </text:span><text:span text:style-name="T6">negócio também participam.</text:span></text:p>
            <text:p/>
            <text:p><text:span text:style-name="T6">Reuniões normalmente mensais. O </text:span><text:span text:style-name="T6">que falta é as pessoas certas serem </text:span><text:span text:style-name="T6">indicadas para o comitê.</text:span>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22" table:content-validation-name="val2" office:value-type="float" office:value="1">
            <text:p>1</text:p>
          </table:table-cell>
          <table:table-cell table:style-name="ce13" office:value-type="string">
            <text:p>Mcidades não possui <text:s/>orçamento para TI. Dependem do orçamento das áreas de negócio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22" table:content-validation-name="val2" office:value-type="float" office:value="1">
            <text:p>1</text:p>
          </table:table-cell>
          <table:table-cell table:style-name="ce13"/>
          <table:table-cell table:style-name="ce22" table:content-validation-name="val2" office:value-type="float" office:value="4">
            <text:p>4</text:p>
          </table:table-cell>
          <table:table-cell table:style-name="ce22" table:content-validation-name="val2" office:value-type="float" office:value="2">
            <text:p>2</text:p>
          </table:table-cell>
          <table:table-cell table:style-name="ce13" office:value-type="string">
            <text:p><text:span text:style-name="T6">Após o planejamento estratégico do </text:span><text:span text:style-name="T6">órgão ter sido realizado, o </text:span><text:span text:style-name="T6">envolvimento aumentou. Entretanto, </text:span><text:span text:style-name="T6">a alta administração não se envolve </text:span><text:span text:style-name="T6">em liderar a governança de TI, mas </text:span><text:span text:style-name="T6">esperam da Ti informação de </text:span><text:span text:style-name="T6">resultados sobre a Governança.</text:span></text:p>
            <text:p/>
            <text:p><text:span text:style-name="T6">Foi necessário alguém externoà </text:span><text:span text:style-name="T6">organização (consultoria) para </text:span><text:span text:style-name="T6">demonstrar a importância do tema.</text:span></text:p>
          </table:table-cell>
          <table:table-cell table:style-name="ce22" table:content-validation-name="val2" office:value-type="float" office:value="3">
            <text:p>3</text:p>
          </table:table-cell>
          <table:table-cell table:style-name="ce22" table:content-validation-name="val2" office:value-type="float" office:value="1">
            <text:p>1</text:p>
          </table:table-cell>
          <table:table-cell table:style-name="ce13" office:value-type="string">
            <text:p>Somente presta contas de forma reativa e esporadicamente.</text:p>
          </table:table-cell>
          <table:table-cell table:style-name="ce22" table:content-validation-name="val2" table:number-columns-repeated="2"/>
          <table:table-cell table:style-name="ce13" office:value-type="string">
            <text:p>Sugestão: Inserir no escopo do projeto a melhoria contínua para os condicionantes</text:p>
          </table:table-cell>
          <table:table-cell table:style-name="ce13"/>
          <table:table-cell table:style-name="ce40" table:number-columns-repeated="67"/>
          <table:table-cell table:style-name="ce39" table:number-columns-repeated="916"/>
        </table:table-row>
        <table:table-row table:style-name="ro12">
          <table:table-cell table:style-name="ce7" office:value-type="string">
            <text:p>MC</text:p>
          </table:table-cell>
          <table:table-cell table:style-name="ce11" office:value-type="string">
            <text:p>Ministério das Comunicações</text:p>
          </table:table-cell>
          <table:table-cell table:style-name="ce14" table:content-validation-name="val1"/>
          <table:table-cell table:style-name="ce14" office:value-type="string">
            <text:p>Luis Felipe Salin Monteiro</text:p>
          </table:table-cell>
          <table:table-cell table:style-name="ce14" office:value-type="string">
            <text:p>Coordenador-Geral de Tecnologia da Informação</text:p>
          </table:table-cell>
          <table:table-cell table:style-name="ce14" office:value-type="string">
            <text:p>também participaram outros integrantes da CGTI</text:p>
          </table:table-cell>
          <table:table-cell table:style-name="ce14" office:value-type="string">
            <text:p>Daniel Trindade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<text:span text:style-name="T4">Existe uma norma geral, abrangente e </text:span><text:span text:style-name="T4">mais genérica.</text:span></text:p>
            <text:p><text:span text:style-name="T4">Existe também reuniões mensais com a </text:span><text:span text:style-name="T4">SPOA no que tange o gerenciamento de </text:span><text:span text:style-name="T4">riscos, mas nada muito padronizado.</text:span>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<text:span text:style-name="T2">O entrevistado fala que existe um PEI de </text:span><text:span text:style-name="T2">gaveta (2 anos atrás)</text:span></text:p>
            <text:p><text:span text:style-name="T2">Apesar disto, todas as ações de TI estão </text:span><text:span text:style-name="T2">alinhadas ao plano estratégico. Existe </text:span><text:span text:style-name="T2">também o monitoramento destas ações </text:span></text:p>
            <text:p><text:span text:style-name="T2">Os critérios de priorização de </text:span><text:span text:style-name="T2">portfólio/projetos remetem-se ao </text:span><text:span text:style-name="T2">alinhamento com ao planos estratégicos </text:span><text:span text:style-name="T2">da organização. </text:span></text:p>
            <text:p/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<text:span text:style-name="T2">As metas são monitoradas </text:span><text:span text:style-name="T2">bimestralmente pelo comitê de TI. Mas </text:span><text:span text:style-name="T2">ainda precisa avançar.</text:span></text:p>
            <text:p><text:span text:style-name="T2">O entrevistado observa que o nível deste </text:span><text:span text:style-name="T2">monitoramento deve ser mais macro </text:span><text:span text:style-name="T2">(metas).</text:span></text:p>
          </table:table-cell>
          <table:table-cell table:style-name="ce27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28" office:value-type="string">
            <text:p>Conformidade é muito relevante, mas não é o mais relevante.</text:p>
            <text:p>Existe um assessor de controle interno, porém não existe um processo institucionalizado de análise conformidade, ou seja, apenas a função.</text:p>
            <text:p>Existe auditoria em alguns poucos processos críticos do órgão, mas também é realizada sob demanda.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28" office:value-type="string">
            <text:p>Não está formalizado, mas a prática existe e se encontra em um estado avançado.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<text:span text:style-name="T2">Existe portfólio de TI, bem como a </text:span><text:span text:style-name="T2">priorização e avaliação dos projetos nele </text:span><text:span text:style-name="T2">contidos.</text:span></text:p>
            <text:p/>
          </table:table-cell>
          <table:table-cell table:style-name="ce14" office:value-type="float" office:value="4">
            <text:p>4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<text:span text:style-name="T2">Consegue limitar a demanda, colocando </text:span><text:span text:style-name="T2">linha de corte.</text:span></text:p>
            <text:p><text:span text:style-name="T2">Exite também o monitoramento de </text:span><text:span text:style-name="T2">quantos e como os servidores são </text:span><text:span text:style-name="T2">alocados para as atividades.</text:span>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<text:span text:style-name="T2">Possui o comitê de TI, de caráter </text:span><text:span text:style-name="T2">deliberativo, normalmente formado pelos </text:span><text:span text:style-name="T2">diretores do órgão. (O secretario </text:span><text:span text:style-name="T2">executivo também se envolve)</text:span></text:p>
            <text:p/>
            <text:p><text:span text:style-name="T2">Entretanto, não é muito </text:span><text:span text:style-name="T2">institucionalizado.</text:span>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28" office:value-type="string">
            <text:p>Frequentemente são realizadas/divulgadas pesquisas com as definições do comitê de TI, bem com a <text:s/>revisão do PDTI.</text:p>
          </table:table-cell>
          <table:table-cell table:style-name="ce23" table:content-validation-name="val2" table:number-columns-repeated="2"/>
          <table:table-cell table:style-name="ce32" office:value-type="string">
            <text:p>Gestão orçamentária descentralizada (em nível de governança)</text:p>
          </table:table-cell>
          <table:table-cell table:style-name="ce32" office:value-type="string">
            <text:p><text:span text:style-name="T19">O entrevistado se referiu à execução </text:span><text:span text:style-name="T19">da TI fora da TI em seu órgão, ou </text:span><text:span text:style-name="T19">seja, no Ministério das </text:span><text:span text:style-name="T19">Comunicações, existem áreas </text:span><text:span text:style-name="T19">finalísticas, que são se TI, com </text:span><text:span text:style-name="T19">orçamento maior do que a própria </text:span><text:span text:style-name="T19">área de TI. </text:span></text:p>
            <text:p/>
          </table:table-cell>
          <table:table-cell table:style-name="ce40" table:number-columns-repeated="983"/>
        </table:table-row>
        <table:table-row table:style-name="ro17">
          <table:table-cell table:style-name="ce7" office:value-type="string">
            <text:p>IFB</text:p>
          </table:table-cell>
          <table:table-cell table:style-name="ce11" office:value-type="string">
            <text:p>Instituto Federal de Brasília</text:p>
          </table:table-cell>
          <table:table-cell table:style-name="ce14" table:content-validation-name="val1"/>
          <table:table-cell table:style-name="ce14" office:value-type="string">
            <text:p>Anderson da Silva Costa</text:p>
          </table:table-cell>
          <table:table-cell table:style-name="ce14" office:value-type="string">
            <text:p>Diretor do Núcleo de Tecnologia da Informação e Comunicação</text:p>
          </table:table-cell>
          <table:table-cell table:style-name="ce14" office:value-type="string">
            <text:p>Também participaram, a convite do Diretor NTIC, os senhores Éverson e Daniel - ATIs IFB</text:p>
          </table:table-cell>
          <table:table-cell table:style-name="ce14" office:value-type="string">
            <text:p>Daniela Baldez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14" office:value-type="string">
            <text:p><text:span text:style-name="T2">O IFB Possui PDI e PDTIC e todas as </text:span><text:span text:style-name="T2">ações do PDTIC são alinhas com o PDI </text:span><text:span text:style-name="T2">do instituto. <text:s/>A alta gestão possui </text:span><text:span text:style-name="T2">sinergia com a TI.</text:span></text:p>
            <text:p/>
            <text:p><text:span text:style-name="T2">A TI está ligada diretamente à reitoria </text:span><text:span text:style-name="T2">(alta administração). As expectativas Ti e </text:span><text:span text:style-name="T2">negócio são muito bem alinhados.</text:span></text:p>
            <text:p/>
            <text:p><text:span text:style-name="T2">Existia uma coordenação de TI em cada </text:span><text:span text:style-name="T2">campus. Houve uma reestruturação e </text:span><text:span text:style-name="T2">atualmente existe somente o núcleo de </text:span><text:span text:style-name="T2">TI. A unificação trouxe sinergia e </text:span><text:span text:style-name="T2">algumas facilidades para gestão.</text:span>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1">
            <text:p>1</text:p>
          </table:table-cell>
          <table:table-cell table:style-name="ce14" office:value-type="string">
            <text:p>Existem <text:s/>práticas de monitoramento de algumas ações de TI, entretanto são poucas e são ações em nível de gestão.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2">
            <text:p>2</text:p>
          </table:table-cell>
          <table:table-cell table:style-name="ce14" office:value-type="string">
            <text:p>Existe conformidade em aquisições (fortemente) e outros processos, entretanto, em outras áreas, como segurança, ainda não.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2">
            <text:p>2</text:p>
          </table:table-cell>
          <table:table-cell table:style-name="ce14" office:value-type="string">
            <text:p>Existem direitos especificados, como o do comitê, mas nem sempre funciona conforme especificado. Decisões ficam no âmbito da alta gestão e do diretor de TI. Nem sempre são são levadas ao comitê para decidir, conforme especificado.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2">
            <text:p>2</text:p>
          </table:table-cell>
          <table:table-cell table:style-name="ce14" office:value-type="string">
            <text:p>Os integrantes do comitê de TI são as mesmas pessoas do Colégio de Dirigentes do órgão. <text:s/>Uma pauta de TI é colocada na reunião do colégio. o NTIC tem assento no colégio de dirigentes. 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2">
            <text:p>2</text:p>
          </table:table-cell>
          <table:table-cell table:style-name="ce14" office:value-type="string">
            <text:p>Acredita que a TI considera essa prática muito relevante, entretanto, a alta administração talvez somente considerasse relevante, por TI não ser o mais importante para o instituto.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2">
            <text:p>2</text:p>
          </table:table-cell>
          <table:table-cell table:style-name="ce14" office:value-type="string">
            <text:p>O aumento na quantidade de campi recentemente, <text:s/>fomentou uma melhor avaliação de uso da TI para suportar a expansão. Principalmente por parte do NTIC. 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14" office:value-type="string">
            <text:p>O Reitor está alinhado com a TI. O acesso da TI é muito bom à alta administração. As demandas de TI passadas à reitoria normalmente são aceitas.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2">
            <text:p>2</text:p>
          </table:table-cell>
          <table:table-cell table:style-name="ce14" office:value-type="string">
            <text:p>Existe dificuldade da TI em divulgar suas ações com as áreas de negócio. <text:s/>O IF tem canal de comunicação organizacional mas a TI não costuma divulgar suas ações para a comunidade organizacional.</text:p>
          </table:table-cell>
          <table:table-cell table:style-name="ce23" table:content-validation-name="val2" table:number-columns-repeated="2"/>
          <table:table-cell table:style-name="ce14"/>
          <table:table-cell table:style-name="ce28"/>
          <table:table-cell table:style-name="ce40" table:number-columns-repeated="983"/>
        </table:table-row>
        <table:table-row table:style-name="ro18">
          <table:table-cell table:style-name="ce7" office:value-type="string">
            <text:p>DPRF</text:p>
          </table:table-cell>
          <table:table-cell table:style-name="ce11" office:value-type="string">
            <text:p><text:s/>Departamento de Policia Rodoviária Federal </text:p>
          </table:table-cell>
          <table:table-cell table:style-name="ce14" table:content-validation-name="val1"/>
          <table:table-cell table:style-name="ce14" office:value-type="string">
            <text:p>Eduardo Muniz</text:p>
          </table:table-cell>
          <table:table-cell table:style-name="ce14" office:value-type="string">
            <text:p>Coordenador-Geral de Planejamento e Modernização - Substituto</text:p>
          </table:table-cell>
          <table:table-cell table:style-name="ce14" office:value-type="string">
            <text:p>Hary e Marcio Antunes</text:p>
          </table:table-cell>
          <table:table-cell table:style-name="ce14" office:value-type="string">
            <text:p>Daniela Baldez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Os riscos mais tratados são os de segurança. O DPRF possui politica de segurança da informação e uma área para segurança orgânica e TI é contemplada. 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3">
            <text:p>3</text:p>
          </table:table-cell>
          <table:table-cell table:style-name="ce14" office:value-type="string">
            <text:p><text:span text:style-name="T6">O alinhamento com a alta </text:span><text:span text:style-name="T6">administração é forte. A TI <text:s/>é uma </text:span><text:span text:style-name="T6">das 7 áreas que participam de </text:span><text:span text:style-name="T6">reuniões semanais com a Diretoria. </text:span><text:span text:style-name="T6">As áreas de negócio estão se </text:span><text:span text:style-name="T6">alinhando um pouco mais, </text:span><text:span text:style-name="T6">entretanto, ainda há dificuldades </text:span><text:span text:style-name="T6">com essa parte. </text:span></text:p>
            <text:p/>
            <text:p><text:span text:style-name="T6">Possuem “gestores negociais” de </text:span><text:span text:style-name="T6">soluções de TI.</text:span>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3">
            <text:p>3</text:p>
          </table:table-cell>
          <table:table-cell table:style-name="ce14" office:value-type="string">
            <text:p>Possui plano diretor com forte monitoramento dos projetos. Os acordos de nível de serviço estão iniciando. Oferecem TI como serviço, de forma institucionalizada e formalizada. Mas o monitoramento fica em âmbito dos projetos.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2">
            <text:p>2</text:p>
          </table:table-cell>
          <table:table-cell table:style-name="ce14" office:value-type="string">
            <text:p>Falta processo interno de TI para monitorar a área de TI. Cumpre a legislação mas as <text:s/>práticas não são avaliadas continuamente quanto à conformidade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3">
            <text:p>3</text:p>
          </table:table-cell>
          <table:table-cell table:style-name="ce14"/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3">
            <text:p>3</text:p>
          </table:table-cell>
          <table:table-cell table:style-name="ce14" office:value-type="string">
            <text:p>Entrende que o Comitê pode fazer uso da estrutura de um Conselho ou outro fórum adequado que já exista no órgão. Ou seja, não é necessário criar novo fórum.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14" office:value-type="string">
            <text:p>O Controle orçamentário, portfólio de projetos e contratações no DPRF são fortes e focado. Possui portfólio de projetos e serviços. Contratações são focadas no PDTI. <text:s/>Existem critérios de seleção de projetos.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2">
            <text:p>2</text:p>
          </table:table-cell>
          <table:table-cell table:style-name="ce14"/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14" office:value-type="string">
            <text:p>Existe envolvimento alto da alta administração com a TI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14" office:value-type="string">
            <text:p>DPRF possui a cultura de foco em transparência, pelo menos interna. Todos os planos <text:s/>e projetos, parte orçamentária, etc...são amplamente divulgados internamente...O que foi feito, o que se pretende fazer e o que está sendo feito, tudo isso de forma proativa...Inclusive a TI fomenta a divulgação.</text:p>
          </table:table-cell>
          <table:table-cell table:style-name="ce23" table:content-validation-name="val2" office:value-type="float" office:value="4">
            <text:p>4</text:p>
          </table:table-cell>
          <table:table-cell table:style-name="ce23" table:content-validation-name="val2" office:value-type="float" office:value="2">
            <text:p>2</text:p>
          </table:table-cell>
          <table:table-cell table:style-name="ce14" office:value-type="string">
            <text:p>Nova prática : Gerenciamento de mudanças dos serviços de TI : Faz muita diferença o acompanhamento das mudanças. O negócio solicita mudanças e em algumas vezes sem necessidade de mudança.</text:p>
          </table:table-cell>
          <table:table-cell table:style-name="ce14"/>
          <table:table-cell table:style-name="ce40" table:number-columns-repeated="983"/>
        </table:table-row>
        <table:table-row table:style-name="ro4">
          <table:table-cell table:number-columns-repeated="9"/>
          <table:table-cell table:style-name="ce19"/>
          <table:table-cell table:number-columns-repeated="23"/>
          <table:table-cell table:style-name="ce19"/>
          <table:table-cell table:number-columns-repeated="2"/>
          <table:table-cell table:style-name="ce19"/>
          <table:table-cell table:number-columns-repeated="4"/>
          <table:table-cell table:style-name="ce41" table:number-columns-repeated="67"/>
          <table:table-cell table:number-columns-repeated="916"/>
        </table:table-row>
        <table:table-row table:style-name="ro4" table:number-rows-repeated="4">
          <table:table-cell table:number-columns-repeated="33"/>
          <table:table-cell table:style-name="ce19"/>
          <table:table-cell table:number-columns-repeated="2"/>
          <table:table-cell table:style-name="ce19"/>
          <table:table-cell table:number-columns-repeated="987"/>
        </table:table-row>
        <table:table-row table:style-name="ro4" table:number-rows-repeated="65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trevistasPresenciais_Condicionantes" table:style-name="ta1">
        <office:forms form:automatic-focus="false" form:apply-design-mode="false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ce55"/>
        <table:table-column table:style-name="co8" table:default-cell-style-name="Default"/>
        <table:table-column table:style-name="co9" table:default-cell-style-name="Default"/>
        <table:table-column table:style-name="co15" table:default-cell-style-name="ce55"/>
        <table:table-column table:style-name="co8" table:default-cell-style-name="Default"/>
        <table:table-column table:style-name="co9" table:default-cell-style-name="Default"/>
        <table:table-column table:style-name="co15" table:default-cell-style-name="ce55"/>
        <table:table-column table:style-name="co8" table:default-cell-style-name="Default"/>
        <table:table-column table:style-name="co9" table:default-cell-style-name="Default"/>
        <table:table-column table:style-name="co16" table:default-cell-style-name="ce55"/>
        <table:table-column table:style-name="co8" table:default-cell-style-name="Default"/>
        <table:table-column table:style-name="co9" table:default-cell-style-name="Default"/>
        <table:table-column table:style-name="co10" table:default-cell-style-name="ce55"/>
        <table:table-column table:style-name="co8" table:default-cell-style-name="Default"/>
        <table:table-column table:style-name="co9" table:default-cell-style-name="Default"/>
        <table:table-column table:style-name="co10" table:default-cell-style-name="ce55"/>
        <table:table-column table:style-name="co8" table:default-cell-style-name="Default"/>
        <table:table-column table:style-name="co9" table:default-cell-style-name="Default"/>
        <table:table-column table:style-name="co17" table:default-cell-style-name="ce55"/>
        <table:table-column table:style-name="co8" table:number-columns-repeated="2" table:default-cell-style-name="Default"/>
        <table:table-column table:style-name="co18" table:default-cell-style-name="ce55"/>
        <table:table-column table:style-name="co19" table:default-cell-style-name="ce55"/>
        <table:table-column table:style-name="co8" table:default-cell-style-name="Default"/>
        <table:table-column table:style-name="co9" table:default-cell-style-name="Default"/>
        <table:table-column table:style-name="co20" table:default-cell-style-name="ce55"/>
        <table:table-column table:style-name="co8" table:default-cell-style-name="Default"/>
        <table:table-column table:style-name="co9" table:default-cell-style-name="Default"/>
        <table:table-column table:style-name="co16" table:default-cell-style-name="ce55"/>
        <table:table-column table:style-name="co8" table:default-cell-style-name="Default"/>
        <table:table-column table:style-name="co9" table:default-cell-style-name="Default"/>
        <table:table-column table:style-name="co21" table:default-cell-style-name="ce55"/>
        <table:table-column table:style-name="co8" table:default-cell-style-name="Default"/>
        <table:table-column table:style-name="co9" table:default-cell-style-name="Default"/>
        <table:table-column table:style-name="co22" table:default-cell-style-name="ce55"/>
        <table:table-column table:style-name="co8" table:default-cell-style-name="Default"/>
        <table:table-column table:style-name="co9" table:default-cell-style-name="Default"/>
        <table:table-column table:style-name="co23" table:default-cell-style-name="ce55"/>
        <table:table-column table:style-name="co8" table:default-cell-style-name="Default"/>
        <table:table-column table:style-name="co9" table:default-cell-style-name="Default"/>
        <table:table-column table:style-name="co24" table:default-cell-style-name="ce55"/>
        <table:table-column table:style-name="co8" table:default-cell-style-name="Default"/>
        <table:table-column table:style-name="co9" table:default-cell-style-name="Default"/>
        <table:table-column table:style-name="co25" table:default-cell-style-name="ce55"/>
        <table:table-column table:style-name="co8" table:default-cell-style-name="Default"/>
        <table:table-column table:style-name="co9" table:default-cell-style-name="Default"/>
        <table:table-column table:style-name="co26" table:default-cell-style-name="ce55"/>
        <table:table-column table:style-name="co8" table:default-cell-style-name="Default"/>
        <table:table-column table:style-name="co9" table:default-cell-style-name="Default"/>
        <table:table-column table:style-name="co16" table:default-cell-style-name="ce55"/>
        <table:table-column table:style-name="co8" table:default-cell-style-name="Default"/>
        <table:table-column table:style-name="co9" table:default-cell-style-name="Default"/>
        <table:table-column table:style-name="co17" table:default-cell-style-name="ce55"/>
        <table:table-column table:style-name="co8" table:number-columns-repeated="2" table:default-cell-style-name="Default"/>
        <table:table-column table:style-name="co27" table:default-cell-style-name="ce55"/>
        <table:table-column table:style-name="co28" table:default-cell-style-name="ce55"/>
        <table:table-column table:style-name="co8" table:default-cell-style-name="Default"/>
        <table:table-column table:style-name="co9" table:default-cell-style-name="Default"/>
        <table:table-column table:style-name="co15" table:default-cell-style-name="ce55"/>
        <table:table-column table:style-name="co8" table:default-cell-style-name="Default"/>
        <table:table-column table:style-name="co9" table:default-cell-style-name="Default"/>
        <table:table-column table:style-name="co16" table:default-cell-style-name="ce55"/>
        <table:table-column table:style-name="co8" table:default-cell-style-name="Default"/>
        <table:table-column table:style-name="co9" table:default-cell-style-name="Default"/>
        <table:table-column table:style-name="co10" table:default-cell-style-name="ce55"/>
        <table:table-column table:style-name="co8" table:default-cell-style-name="Default"/>
        <table:table-column table:style-name="co9" table:default-cell-style-name="Default"/>
        <table:table-column table:style-name="co29" table:default-cell-style-name="ce55"/>
        <table:table-column table:style-name="co8" table:default-cell-style-name="Default"/>
        <table:table-column table:style-name="co9" table:default-cell-style-name="Default"/>
        <table:table-column table:style-name="co30" table:default-cell-style-name="ce55"/>
        <table:table-column table:style-name="co8" table:default-cell-style-name="Default"/>
        <table:table-column table:style-name="co9" table:default-cell-style-name="Default"/>
        <table:table-column table:style-name="co31" table:default-cell-style-name="ce55"/>
        <table:table-column table:style-name="co8" table:number-columns-repeated="2" table:default-cell-style-name="Default"/>
        <table:table-column table:style-name="co32" table:default-cell-style-name="ce55"/>
        <table:table-column table:style-name="co33" table:default-cell-style-name="ce55"/>
        <table:table-column table:style-name="co8" table:default-cell-style-name="Default"/>
        <table:table-column table:style-name="co9" table:default-cell-style-name="Default"/>
        <table:table-column table:style-name="co34" table:default-cell-style-name="ce55"/>
        <table:table-column table:style-name="co8" table:default-cell-style-name="Default"/>
        <table:table-column table:style-name="co9" table:default-cell-style-name="Default"/>
        <table:table-column table:style-name="co31" table:default-cell-style-name="ce55"/>
        <table:table-column table:style-name="co8" table:default-cell-style-name="Default"/>
        <table:table-column table:style-name="co9" table:default-cell-style-name="Default"/>
        <table:table-column table:style-name="co35" table:default-cell-style-name="ce55"/>
        <table:table-column table:style-name="co8" table:default-cell-style-name="Default"/>
        <table:table-column table:style-name="co9" table:default-cell-style-name="Default"/>
        <table:table-column table:style-name="co18" table:default-cell-style-name="ce55"/>
        <table:table-column table:style-name="co8" table:default-cell-style-name="Default"/>
        <table:table-column table:style-name="co9" table:default-cell-style-name="Default"/>
        <table:table-column table:style-name="co36" table:default-cell-style-name="ce55"/>
        <table:table-column table:style-name="co8" table:number-columns-repeated="2" table:default-cell-style-name="Default"/>
        <table:table-column table:style-name="co37" table:default-cell-style-name="ce55"/>
        <table:table-column table:style-name="co38" table:default-cell-style-name="ce55"/>
        <table:table-column table:style-name="co8" table:default-cell-style-name="Default"/>
        <table:table-column table:style-name="co9" table:default-cell-style-name="Default"/>
        <table:table-column table:style-name="co33" table:default-cell-style-name="ce55"/>
        <table:table-column table:style-name="co8" table:default-cell-style-name="Default"/>
        <table:table-column table:style-name="co9" table:default-cell-style-name="Default"/>
        <table:table-column table:style-name="co39" table:default-cell-style-name="ce55"/>
        <table:table-column table:style-name="co8" table:default-cell-style-name="Default"/>
        <table:table-column table:style-name="co9" table:default-cell-style-name="Default"/>
        <table:table-column table:style-name="co29" table:default-cell-style-name="ce55"/>
        <table:table-column table:style-name="co8" table:default-cell-style-name="Default"/>
        <table:table-column table:style-name="co9" table:default-cell-style-name="Default"/>
        <table:table-column table:style-name="co40" table:default-cell-style-name="ce55"/>
        <table:table-column table:style-name="co8" table:default-cell-style-name="Default"/>
        <table:table-column table:style-name="co9" table:default-cell-style-name="Default"/>
        <table:table-column table:style-name="co41" table:default-cell-style-name="ce55"/>
        <table:table-column table:style-name="co8" table:default-cell-style-name="Default"/>
        <table:table-column table:style-name="co9" table:default-cell-style-name="Default"/>
        <table:table-column table:style-name="co31" table:default-cell-style-name="ce55"/>
        <table:table-column table:style-name="co8" table:default-cell-style-name="Default"/>
        <table:table-column table:style-name="co9" table:default-cell-style-name="Default"/>
        <table:table-column table:style-name="co11" table:default-cell-style-name="ce55"/>
        <table:table-column table:style-name="co8" table:default-cell-style-name="Default"/>
        <table:table-column table:style-name="co9" table:default-cell-style-name="Default"/>
        <table:table-column table:style-name="co42" table:default-cell-style-name="ce55"/>
        <table:table-column table:style-name="co8" table:number-columns-repeated="2" table:default-cell-style-name="Default"/>
        <table:table-column table:style-name="co43" table:default-cell-style-name="ce55"/>
        <table:table-column table:style-name="co44" table:default-cell-style-name="ce55"/>
        <table:table-column table:style-name="co8" table:default-cell-style-name="Default"/>
        <table:table-column table:style-name="co9" table:default-cell-style-name="Default"/>
        <table:table-column table:style-name="co37" table:default-cell-style-name="ce55"/>
        <table:table-column table:style-name="co8" table:default-cell-style-name="Default"/>
        <table:table-column table:style-name="co9" table:default-cell-style-name="Default"/>
        <table:table-column table:style-name="co34" table:default-cell-style-name="ce55"/>
        <table:table-column table:style-name="co8" table:default-cell-style-name="Default"/>
        <table:table-column table:style-name="co9" table:default-cell-style-name="Default"/>
        <table:table-column table:style-name="co30" table:default-cell-style-name="ce55"/>
        <table:table-column table:style-name="co8" table:default-cell-style-name="Default"/>
        <table:table-column table:style-name="co9" table:default-cell-style-name="Default"/>
        <table:table-column table:style-name="co10" table:default-cell-style-name="ce55"/>
        <table:table-column table:style-name="co8" table:default-cell-style-name="Default"/>
        <table:table-column table:style-name="co9" table:default-cell-style-name="Default"/>
        <table:table-column table:style-name="co45" table:default-cell-style-name="ce55"/>
        <table:table-column table:style-name="co8" table:default-cell-style-name="Default"/>
        <table:table-column table:style-name="co9" table:default-cell-style-name="Default"/>
        <table:table-column table:style-name="co46" table:default-cell-style-name="ce55"/>
        <table:table-column table:style-name="co8" table:default-cell-style-name="Default"/>
        <table:table-column table:style-name="co9" table:default-cell-style-name="Default"/>
        <table:table-column table:style-name="co47" table:default-cell-style-name="ce55"/>
        <table:table-column table:style-name="co8" table:default-cell-style-name="Default"/>
        <table:table-column table:style-name="co9" table:default-cell-style-name="Default"/>
        <table:table-column table:style-name="co48" table:default-cell-style-name="ce55"/>
        <table:table-column table:style-name="co8" table:number-columns-repeated="2" table:default-cell-style-name="Default"/>
        <table:table-column table:style-name="co29" table:default-cell-style-name="ce55"/>
        <table:table-column table:style-name="co12" table:default-cell-style-name="ce55"/>
        <table:table-column table:style-name="co8" table:default-cell-style-name="Default"/>
        <table:table-column table:style-name="co9" table:default-cell-style-name="Default"/>
        <table:table-column table:style-name="co41" table:default-cell-style-name="ce55"/>
        <table:table-column table:style-name="co8" table:default-cell-style-name="Default"/>
        <table:table-column table:style-name="co9" table:default-cell-style-name="Default"/>
        <table:table-column table:style-name="co49" table:default-cell-style-name="ce55"/>
        <table:table-column table:style-name="co8" table:default-cell-style-name="Default"/>
        <table:table-column table:style-name="co9" table:default-cell-style-name="Default"/>
        <table:table-column table:style-name="co50" table:default-cell-style-name="ce55"/>
        <table:table-column table:style-name="co8" table:default-cell-style-name="Default"/>
        <table:table-column table:style-name="co9" table:default-cell-style-name="Default"/>
        <table:table-column table:style-name="co51" table:default-cell-style-name="ce55"/>
        <table:table-column table:style-name="co8" table:default-cell-style-name="Default"/>
        <table:table-column table:style-name="co9" table:default-cell-style-name="Default"/>
        <table:table-column table:style-name="co52" table:default-cell-style-name="ce55"/>
        <table:table-column table:style-name="co8" table:number-columns-repeated="2" table:default-cell-style-name="Default"/>
        <table:table-column table:style-name="co53" table:default-cell-style-name="ce55"/>
        <table:table-column table:style-name="co36" table:default-cell-style-name="ce55"/>
        <table:table-column table:style-name="co8" table:default-cell-style-name="Default"/>
        <table:table-column table:style-name="co9" table:default-cell-style-name="Default"/>
        <table:table-column table:style-name="co54" table:default-cell-style-name="ce55"/>
        <table:table-column table:style-name="co8" table:default-cell-style-name="Default"/>
        <table:table-column table:style-name="co9" table:default-cell-style-name="Default"/>
        <table:table-column table:style-name="co14" table:default-cell-style-name="ce55"/>
        <table:table-column table:style-name="co8" table:default-cell-style-name="Default"/>
        <table:table-column table:style-name="co9" table:default-cell-style-name="Default"/>
        <table:table-column table:style-name="co39" table:default-cell-style-name="ce55"/>
        <table:table-column table:style-name="co8" table:default-cell-style-name="Default"/>
        <table:table-column table:style-name="co9" table:default-cell-style-name="Default"/>
        <table:table-column table:style-name="co55" table:default-cell-style-name="ce55"/>
        <table:table-column table:style-name="co8" table:default-cell-style-name="Default"/>
        <table:table-column table:style-name="co9" table:default-cell-style-name="Default"/>
        <table:table-column table:style-name="co56" table:default-cell-style-name="ce55"/>
        <table:table-column table:style-name="co8" table:number-columns-repeated="2" table:default-cell-style-name="Default"/>
        <table:table-column table:style-name="co34" table:default-cell-style-name="ce55"/>
        <table:table-column table:style-name="co44" table:default-cell-style-name="ce55"/>
        <table:table-column table:style-name="co8" table:default-cell-style-name="Default"/>
        <table:table-column table:style-name="co9" table:default-cell-style-name="Default"/>
        <table:table-column table:style-name="co15" table:default-cell-style-name="ce55"/>
        <table:table-column table:style-name="co8" table:default-cell-style-name="Default"/>
        <table:table-column table:style-name="co9" table:default-cell-style-name="Default"/>
        <table:table-column table:style-name="co15" table:default-cell-style-name="ce55"/>
        <table:table-column table:style-name="co8" table:default-cell-style-name="Default"/>
        <table:table-column table:style-name="co9" table:default-cell-style-name="Default"/>
        <table:table-column table:style-name="co10" table:default-cell-style-name="ce55"/>
        <table:table-column table:style-name="co8" table:default-cell-style-name="Default"/>
        <table:table-column table:style-name="co9" table:default-cell-style-name="Default"/>
        <table:table-column table:style-name="co34" table:default-cell-style-name="ce55"/>
        <table:table-column table:style-name="co8" table:default-cell-style-name="Default"/>
        <table:table-column table:style-name="co9" table:default-cell-style-name="Default"/>
        <table:table-column table:style-name="co57" table:default-cell-style-name="ce55"/>
        <table:table-column table:style-name="co8" table:default-cell-style-name="Default"/>
        <table:table-column table:style-name="co9" table:default-cell-style-name="Default"/>
        <table:table-column table:style-name="co33" table:default-cell-style-name="ce55"/>
        <table:table-column table:style-name="co8" table:number-columns-repeated="2" table:default-cell-style-name="Default"/>
        <table:table-column table:style-name="co37" table:default-cell-style-name="ce55"/>
        <table:table-column table:style-name="co12" table:default-cell-style-name="ce55"/>
        <table:table-column table:style-name="co8" table:default-cell-style-name="Default"/>
        <table:table-column table:style-name="co58" table:default-cell-style-name="Default"/>
        <table:table-column table:style-name="co50" table:default-cell-style-name="ce55"/>
        <table:table-column table:style-name="co8" table:default-cell-style-name="Default"/>
        <table:table-column table:style-name="co9" table:default-cell-style-name="Default"/>
        <table:table-column table:style-name="co10" table:default-cell-style-name="ce55"/>
        <table:table-column table:style-name="co8" table:default-cell-style-name="Default"/>
        <table:table-column table:style-name="co9" table:default-cell-style-name="Default"/>
        <table:table-column table:style-name="co33" table:default-cell-style-name="ce55"/>
        <table:table-column table:style-name="co8" table:number-columns-repeated="2" table:default-cell-style-name="Default"/>
        <table:table-column table:style-name="co54" table:default-cell-style-name="ce55"/>
        <table:table-column table:style-name="co40" table:default-cell-style-name="ce55"/>
        <table:table-column table:style-name="co8" table:default-cell-style-name="Default"/>
        <table:table-column table:style-name="co9" table:default-cell-style-name="Default"/>
        <table:table-column table:style-name="co30" table:default-cell-style-name="ce55"/>
        <table:table-column table:style-name="co59" table:default-cell-style-name="Default"/>
        <table:table-column table:style-name="co60" table:default-cell-style-name="Default"/>
        <table:table-column table:style-name="co49" table:default-cell-style-name="ce55"/>
        <table:table-column table:style-name="co30" table:default-cell-style-name="ce55"/>
        <table:table-column table:style-name="co61" table:number-columns-repeated="92" table:default-cell-style-name="Default"/>
        <table:table-column table:style-name="co62" table:number-columns-repeated="2" table:default-cell-style-name="Default"/>
        <table:table-column table:style-name="co63" table:number-columns-repeated="6" table:default-cell-style-name="Default"/>
        <table:table-column table:style-name="co64" table:number-columns-repeated="6" table:default-cell-style-name="Default"/>
        <table:table-column table:style-name="co12" table:number-columns-repeated="676" table:default-cell-style-name="Default"/>
        <table:table-column table:style-name="co65" table:number-columns-repeated="5" table:default-cell-style-name="Default"/>
        <table:table-row table:style-name="ro1">
          <table:table-cell table:style-name="ce1" office:value-type="string" table:number-columns-spanned="15" table:number-rows-spanned="1">
            <text:p>&lt;documento de caráter reservado, não sendo permitida a divulgação das informações aqui contidas&gt;</text:p>
          </table:table-cell>
          <table:covered-table-cell table:style-name="ce3"/>
          <table:covered-table-cell table:style-name="ce3"/>
          <table:covered-table-cell table:style-name="ce3"/>
          <table:covered-table-cell table:style-name="ce20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table:number-columns-repeated="4"/>
          <table:table-cell table:style-name="ce29"/>
          <table:table-cell table:style-name="ce3" table:number-columns-repeated="15"/>
          <table:table-cell table:style-name="ce36" table:number-columns-repeated="984"/>
          <table:table-cell table:number-columns-repeated="5"/>
        </table:table-row>
        <table:table-row table:style-name="ro2">
          <table:table-cell table:style-name="ce2" office:value-type="string" table:number-columns-spanned="15" table:number-rows-spanned="1">
            <text:p>Modelo de Governança de TI do SISP - Fase: Levantamento de Dados - Atividade: Consolidação dos dado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20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table:number-columns-repeated="4"/>
          <table:table-cell table:style-name="ce29"/>
          <table:table-cell table:style-name="ce3" table:number-columns-repeated="15"/>
          <table:table-cell table:style-name="ce36" table:number-columns-repeated="984"/>
          <table:table-cell table:number-columns-repeated="5"/>
        </table:table-row>
        <table:table-row table:style-name="ro2">
          <table:table-cell table:style-name="ce2" office:value-type="string" table:number-columns-spanned="15" table:number-rows-spanned="1">
            <text:p>ENTREVISTAS PRESENCIAIS – CONDICIONANTE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20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table:number-columns-repeated="4"/>
          <table:table-cell table:style-name="ce29"/>
          <table:table-cell table:style-name="ce3" table:number-columns-repeated="15"/>
          <table:table-cell table:style-name="ce36" table:number-columns-repeated="984"/>
          <table:table-cell table:number-columns-repeated="5"/>
        </table:table-row>
        <table:table-row table:style-name="ro3">
          <table:table-cell table:style-name="ce2"/>
          <table:table-cell table:style-name="ce3" table:number-columns-repeated="3"/>
          <table:table-cell table:style-name="ce20"/>
          <table:table-cell table:style-name="ce3" table:number-columns-repeated="14"/>
          <table:table-cell table:style-name="ce29"/>
          <table:table-cell table:style-name="ce3" table:number-columns-repeated="15"/>
          <table:table-cell table:style-name="ce36" table:number-columns-repeated="984"/>
          <table:table-cell table:number-columns-repeated="5"/>
        </table:table-row>
        <table:table-row table:style-name="ro2">
          <table:table-cell table:style-name="ce4" office:value-type="string" table:number-columns-spanned="1" table:number-rows-spanned="2">
            <text:p>Identificação do Órgão</text:p>
          </table:table-cell>
          <table:table-cell table:style-name="ce4" office:value-type="string" table:number-columns-spanned="25" table:number-rows-spanned="1">
            <text:p>P01 – Riscos de TI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21" office:value-type="string" table:number-columns-spanned="34" table:number-rows-spanned="1">
            <text:p>P02 - Alinhamento Estratégico 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4" office:value-type="string" table:number-columns-spanned="22" table:number-rows-spanned="1">
            <text:p>P03 - Monitoramento do desempenho da TI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4" office:value-type="string" table:number-columns-spanned="19" table:number-rows-spanned="1">
            <text:p>P04 - Conformidade do ambiente de TI 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4" office:value-type="string" table:number-columns-spanned="28" table:number-rows-spanned="1">
            <text:p>P05 - Especificação dos direitos decisórios sobre a TI </text:p>
          </table:table-cell>
          <table:covered-table-cell table:style-name="ce4"/>
          <table:covered-table-cell table:style-name="ce4"/>
          <table:covered-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4" office:value-type="string" table:number-columns-spanned="28" table:number-rows-spanned="1">
            <text:p>P06 - Comitê de TI 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0" office:value-type="string" table:number-columns-spanned="19" table:number-rows-spanned="1">
            <text:p>P07 – Portfólio de TI </text:p>
          </table:table-cell>
          <table:covered-table-cell table:style-name="ce30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4" office:value-type="string" table:number-columns-spanned="19" table:number-rows-spanned="1">
            <text:p>P08 – Avaliação do uso da TI </text:p>
          </table:table-cell>
          <table:covered-table-cell table:style-name="ce4"/>
          <table:covered-table-cell table:style-name="ce4"/>
          <table:covered-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4" office:value-type="string" table:number-columns-spanned="22" table:number-rows-spanned="1">
            <text:p>P09 - Envolvimento da alta administração com iniciativas de TI 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4" office:value-type="string" table:number-columns-spanned="13" table:number-rows-spanned="1">
            <text:p>P10 – Sistema de comunicação e transparência </text:p>
          </table:table-cell>
          <table:covered-table-cell table:style-name="ce4"/>
          <table:covered-table-cell table:style-name="ce4"/>
          <table:covered-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65" office:value-type="string" table:number-columns-spanned="3" table:number-rows-spanned="2">
            <text:p>7. Compartilhamento SISP</text:p>
          </table:table-cell>
          <table:covered-table-cell table:style-name="ce66"/>
          <table:covered-table-cell table:style-name="ce66"/>
          <table:table-cell table:style-name="ce65" office:value-type="string" table:number-columns-spanned="3" table:number-rows-spanned="2">
            <text:p>8. Resultado MgovTI</text:p>
          </table:table-cell>
          <table:covered-table-cell table:style-name="ce66"/>
          <table:covered-table-cell table:style-name="ce66"/>
          <table:table-cell table:style-name="ce72" office:value-type="string" table:number-columns-spanned="1" table:number-rows-spanned="3">
            <text:p>OUTRAS INFORMAÇÕES NÃO PREVISTAS</text:p>
          </table:table-cell>
          <table:table-cell table:style-name="ce37" table:number-columns-repeated="782"/>
          <table:table-cell table:number-columns-repeated="5"/>
        </table:table-row>
        <table:table-row table:style-name="ro2">
          <table:covered-table-cell table:style-name="ce4"/>
          <table:table-cell table:style-name="ce4" office:value-type="string" table:number-columns-spanned="3" table:number-rows-spanned="1">
            <text:p>C01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02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03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04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05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06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07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Novo Condicionante</text:p>
          </table:table-cell>
          <table:covered-table-cell table:style-name="ce4"/>
          <table:covered-table-cell table:style-name="ce4"/>
          <table:table-cell table:style-name="ce4" office:value-type="string" table:number-columns-spanned="1" table:number-rows-spanned="2">
            <text:p>Comentários Gerais</text:p>
          </table:table-cell>
          <table:table-cell table:style-name="ce21" office:value-type="string" table:number-columns-spanned="3" table:number-rows-spanned="1">
            <text:p>C08</text:p>
          </table:table-cell>
          <table:covered-table-cell table:style-name="ce4"/>
          <table:covered-table-cell table:style-name="ce4"/>
          <table:table-cell table:style-name="ce21" office:value-type="string" table:number-columns-spanned="3" table:number-rows-spanned="1">
            <text:p>C09</text:p>
          </table:table-cell>
          <table:covered-table-cell table:style-name="ce4"/>
          <table:covered-table-cell table:style-name="ce4"/>
          <table:table-cell table:style-name="ce21" office:value-type="string" table:number-columns-spanned="3" table:number-rows-spanned="1">
            <text:p>C10</text:p>
          </table:table-cell>
          <table:covered-table-cell table:style-name="ce4"/>
          <table:covered-table-cell table:style-name="ce4"/>
          <table:table-cell table:style-name="ce21" office:value-type="string" table:number-columns-spanned="3" table:number-rows-spanned="1">
            <text:p>C11</text:p>
          </table:table-cell>
          <table:covered-table-cell table:style-name="ce4"/>
          <table:covered-table-cell table:style-name="ce4"/>
          <table:table-cell table:style-name="ce21" office:value-type="string" table:number-columns-spanned="3" table:number-rows-spanned="1">
            <text:p>C12</text:p>
          </table:table-cell>
          <table:covered-table-cell table:style-name="ce4"/>
          <table:covered-table-cell table:style-name="ce4"/>
          <table:table-cell table:style-name="ce21" office:value-type="string" table:number-columns-spanned="3" table:number-rows-spanned="1">
            <text:p>C13</text:p>
          </table:table-cell>
          <table:covered-table-cell table:style-name="ce4"/>
          <table:covered-table-cell table:style-name="ce4"/>
          <table:table-cell table:style-name="ce21" office:value-type="string" table:number-columns-spanned="3" table:number-rows-spanned="1">
            <text:p>C14</text:p>
          </table:table-cell>
          <table:covered-table-cell table:style-name="ce4"/>
          <table:covered-table-cell table:style-name="ce4"/>
          <table:table-cell table:style-name="ce21" office:value-type="string" table:number-columns-spanned="3" table:number-rows-spanned="1">
            <text:p>C15</text:p>
          </table:table-cell>
          <table:covered-table-cell table:style-name="ce4"/>
          <table:covered-table-cell table:style-name="ce4"/>
          <table:table-cell table:style-name="ce21" office:value-type="string" table:number-columns-spanned="3" table:number-rows-spanned="1">
            <text:p>C16</text:p>
          </table:table-cell>
          <table:covered-table-cell table:style-name="ce4"/>
          <table:covered-table-cell table:style-name="ce4"/>
          <table:table-cell table:style-name="ce21" office:value-type="string" table:number-columns-spanned="3" table:number-rows-spanned="1">
            <text:p>C17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Novo Condicionante</text:p>
          </table:table-cell>
          <table:covered-table-cell table:style-name="ce4"/>
          <table:covered-table-cell table:style-name="ce4"/>
          <table:table-cell table:style-name="ce4" office:value-type="string" table:number-columns-spanned="1" table:number-rows-spanned="2">
            <text:p>Comentários Gerais</text:p>
          </table:table-cell>
          <table:table-cell table:style-name="ce4" office:value-type="string" table:number-columns-spanned="3" table:number-rows-spanned="1">
            <text:p>C18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19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20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21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22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23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Novo Condicionante</text:p>
          </table:table-cell>
          <table:covered-table-cell table:style-name="ce4"/>
          <table:covered-table-cell table:style-name="ce4"/>
          <table:table-cell table:style-name="ce4" office:value-type="string" table:number-columns-spanned="1" table:number-rows-spanned="2">
            <text:p>Comentários Gerais</text:p>
          </table:table-cell>
          <table:table-cell table:style-name="ce4" office:value-type="string" table:number-columns-spanned="3" table:number-rows-spanned="1">
            <text:p>C24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25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26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27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28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Novo Condicionante</text:p>
          </table:table-cell>
          <table:covered-table-cell table:style-name="ce4"/>
          <table:covered-table-cell table:style-name="ce4"/>
          <table:table-cell table:style-name="ce4" office:value-type="string" table:number-columns-spanned="1" table:number-rows-spanned="2">
            <text:p>Comentários Gerais</text:p>
          </table:table-cell>
          <table:table-cell table:style-name="ce4" office:value-type="string" table:number-columns-spanned="3" table:number-rows-spanned="1">
            <text:p>C29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30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31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32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33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34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35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36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Novo Condicionante</text:p>
          </table:table-cell>
          <table:covered-table-cell table:style-name="ce4"/>
          <table:covered-table-cell table:style-name="ce4"/>
          <table:table-cell table:style-name="ce4" office:value-type="string" table:number-columns-spanned="1" table:number-rows-spanned="2">
            <text:p>Comentários Gerais</text:p>
          </table:table-cell>
          <table:table-cell table:style-name="ce4" office:value-type="string" table:number-columns-spanned="3" table:number-rows-spanned="1">
            <text:p>C37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38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39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40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41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42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43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44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Novo Condicionante</text:p>
          </table:table-cell>
          <table:covered-table-cell table:style-name="ce4"/>
          <table:covered-table-cell table:style-name="ce4"/>
          <table:table-cell table:style-name="ce4" office:value-type="string" table:number-columns-spanned="1" table:number-rows-spanned="2">
            <text:p>Comentários Gerais</text:p>
          </table:table-cell>
          <table:table-cell table:style-name="ce30" office:value-type="string" table:number-columns-spanned="3" table:number-rows-spanned="1">
            <text:p>C45</text:p>
          </table:table-cell>
          <table:covered-table-cell table:style-name="ce4"/>
          <table:covered-table-cell table:style-name="ce4"/>
          <table:table-cell table:style-name="ce30" office:value-type="string" table:number-columns-spanned="3" table:number-rows-spanned="1">
            <text:p>C46</text:p>
          </table:table-cell>
          <table:covered-table-cell table:style-name="ce4"/>
          <table:covered-table-cell table:style-name="ce4"/>
          <table:table-cell table:style-name="ce30" office:value-type="string" table:number-columns-spanned="3" table:number-rows-spanned="1">
            <text:p>C47</text:p>
          </table:table-cell>
          <table:covered-table-cell table:style-name="ce4"/>
          <table:covered-table-cell table:style-name="ce4"/>
          <table:table-cell table:style-name="ce30" office:value-type="string" table:number-columns-spanned="3" table:number-rows-spanned="1">
            <text:p>C48</text:p>
          </table:table-cell>
          <table:covered-table-cell table:style-name="ce4"/>
          <table:covered-table-cell table:style-name="ce4"/>
          <table:table-cell table:style-name="ce30" office:value-type="string" table:number-columns-spanned="3" table:number-rows-spanned="1">
            <text:p>C49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Novo Condicionante</text:p>
          </table:table-cell>
          <table:covered-table-cell table:style-name="ce4"/>
          <table:covered-table-cell table:style-name="ce4"/>
          <table:table-cell table:style-name="ce4" office:value-type="string" table:number-columns-spanned="1" table:number-rows-spanned="2">
            <text:p>Comentários Gerais</text:p>
          </table:table-cell>
          <table:table-cell table:style-name="ce30" office:value-type="string" table:number-columns-spanned="3" table:number-rows-spanned="1">
            <text:p>C50</text:p>
          </table:table-cell>
          <table:covered-table-cell table:style-name="ce4"/>
          <table:covered-table-cell table:style-name="ce4"/>
          <table:table-cell table:style-name="ce30" office:value-type="string" table:number-columns-spanned="3" table:number-rows-spanned="1">
            <text:p>C51</text:p>
          </table:table-cell>
          <table:covered-table-cell table:style-name="ce4"/>
          <table:covered-table-cell table:style-name="ce4"/>
          <table:table-cell table:style-name="ce30" office:value-type="string" table:number-columns-spanned="3" table:number-rows-spanned="1">
            <text:p>C52</text:p>
          </table:table-cell>
          <table:covered-table-cell table:style-name="ce4"/>
          <table:covered-table-cell table:style-name="ce4"/>
          <table:table-cell table:style-name="ce30" office:value-type="string" table:number-columns-spanned="3" table:number-rows-spanned="1">
            <text:p>C53</text:p>
          </table:table-cell>
          <table:covered-table-cell table:style-name="ce4"/>
          <table:covered-table-cell table:style-name="ce4"/>
          <table:table-cell table:style-name="ce30" office:value-type="string" table:number-columns-spanned="3" table:number-rows-spanned="1">
            <text:p>C54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Novo Condicionante</text:p>
          </table:table-cell>
          <table:covered-table-cell table:style-name="ce4"/>
          <table:covered-table-cell table:style-name="ce4"/>
          <table:table-cell table:style-name="ce4" office:value-type="string" table:number-columns-spanned="1" table:number-rows-spanned="2">
            <text:p>Comentários Gerais</text:p>
          </table:table-cell>
          <table:table-cell table:style-name="ce4" office:value-type="string" table:number-columns-spanned="3" table:number-rows-spanned="1">
            <text:p>C55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56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57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58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59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60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Novo Condicionante</text:p>
          </table:table-cell>
          <table:covered-table-cell table:style-name="ce4"/>
          <table:covered-table-cell table:style-name="ce4"/>
          <table:table-cell table:style-name="ce4" office:value-type="string" table:number-columns-spanned="1" table:number-rows-spanned="2">
            <text:p>Comentários Gerais</text:p>
          </table:table-cell>
          <table:table-cell table:style-name="ce4" office:value-type="string" table:number-columns-spanned="3" table:number-rows-spanned="1">
            <text:p>C61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62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63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Novo Condicionante</text:p>
          </table:table-cell>
          <table:covered-table-cell table:style-name="ce4"/>
          <table:covered-table-cell table:style-name="ce4"/>
          <table:table-cell table:style-name="ce4" office:value-type="string" table:number-columns-spanned="1" table:number-rows-spanned="2">
            <text:p>Comentários Gerais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37" table:number-columns-repeated="782"/>
          <table:table-cell table:number-columns-repeated="5"/>
        </table:table-row>
        <table:table-row table:style-name="ro3">
          <table:table-cell table:style-name="ce5" office:value-type="string">
            <text:p>Sigla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covered-table-cell table:style-name="ce4"/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covered-table-cell table:style-name="ce4"/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covered-table-cell table:style-name="ce4"/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covered-table-cell table:style-name="ce4"/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covered-table-cell table:style-name="ce4"/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covered-table-cell table:style-name="ce4"/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covered-table-cell table:style-name="ce4"/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covered-table-cell table:style-name="ce4"/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covered-table-cell table:style-name="ce4"/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4" office:value-type="string">
            <text:p>Comentários</text:p>
          </table:table-cell>
          <table:covered-table-cell table:style-name="ce4"/>
          <table:table-cell table:style-name="ce67" office:value-type="string">
            <text:p>Relevância</text:p>
          </table:table-cell>
          <table:table-cell table:style-name="ce67" office:value-type="string">
            <text:p>Existência</text:p>
          </table:table-cell>
          <table:table-cell table:style-name="ce65" office:value-type="string">
            <text:p>Comentários</text:p>
          </table:table-cell>
          <table:table-cell table:style-name="ce67" office:value-type="string">
            <text:p>Guia</text:p>
          </table:table-cell>
          <table:table-cell table:style-name="ce67" office:value-type="string">
            <text:p>Política</text:p>
          </table:table-cell>
          <table:table-cell table:style-name="ce65" office:value-type="string">
            <text:p>Comentários</text:p>
          </table:table-cell>
          <table:covered-table-cell table:style-name="ce73"/>
          <table:table-cell table:style-name="ce78"/>
          <table:table-cell table:style-name="ce81" table:number-columns-repeated="62"/>
          <table:table-cell table:style-name="ce38" table:number-columns-repeated="719"/>
          <table:table-cell table:number-columns-repeated="5"/>
        </table:table-row>
        <table:table-row table:style-name="ro19">
          <table:table-cell table:style-name="ce42" office:value-type="string">
            <text:p><text:s/>ANEEL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style-name="ce50" office:value-type="string">
            <text:p>Ficaram entre 2 e 3 em relação a existência de cultura organizacional em gestão de riscos de TI na Aneel. Há preocupação em relação a isso, mas não há práticas. Há uma equipe SPG pensando em riscos de negócio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1">
            <text:p>1</text:p>
          </table:table-cell>
          <table:table-cell table:style-name="ce50"/>
          <table:table-cell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style-name="ce50"/>
          <table:table-cell table:style-name="ce50" office:value-type="float" office:value="3">
            <text:p>3</text:p>
          </table:table-cell>
          <table:table-cell table:style-name="ce50" office:value-type="float" office:value="1">
            <text:p>1</text:p>
          </table:table-cell>
          <table:table-cell table:style-name="ce50"/>
          <table:table-cell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style-name="ce50" office:value-type="string">
            <text:p>As práticas existentes são em relação a Redundância, Aneel sem papel, mas não há um plano macro que abrange todos os assuntos.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Porém, na ANEEL não há dependência total da TI por pelas áreas da organização (apenas algumas áreas)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1">
            <text:p>1</text:p>
          </table:table-cell>
          <table:table-cell table:style-name="ce50" office:value-type="string">
            <text:p>Há ausência de pessoal para que se possa ter uma estrutura melhor. Isso é muito relevante</text:p>
            <text:p><text:span text:style-name="T21">Quantitativo de pessoal</text:span>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4">
            <text:p>4</text:p>
          </table:table-cell>
          <table:table-cell table:style-name="ce57"/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50" office:value-type="string">
            <text:p>Na elaboração do PDTI, não houve muito a participação das áreas de negócio. Não houve a obrigatoriedade de participalção e por isso eles acabaram não participando tanto.</text:p>
          </table:table-cell>
          <table:table-cell table:style-name="ce50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Eles usaram o guia do PDTI e percebem a SLTI como um “aliado”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50"/>
          <table:table-cell table:style-name="ce50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É relevante mas não impossibilita a governança de TI.</text:p>
          </table:table-cell>
          <table:table-cell table:style-name="ce50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50" office:value-type="string">
            <text:p>A motivação é de baixo para cima.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50" office:value-type="string">
            <text:p>Falta produtividade da alta adm.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0" office:value-type="string">
            <text:p>Eles sentem falta nas áreas de “analistas de negócios”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50" table:number-columns-repeated="3"/>
          <table:table-cell table:style-name="ce50" office:value-type="string">
            <text:p>A alta administração precisaria ser sensibilizada sobre os assuntos de TI como a governança de TI.</text:p>
          </table:table-cell>
          <table:table-cell table:style-name="ce50"/>
          <table:table-cell table:style-name="ce50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50" office:value-type="string">
            <text:p>A cultura está difundida e institucionalizada.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style-name="ce50"/>
          <table:table-cell table:style-name="ce50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50" office:value-type="string">
            <text:p>Tinha escritório de projetos dentro da SGI, mas não era formal. A documentação de gerenciamento de projetos é feito por terceiros para sistemas e infra.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4">
            <text:p>4</text:p>
          </table:table-cell>
          <table:table-cell table:style-name="ce50"/>
          <table:table-cell table:style-name="ce50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Não há essa estrutura na Aneel</text:p>
          </table:table-cell>
          <table:table-cell table:style-name="ce50" table:number-columns-repeated="4"/>
          <table:table-cell table:style-name="ce50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4">
            <text:p>4</text:p>
          </table:table-cell>
          <table:table-cell table:style-name="ce50" office:value-type="string">
            <text:p><text:span text:style-name="T6">Na Aneel, há grande envolvimento </text:span><text:span text:style-name="T6">dessa estrutura</text:span></text:p>
            <text:p><text:span text:style-name="T6">(a área existe e é muito utilizada </text:span><text:span text:style-name="T6">pela TI).</text:span>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50" office:value-type="string">
            <text:p>Não há diretrizes definidas.</text:p>
          </table:table-cell>
          <table:table-cell table:style-name="ce50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0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TCU e a CGU poderiam conversar mais e realizar ações conjuntas: uma maior integração entre eles desoneraria o gestor de TI.</text:p>
          </table:table-cell>
          <table:table-cell table:style-name="ce50" table:number-columns-repeated="4"/>
          <table:table-cell table:style-name="ce50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Isso evitaria rediscutir os mesmos assuntos</text:p>
          </table:table-cell>
          <table:table-cell table:style-name="ce50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string">
            <text:p>Não sei informar</text:p>
          </table:table-cell>
          <table:table-cell table:style-name="ce50" office:value-type="string">
            <text:p>Há dois diretores novos na Aneel. Com isso, os entrevistados não sabem qual seria o conhecimento deles em relação à governança de TI</text:p>
          </table:table-cell>
          <table:table-cell table:style-name="ce50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Interfere na continuidade das ações, mas conseguem contornar, pois a continuidade dos projetos fica a cargo das superintendências.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50" office:value-type="string">
            <text:p>Contrataram empresa</text:p>
          </table:table-cell>
          <table:table-cell table:style-name="ce50" table:number-columns-repeated="4"/>
          <table:table-cell table:style-name="ce50" office:value-type="float" office:value="4">
            <text:p>4</text:p>
          </table:table-cell>
          <table:table-cell table:style-name="ce50" office:value-type="float" office:value="4">
            <text:p>4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4">
            <text:p>4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4">
            <text:p>4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4">
            <text:p>4</text:p>
          </table:table-cell>
          <table:table-cell table:style-name="ce50" office:value-type="string">
            <text:p>No modelo atual, há mais comprometimento das pessoas.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4">
            <text:p>4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<text:span text:style-name="T6">Sentem faltam de um comitê </text:span><text:span text:style-name="T6">estratégico para determinados </text:span><text:span text:style-name="T6">projetos. Acham mais efetivo a </text:span><text:span text:style-name="T6">existência de dois comitês com </text:span><text:span text:style-name="T6">dedicação exclusiva do(s) </text:span><text:span text:style-name="T6">participante(s). Mas não foi </text:span><text:span text:style-name="T6">aprovado pela diretoria. Hoje o </text:span><text:span text:style-name="T6">comitê é deliberativo.</text:span></text:p>
            <text:p/>
            <text:p><text:span text:style-name="T6">Também entendem que se já houver </text:span><text:span text:style-name="T6">o fórum, com as pessoas adequadas, </text:span><text:span text:style-name="T6">não é necessário criar um comitê. </text:span><text:span text:style-name="T6">Pode ser utilizada a estrutura já </text:span><text:span text:style-name="T6">constituída.</text:span></text:p>
          </table:table-cell>
          <table:table-cell table:style-name="ce50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Eles veem a SLTI como aliada, patrocinadora.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0" office:value-type="string">
            <text:p>A peridiocidade das reuniões do comitê de TI é trimestral. São fixadas 4 reuniões por ano, mas pode haver reuniões extraordinárias. Como o conselho possui reuniões mensais, quando necessário, a TI utiliza esse fórum.</text:p>
          </table:table-cell>
          <table:table-cell table:style-name="ce50" table:number-columns-repeated="4"/>
          <table:table-cell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style-name="ce50" office:value-type="string">
            <text:p>Não houve treinamento sobre gestão de portfólio para os servidores da Aneel.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0"/>
          <table:table-cell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0" office:value-type="string">
            <text:p>Ferramentas - <text:s/>Classificação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0" office:value-type="string">
            <text:p>Não há um estudo a fim de verificar o que dará maior retorno à organização.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0"/>
          <table:table-cell table:style-name="ce50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50"/>
          <table:table-cell table:style-name="ce50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50"/>
          <table:table-cell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style-name="ce50" table:number-columns-repeated="5"/>
          <table:table-cell table:style-name="ce50" office:value-type="float" office:value="3">
            <text:p>3</text:p>
          </table:table-cell>
          <table:table-cell table:style-name="ce50" office:value-type="string">
            <text:p>Não sei informar</text:p>
          </table:table-cell>
          <table:table-cell table:style-name="ce50"/>
          <table:table-cell table:style-name="ce50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50"/>
          <table:table-cell table:style-name="ce50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4">
            <text:p>4</text:p>
          </table:table-cell>
          <table:table-cell table:style-name="ce50"/>
          <table:table-cell table:style-name="ce50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 table:number-columns-repeated="3"/>
          <table:table-cell table:style-name="ce50" office:value-type="string">
            <text:p>Ressaltaram a sensibilização da alta adm.</text:p>
          </table:table-cell>
          <table:table-cell table:style-name="ce50"/>
          <table:table-cell table:style-name="ce50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50" office:value-type="string">
            <text:p>Não há formalização dos canais de comunicação.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50"/>
          <table:table-cell table:style-name="ce50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50" table:number-columns-repeated="5"/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0" table:number-columns-repeated="2"/>
          <table:table-cell table:style-name="ce50" office:value-type="string">
            <text:p>x</text:p>
          </table:table-cell>
          <table:table-cell table:style-name="ce50" office:value-type="string">
            <text:p>Entende que o mais relevante seria a política. A Aneel depende da TI, mas não consegue dar a devida importância para isso. A política é necessária para ter o patrocínio.</text:p>
          </table:table-cell>
          <table:table-cell table:style-name="ce50"/>
          <table:table-cell table:style-name="ce79" table:number-columns-repeated="63"/>
          <table:table-cell table:style-name="ce57" table:number-columns-repeated="724"/>
        </table:table-row>
        <table:table-row table:style-name="ro19">
          <table:table-cell table:style-name="ce43" office:value-type="string">
            <text:p>DPF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<text:span text:style-name="T6">Realizada apenas em tempo de </text:span><text:span text:style-name="T6">contratação (IN04).</text:span></text:p>
            <text:p><text:span text:style-name="T6">É uma cultura nova, recomendada </text:span><text:span text:style-name="T6">pelos órgãos de controle.</text:span>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53" office:value-type="string">
            <text:p><text:span text:style-name="T6">Não houve capacitação em riscos, </text:span><text:span text:style-name="T6">porém existe preocupação com o </text:span><text:span text:style-name="T6">tema.</text:span></text:p>
            <text:p><text:span text:style-name="T6">Basicamente a equipe corre atrás </text:span><text:span text:style-name="T6">desta competência por conta </text:span><text:span text:style-name="T6">própria.</text:span>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Só existe a cobrança por parte da alta administração, não existe um patrocínio para o condicionante (orçamento, capacitação).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Existe uma política de gestão de riscos formalizada, porém faltam recursos humanos para implementá-la.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Existe uma política formalizada de Gestão de Continuidade, sendo que ela é repetível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Existe uma política de continuidade e o pessoal tem preocupação com isso. Faz parte da cultura.</text:p>
          </table:table-cell>
          <table:table-cell table:style-name="ce53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 table:number-columns-repeated="5"/>
          <table:table-cell table:style-name="ce53" office:value-type="float" office:value="4">
            <text:p>4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Existem o PEI, PETI e PDTI, porém ainda devem ser melhorados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6" office:value-type="string">
            <text:p>Existe participação ativa do comitê de TI.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<text:span text:style-name="T6">A DPF está olhando as referências do </text:span><text:span text:style-name="T6">SISP para elaborar e melhorar as </text:span><text:span text:style-name="T6">referências/guias da DPF.</text:span></text:p>
            <text:p><text:span text:style-name="T6">Devido ao acórdão do TCU de 2008, </text:span><text:span text:style-name="T6">foram publicados materiais, guais e </text:span><text:span text:style-name="T6">políticas de governança, começando, </text:span><text:span text:style-name="T6">portanto, antes das referências </text:span><text:span text:style-name="T6">propostas pela SLTI</text:span>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6" office:value-type="string">
            <text:p>Considera importante não estar vinculado à uma aréa (como administração e planejamento), pois essa área tenderia a ter seus projetos priorizados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6" office:value-type="string">
            <text:p>Não existe o compartilhamento adequado, somente por parte da TI para com o negócio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6" office:value-type="string">
            <text:p>A única coisa que falta é viabilizar os investimentos pleiteados pela TI.</text:p>
          </table:table-cell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6" office:value-type="string">
            <text:p>Existe a preocupação com o tema, porém o monitoramento ainda é feito de forma incipiente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6" office:value-type="string">
            <text:p>Existe um gerenciamento avançado em nível de contratos com fornecedores. Não existe um ANS com o público interno (cliente). Vai ser feito um primeiro ensaio, mas não foi feito nada até o momento, ou seja, existe uma preocupação com o tema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<text:span text:style-name="T6">Existe uma MGP formalizada e </text:span><text:span text:style-name="T6">largamente utilizada. </text:span></text:p>
            <text:p><text:span text:style-name="T6">Existe também uma preocupação </text:span><text:span text:style-name="T6">com a adoção de metodologias </text:span><text:span text:style-name="T6">ágeis.</text:span>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6" office:value-type="string">
            <text:p><text:s/><text:span text:style-name="T6">O acompanhamento do PDTI é de </text:span><text:span text:style-name="T6">responsabilidade do PMO e é </text:span><text:span text:style-name="T6">realizado utilizando o GEPNET, ou </text:span><text:span text:style-name="T6">seja, em nível de projetos.</text:span></text:p>
            <text:p/>
            <text:p><text:span text:style-name="T6">A EGTI é observada para elaboração </text:span><text:span text:style-name="T6">dos planos.</text:span>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6" office:value-type="string">
            <text:p>Existem 6 indicadores formalizados e são medidos anualmente, mas somente no âmbito do atendimento ao cliente.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<text:span text:style-name="T6">Não existe dentro da TI da DPF.</text:span></text:p>
            <text:p><text:span text:style-name="T6">É realizado pela CGU</text:span></text:p>
          </table:table-cell>
          <table:table-cell table:style-name="ce51" table:number-columns-repeated="2"/>
          <table:table-cell table:style-name="ce53"/>
          <table:table-cell table:style-name="ce59" office:value-type="string">
            <text:p>Todos os processos de gestão de serviços e de infraestrutura de TI estão baseados no ITIL e são padronizados, fomentados e institucionalizados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6" office:value-type="string">
            <text:p>Existe uma pessoa responsável e com a competência necessária para a análise de conformidade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6" office:value-type="string">
            <text:p>Existe apenas uma função (exercida por uma pessoa com conhecimento), não uma estrutura organizacional formalizada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<text:span text:style-name="T6">Tentam seguir políticas externas, </text:span><text:span text:style-name="T6">internamente são poucas.</text:span></text:p>
            <text:p><text:span text:style-name="T6">Existem algumas políticas de </text:span><text:span text:style-name="T6">governança e segurança da </text:span><text:span text:style-name="T6">informação na DPF.</text:span>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<text:span text:style-name="T6">Mais o TCU que a CGU.</text:span></text:p>
            <text:p><text:span text:style-name="T6">TCU é mais orientador que a CGU </text:span><text:span text:style-name="T6">(apenas punitiva) colocando metas e </text:span><text:span text:style-name="T6">direcionamento para potencializar a </text:span><text:span text:style-name="T6">TI na DPF.</text:span></text:p>
          </table:table-cell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6" office:value-type="string">
            <text:p>Todas as decisões envolvendo TI são tomadas por comitê deliberativo, muito atuante e com representante das diversas áreas da PDF.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<text:span text:style-name="T6">Orçamento (custeio) de TI é definido </text:span><text:span text:style-name="T6">e normalmente recebido.</text:span></text:p>
            <text:p><text:span text:style-name="T6">No que tange investimento, não fica </text:span><text:span text:style-name="T6">a cargo da TI e sim no nível acima.</text:span>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<text:span text:style-name="T6">Está muito a nível do CGTI.</text:span></text:p>
            <text:p><text:span text:style-name="T6">A Alta Administração ainda não tem </text:span><text:span text:style-name="T6">maiores conhecimentos sobre o </text:span><text:span text:style-name="T6">tema.</text:span>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<text:span text:style-name="T6">Existem planos estratégicos e eles </text:span><text:span text:style-name="T6">estão publicados.</text:span></text:p>
            <text:p><text:span text:style-name="T6">É difícil, no DPF, um novo </text:span><text:span text:style-name="T6">governante mudar a direção da TI </text:span><text:span text:style-name="T6">devido à este direcionamento </text:span><text:span text:style-name="T6">estratégico já traçado e formalizado.</text:span>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6" office:value-type="string">
            <text:p>Existe a preocupação, mas ainda em fase bem inicial.</text:p>
          </table:table-cell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6" office:value-type="string">
            <text:p>Comitê deliberativo, muito atuante e com representante das diversas áreas do DPF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6" office:value-type="string">
            <text:p>Os membros do comitê são instituídos através de portaria <text:s/>específica, que designa o titular da área e o seu substituto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6" office:value-type="string">
            <text:p>O comitê de TI é mais executivo, não muito estratégico.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6" office:value-type="string">
            <text:p>As reuniões ordinárias do comitê de TI possuem frequência mensal.</text:p>
          </table:table-cell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6" office:value-type="string">
            <text:p><text:span text:style-name="T24">Existe a preocupação na DPF, mas </text:span><text:span text:style-name="T24">está em nível bem inicial e </text:span><text:span text:style-name="T25">Ad Hoc</text:span><text:span text:style-name="T24">.</text:span>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6" office:value-type="string">
            <text:p>Existe um PMO corporativo e o de TI, este é mais maduro que aquele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6" office:value-type="string">
            <text:p>Ainda não existe uma preocupação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6" office:value-type="string">
            <text:p>Existe a preocupação, mas a mensuração é bem intuitiva e sob demanda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<text:span text:style-name="T6">O controle existe apenas no que </text:span><text:span text:style-name="T6">tange custeio. Com relação a </text:span><text:span text:style-name="T6">investimento, não tem </text:span><text:span text:style-name="T6">previsibilidade.</text:span></text:p>
            <text:p><text:span text:style-name="T6">É feita uma lista de projetos e, se </text:span><text:span text:style-name="T6">der, priorizam-se os projetos e aí </text:span><text:span text:style-name="T6">que é feito o pleito pelo orçamento.</text:span></text:p>
            <text:p><text:span text:style-name="T6">(há previsibilidade do que será </text:span><text:span text:style-name="T6">gasto, não do que se vai receber)</text:span></text:p>
          </table:table-cell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6" office:value-type="string">
            <text:p>Existe política e processo institucionalizado, além de contar com uma estrutura organizacional definida. Apesar disto, precisa avançar mais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<text:span text:style-name="T6">A gestão dos serviços de TI na DPF é </text:span><text:span text:style-name="T6">baseado no ITIL.</text:span></text:p>
            <text:p><text:span text:style-name="T6">No que tange a gestão de </text:span><text:span text:style-name="T6">demandas, o processo ainda é </text:span><text:span text:style-name="T6">intuitivo.</text:span>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6" office:value-type="string">
            <text:p>Existe apenas a preocupação no PDF</text:p>
          </table:table-cell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6" office:value-type="string">
            <text:p>Falta uma base consolidada em gestão de TI, mas, em termos gerais, todos são administradores e com vasta <text:s/>experiência prática e teórica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6" office:value-type="string">
            <text:p>No que tange a estratégia de TI, ainda é incipiente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6" office:value-type="string">
            <text:p>Existe a preocupação, mas as práticas ainda estão em estágio bem inicial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<text:span text:style-name="T6">Seguem os planos estratégicos já </text:span><text:span text:style-name="T6">definidos.</text:span></text:p>
            <text:p><text:span text:style-name="T6">É difícil de mudar os </text:span><text:span text:style-name="T6">direcionamentos existentes.</text:span>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6" office:value-type="string">
            <text:p>Existe a preocupação. Eventualmente, elabora-se um relatório de resultados, mas sem frequência e sob demanda.</text:p>
          </table:table-cell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Busca informações e boas práticas de outros órgãos, mas não passa muita informação. Pouco participativo.</text:p>
          </table:table-cell>
          <table:table-cell table:style-name="ce51"/>
          <table:table-cell table:style-name="ce51" office:value-type="string">
            <text:p>x</text:p>
          </table:table-cell>
          <table:table-cell table:style-name="ce53" office:value-type="string">
            <text:p>É muito bom um Guia Orientativo, mas para ter efetividade, por experiência na APF, deve ser feito um normativo.</text:p>
          </table:table-cell>
          <table:table-cell table:style-name="ce53" office:value-type="string">
            <text:p><text:span text:style-name="T6">A DPF possui práticas </text:span><text:span text:style-name="T6">institucionalizadas em COBIT, ITIL e </text:span><text:span text:style-name="T6">ISO desde 2006, devido a auditoria </text:span><text:span text:style-name="T6">do TCU.</text:span></text:p>
            <text:p><text:span text:style-name="T6">Acórdão do TCU de 2008 alavancou </text:span><text:span text:style-name="T6">muito a governança de TI da DPF</text:span></text:p>
          </table:table-cell>
          <table:table-cell table:style-name="ce80" table:number-columns-repeated="787"/>
        </table:table-row>
        <table:table-row table:style-name="ro19">
          <table:table-cell table:style-name="ce44" office:value-type="string">
            <text:p>CADE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3" office:value-type="float" office:value="3">
            <text:p>3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Está a cargo do próprio CGTI e um de servidor específico do órgão que está fazendo mestrado neste tema.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2">
            <text:p>2</text:p>
          </table:table-cell>
          <table:table-cell table:style-name="ce53"/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style-name="ce53" office:value-type="string">
            <text:p><text:span text:style-name="T6">Existe apenas o plano de riscos no </text:span><text:span text:style-name="T6">PDTI.</text:span></text:p>
            <text:p/>
            <text:p><text:span text:style-name="T6">O CADE não tem POSIC, utiliza a </text:span><text:span text:style-name="T6">POSIC do MJ.</text:span>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6" office:value-type="string">
            <text:p>Existem áreas no CADE que são completamente dependentes de TI, inclusive com um orçamento muito maior, como é o caso do Laboratório Forense, que investiga formação de cartéis, dentre outros.</text:p>
          </table:table-cell>
          <table:table-cell table:style-name="ce53" table:number-columns-repeated="4"/>
          <table:table-cell table:style-name="ce53" office:value-type="float" office:value="4">
            <text:p>4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Existe um PEI publicado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<text:span text:style-name="T6">Foi publicado recentemente um </text:span><text:span text:style-name="T6">Catálogo de Serviços de TI contendo </text:span><text:span text:style-name="T6">informações de ANS's e ANO's. Para </text:span><text:span text:style-name="T6">esta primeira publicação (piloto), foi </text:span><text:span text:style-name="T6">mais uma prática de TI do que </text:span><text:span text:style-name="T6">participativa.</text:span></text:p>
            <text:p/>
            <text:p><text:span text:style-name="T6">No próximo ano será de </text:span><text:span text:style-name="T6">experimento, calibragem e avaliação. </text:span></text:p>
            <text:p/>
            <text:p><text:span text:style-name="T6">Nas próximas revisões, a intenção é </text:span><text:span text:style-name="T6">que as áreas de negócio participem </text:span><text:span text:style-name="T6">em conjunto destes SLA's. </text:span></text:p>
            <text:p/>
            <text:p><text:span text:style-name="T6">É utilizada a ferramenta GLPI.</text:span></text:p>
            <text:p/>
            <text:p><text:span text:style-name="T6">Está prevista também uma central </text:span><text:span text:style-name="T6">de serviço única para o ano que </text:span><text:span text:style-name="T6">vem.</text:span>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<text:span text:style-name="T6">Não existe o PETI.</text:span></text:p>
            <text:p/>
            <text:p><text:span text:style-name="T6">O PDTI existe, está publicado e em </text:span><text:span text:style-name="T6">vigor. Ele contém o PETI. </text:span></text:p>
            <text:p/>
            <text:p><text:span text:style-name="T6">Entende que o PETI deve ser para o </text:span><text:span text:style-name="T6">MJ e entidades vinculadas. Não há </text:span><text:span text:style-name="T6">necessidade de PETI específico para </text:span><text:span text:style-name="T6">o CADE devido ao tamanho.</text:span>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6" office:value-type="string">
            <text:p>O entrevistado crê que esta estrutura se enquadra mais em órgãos mais complexos e de grande porte.</text:p>
          </table:table-cell>
          <table:table-cell table:style-name="ce51" table:number-columns-repeated="2"/>
          <table:table-cell table:style-name="ce53" table:number-columns-repeated="2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6" office:value-type="string">
            <text:p>A cobrança é feita pontualmente para com os servidores, principalmente no que tange contratações e a IN04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<text:span text:style-name="T6">Existe uma área de auditoria interna, </text:span><text:span text:style-name="T6">a qual audita a TI anualmente. </text:span></text:p>
            <text:p/>
            <text:p><text:span text:style-name="T6">Possui também representante no </text:span><text:span text:style-name="T6">comitê de TI</text:span>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<text:span text:style-name="T6">Existe o regimento do comitê.</text:span></text:p>
            <text:p/>
            <text:p><text:span text:style-name="T6">Princípios e Diretrizes (P&amp;D) no PDTI </text:span><text:span text:style-name="T6">bem definidos</text:span>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Atuação dos órgãos governantes superiores (OGS), como SLTI, CNJ, CNMP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6" office:value-type="string">
            <text:p>Dependendo da situação, como para dispositivos em que haja interação com o usuário, uma participação da área finalística pode ser importante, mas não no que tange infraestrutura pesada (servidores, storage, etc).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6" office:value-type="string">
            <text:p>Esta prática está sendo passada neste ano pela TI à Alta Administração.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<text:span text:style-name="T6">O CADE possui mandato de 4 anos </text:span><text:span text:style-name="T6">para presidente, por isso sofre </text:span><text:span text:style-name="T6">menos.</text:span></text:p>
            <text:p/>
            <text:p><text:span text:style-name="T6">Alta administração também é </text:span><text:span text:style-name="T6">formada por servidores de carreira</text:span>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9" office:value-type="string">
            <text:p>Posicionamento hierárquico da TI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6" office:value-type="string">
            <text:p>Existe uma estrutura colegiada formalizada e atuante no CADE.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6" office:value-type="string">
            <text:p>Comitê de TI deliberativo, muito atuante e formado pelos dirigentes das áreas de negócio.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<text:span text:style-name="T6">Reuniões são realizadas de forma </text:span><text:span text:style-name="T6">quadrimestral.</text:span></text:p>
            <text:p/>
            <text:p><text:span text:style-name="T6">Não houve reuniões extraordinárias.</text:span>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4">
            <text:p>4</text:p>
          </table:table-cell>
          <table:table-cell table:style-name="ce59" office:value-type="string">
            <text:p><text:span text:style-name="T21">Representatividade das áreas de </text:span><text:span text:style-name="T21">negócio no Comitê de TI (cobertura </text:span><text:span text:style-name="T21">com participação de todas as áreas</text:span><text:span text:style-name="T23">)</text:span>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<text:span text:style-name="T6">Utiliza MGP-SISP, apesar de constar </text:span><text:span text:style-name="T6">uma MGP própria no PDTI.</text:span></text:p>
            <text:p/>
            <text:p><text:span text:style-name="T6">Existe uma estrutura organizacional, </text:span><text:span text:style-name="T6">que deveria ser o PMO corporativo </text:span><text:span text:style-name="T6">(Asplan), mas ela não atua de </text:span><text:span text:style-name="T6">maneira efetiva.</text:span>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<text:span text:style-name="T6">Possui esta cultura devido à </text:span><text:span text:style-name="T6">conformidade com o processo de </text:span><text:span text:style-name="T6">contratação com a IN04.</text:span></text:p>
            <text:p/>
            <text:p><text:span text:style-name="T6">Porém, de forma geral, estas </text:span><text:span text:style-name="T6">práticas são feitas isoladas, sob </text:span><text:span text:style-name="T6">demanda</text:span>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3" office:value-type="string">
            <text:p><text:span text:style-name="T6">Existe esta preocupação e o órgão </text:span><text:span text:style-name="T6">quer avançar nesta questão no </text:span><text:span text:style-name="T6">próximo ano, através de relatórios </text:span><text:span text:style-name="T6">de gestão, por exemplo.</text:span></text:p>
            <text:p/>
            <text:p><text:span text:style-name="T6">O entrevistado acha que deve ser </text:span><text:span text:style-name="T6">criado um modelo deste relatório </text:span><text:span text:style-name="T6">para SISP, o qual os órgãos possam </text:span><text:span text:style-name="T6">preenchê-lo e enviá-los, de maneira </text:span><text:span text:style-name="T6">pró-ativa, aos órgãos de controle</text:span>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6" office:value-type="string">
            <text:p>CGTI tem que atuar exaustivamente atrás da verba prometida</text:p>
          </table:table-cell>
          <table:table-cell table:style-name="ce51" table:number-columns-repeated="2"/>
          <table:table-cell table:style-name="ce53" table:number-columns-repeated="2"/>
          <table:table-cell table:style-name="ce51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6" office:value-type="string">
            <text:p>Existe uma preocupação e o órgão já iniciou algumas, como catálogo de serviços de TI e a central única de atendimento (Service Desk)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6" office:value-type="string">
            <text:p>O órgão utiliza o GEPNET juntamente com e planilhas, mas a gestão ainda é incipiente.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6" office:value-type="string">
            <text:p>Foram mapeadas apenas as competências que constam para a execução do PDTI. Não existe nada instituído pelo órgão.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9" office:value-type="string">
            <text:p>Formulário de Pesquisa de Satisfação do uso da TI (como o Gespública)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2">
            <text:p>2</text:p>
          </table:table-cell>
          <table:table-cell table:style-name="ce51" office:value-type="float" office:value="3">
            <text:p>3</text:p>
          </table:table-cell>
          <table:table-cell table:style-name="ce56" office:value-type="string">
            <text:p>A Alta Administração possui um bom perfil de gestor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6" office:value-type="string">
            <text:p>O comitê de TI deve ser atuante e efetivo; não basta apenas existir formalmente.</text:p>
          </table:table-cell>
          <table:table-cell table:style-name="ce51" table:number-columns-repeated="2"/>
          <table:table-cell table:style-name="ce53" table:number-columns-repeated="2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6" office:value-type="string">
            <text:p>Existe apenas uma preocupação com o tema.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6" office:value-type="string">
            <text:p>A possibilidade de compartilhamento é um ponto forte do sistema (oportunidade) que deveria ser mais e melhor explorado, para se buscar mais cooperação e menos competição. Afinal, o propósito de todos os órgãos é a prestação de serviço público.</text:p>
          </table:table-cell>
          <table:table-cell table:style-name="ce51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56" office:value-type="string">
            <text:p>Os dois modelos são muito importantes: os guias ajudam muito na implementação (por exemplo, Guia PDTI e Comitê de TI); e a norma dá força.</text:p>
          </table:table-cell>
          <table:table-cell table:style-name="ce74" office:value-type="string">
            <text:p>Formulário de satisfação: Existe esta preocupação registrado no PDTI do órgão.</text:p>
          </table:table-cell>
          <table:table-cell table:style-name="ce80" table:number-columns-repeated="787"/>
        </table:table-row>
        <table:table-row table:style-name="ro19">
          <table:table-cell table:style-name="ce45" office:value-type="string">
            <text:p>STN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4" office:value-type="string">
            <text:p>Existe uma área de risco da organização, mas sem foco em TI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4" office:value-type="string">
            <text:p>Algumas áreas como gestão de projetos, possui arranjos relacionados à riscos, mas ainda de forma inicial.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4" office:value-type="string">
            <text:p>O assunto foi incluído recentemente no planejamento estratégico, que vigorará para próximo ano.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0" office:value-type="string">
            <text:p><text:span text:style-name="T6">Possui para alguns serviços de Ti </text:span><text:span text:style-name="T6">que são mapeados como mais </text:span><text:span text:style-name="T6">críticos para negócio.</text:span></text:p>
            <text:p/>
            <text:p><text:span text:style-name="T6">Não existe a prática de <text:s/>analise </text:span><text:span text:style-name="T6">contínua para mapear quais são os </text:span><text:span text:style-name="T6">serviços, <text:s/>além dos que já estão </text:span><text:span text:style-name="T6">definidos pelo negócio, <text:s/>que </text:span><text:span text:style-name="T6">necessitam ser incluídos na gestão </text:span><text:span text:style-name="T6">de continuidade.</text:span></text:p>
          </table:table-cell>
          <table:table-cell table:style-name="ce50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 table:number-columns-repeated="5"/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54" office:value-type="string">
            <text:p>Possui PEI, PATI (da STN) e PDTI <text:s/>e o MF está fazendo um plano para todas as secretarias.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3">
            <text:p>3</text:p>
          </table:table-cell>
          <table:table-cell table:style-name="ce54" office:value-type="string">
            <text:p>TI participa do Planejamento estratégico. A TI faz o planejamento de TI, onde as priorizações são indicadas pela área de TI e comitê somente aprova.</text:p>
          </table:table-cell>
          <table:table-cell table:style-name="ce52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4" office:value-type="string">
            <text:p>Não utilizava os guias . Iniciou recentemente a <text:s/>utilizar 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4" office:value-type="string">
            <text:p>Está ligada a uma subsecretaria ....Acham que precisavam <text:s/>estar pelo menos um nível acima do atual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4" office:value-type="string">
            <text:p>Existe prática de treinamentos constantes sobre negócio para TI mas nem tanto de TI para áreas de negócio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4" office:value-type="string">
            <text:p>Sugestão condicionante : Participação e influência durante a elaboração do Planejamento Estratégico Institucional, com o intuito de colaborar proativamente na definição de objetivos estratégicos e metas factíveis.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4" office:value-type="string">
            <text:p>A cultura que prevalece é de que ninguém quer ser avaliado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4" office:value-type="string">
            <text:p>Definem poucos indicadores..</text:p>
          </table:table-cell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4" office:value-type="string">
            <text:p>Na STN, existe uma área, C GGOV dentro da COSIS: que trata somente alguns assuntos, como : métricas, projetos.</text:p>
          </table:table-cell>
          <table:table-cell table:style-name="ce52" table:number-columns-repeated="2"/>
          <table:table-cell table:style-name="ce50" table:number-columns-repeated="2"/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0" office:value-type="string">
            <text:p><text:span text:style-name="T6">Considera que essas diretrizes,em </text:span><text:span text:style-name="T6">alguns casos, <text:s/>até engessam a </text:span><text:span text:style-name="T6">implementação das ações.</text:span></text:p>
            <text:p><text:span text:style-name="T6">Ou seja, pode exercer influência </text:span><text:span text:style-name="T6">negativa.</text:span></text:p>
          </table:table-cell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60" office:value-type="string">
            <text:p><text:span text:style-name="T22">Na visão da Administração Pública </text:span><text:span text:style-name="T22">Federal, os condicionantes C26, C26 e </text:span><text:span text:style-name="T22">C28 são muito relevantes, mas para </text:span><text:span text:style-name="T22">um órgão que já possui uma certa </text:span><text:span text:style-name="T22">maturidade, dependendo de como </text:span><text:span text:style-name="T22">essas condicionantes são impostas, </text:span><text:span text:style-name="T22">elas podem prejudicar.</text:span><text:span text:style-name="T6">, tendo o </text:span><text:span text:style-name="T6">órgão que se adequar no que </text:span><text:span text:style-name="T6">consideram um “nivelamento por </text:span><text:span text:style-name="T6">baixo”</text:span></text:p>
          </table:table-cell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4" office:value-type="string">
            <text:p>A STN não é muito afetada pelo condicionante. O corpo gestor normalmente são servidores e não há muita rotatividade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4" office:value-type="string">
            <text:p>Não há uma periodicidade bem definida. As reuniões são marcadas quando as pessoas podem. Difícil conciliar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4" office:value-type="string">
            <text:p>O comitê existente na STN é deliberativo</text:p>
          </table:table-cell>
          <table:table-cell table:style-name="ce52" office:value-type="float" office:value="2">
            <text:p>2</text:p>
          </table:table-cell>
          <table:table-cell table:style-name="ce50" office:value-type="string">
            <text:p>N/A</text:p>
          </table:table-cell>
          <table:table-cell table:style-name="ce54" office:value-type="string">
            <text:p>Na estrutura da STN todos os comitês são as mesmas pessoas. A Segregação não traria ganho.</text:p>
          </table:table-cell>
          <table:table-cell table:style-name="ce52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4" office:value-type="string">
            <text:p>Poucas reuniões são realizadas.</text:p>
          </table:table-cell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4" office:value-type="string">
            <text:p>Reconhecem a importância mas precisam melhorar.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Na organização, existe a cultura que de dinheiro não é o problema <text:s/>para executar as ações. Talvez por isso a viabilidade não é realizada de forma cultural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A alta administração garante dentro do orçamento do órgão, uma <text:s/>parte para TI mas não monitora.</text:p>
          </table:table-cell>
          <table:table-cell table:style-name="ce52" table:number-columns-repeated="2"/>
          <table:table-cell table:style-name="ce50" table:number-columns-repeated="2"/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4" office:value-type="string">
            <text:p>Existe práticas iniciais na organização e a TI começou a realizar também, de forma inicial.</text:p>
          </table:table-cell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4" office:value-type="string">
            <text:p>Não acha que é algo que influencia tanto ....nao tem influência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Existe o anseio por isso, mas não existe formalizado na organização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string">
            <text:p>X</text:p>
          </table:table-cell>
          <table:table-cell table:style-name="ce52"/>
          <table:table-cell table:style-name="ce69" office:value-type="string">
            <text:p><text:span text:style-name="T6">O caráter normativo poderia fazer </text:span><text:span text:style-name="T6">com que a organização retrocedesse </text:span><text:span text:style-name="T6">em iniciativas já existentes, se viesse </text:span><text:span text:style-name="T6">de forma a padronizar os órgãos. </text:span><text:span text:style-name="T6">Poderia nivelar por baixo o que já </text:span><text:span text:style-name="T6">está em evolução. Por esse motivo, </text:span><text:span text:style-name="T6">prefere a opção orientativo. </text:span></text:p>
            <text:p><text:span text:style-name="T6">Porém, essa percepção está </text:span><text:span text:style-name="T6">relacionada à maturidade já mais </text:span><text:span text:style-name="T6">elevada da STN. Entendem que </text:span><text:span text:style-name="T6">quando não há cultura no órgão, a </text:span><text:span text:style-name="T6">norma ajuda mais.</text:span></text:p>
            <text:p><text:span text:style-name="T6"/></text:p>
            <text:p><text:span text:style-name="T28">Mesmo não sendo essa a opção </text:span><text:span text:style-name="T28">escolhida, pondera que a norma </text:span><text:span text:style-name="T28">ajuda a <text:s/>sensibilizar a alta </text:span><text:span text:style-name="T28">administração sobre a importância </text:span><text:span text:style-name="T28">de alguns temas. Para normatizar, é </text:span><text:span text:style-name="T28">importante normatizar o “quê”. O </text:span><text:span text:style-name="T28">“como” ficaria para um guia.</text:span></text:p>
          </table:table-cell>
          <table:table-cell table:style-name="ce54"/>
          <table:table-cell table:style-name="ce80" table:number-columns-repeated="63"/>
          <table:table-cell table:style-name="ce82" table:number-columns-repeated="724"/>
        </table:table-row>
        <table:table-row table:style-name="ro19">
          <table:table-cell table:style-name="ce43" office:value-type="string">
            <text:p>SISP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53" office:value-type="string">
            <text:p>Incluir como condicionante da <text:s/>governança dos riscos de TI 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6" office:value-type="string">
            <text:p>Fernando :Ao ler o condicionante, o respondente questionou sobre quais seriam as partes mencionadas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6" office:value-type="string">
            <text:p>Respondente acha que a forma como atualmente os órgãos de controle atuam não é a melhor forma. É relevante mas não muito.</text:p>
          </table:table-cell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53"/>
          <table:table-cell table:style-name="ce75" office:value-type="string">
            <text:p><text:span text:style-name="T31">Com relação à escala proposta, acha </text:span><text:span text:style-name="T31">que existe uma tendência de respostas </text:span><text:span text:style-name="T31">serem <text:s/>em sua grande maioria “4 – Muito </text:span><text:span text:style-name="T31">Relevante”. Pensar sobre isso.</text:span></text:p>
            <text:p><text:span text:style-name="T31">Pesquisar no dicionário se <text:s/></text:span><text:span text:style-name="T31">“CONDICIONANTE” é “masculino” ou </text:span><text:span text:style-name="T31">“feminino”.</text:span></text:p>
          </table:table-cell>
          <table:table-cell table:style-name="ce80" table:number-columns-repeated="787"/>
        </table:table-row>
        <table:table-row table:style-name="ro19">
          <table:table-cell table:style-name="ce45" office:value-type="string">
            <text:p>SGPR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4" office:value-type="string">
            <text:p>não possuir quadro próprio ( alta rotatividade) influencia na insuficiência de cultura. relacionada à riscos .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54" office:value-type="string">
            <text:p>DITEC possui termo de cooperação com a Imprensa Nacional para redundância (storages, sistemas, etc)</text:p>
          </table:table-cell>
          <table:table-cell table:style-name="ce50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4" office:value-type="string">
            <text:p>Ex.: <text:s text:c="2"/>Citou o <text:s/>sistema SIDOF ( tramitação documentos oficiais) <text:s/>e o uso certificado digitais/ assinatura digital como exemplo da relevância.</text:p>
          </table:table-cell>
          <table:table-cell table:style-name="ce50" table:number-columns-repeated="4"/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54" office:value-type="string">
            <text:p>Algumas Secretarias ainda não possuem PEI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 office:value-type="string">
            <text:p><text:span text:style-name="T5">Possuem <text:s/>“Gerentes de Contas” junto às </text:span><text:span text:style-name="T5">áreas, recebendo demandas e </text:span><text:span text:style-name="T5">prospectando novas demandas entre as </text:span><text:span text:style-name="T5">14 unidades (pontas). Com a alta </text:span><text:span text:style-name="T5">administração a interação ocorre nas </text:span><text:span text:style-name="T5">reuniões do comitê..</text:span></text:p>
            <text:p/>
            <text:p><text:span text:style-name="T5">Das 14 secretarias:</text:span></text:p>
            <text:p/>
            <text:p><text:span text:style-name="T5">a) Algumas (06) dependem totalmente </text:span><text:span text:style-name="T5">dos serviços da DITEC. <text:s/></text:span></text:p>
            <text:p/>
            <text:p><text:span text:style-name="T5">b) Algumas dependem muito </text:span><text:span text:style-name="T5">atualmente mas que tendem a serem </text:span><text:span text:style-name="T5">autônomas em algum tempo;</text:span></text:p>
            <text:p/>
            <text:p><text:span text:style-name="T5">c) Outras são <text:s/>totalmente </text:span><text:span text:style-name="T5">independentes da DITEC, tendo área de </text:span><text:span text:style-name="T5">TI própria.. Ex.: SDH</text:span></text:p>
          </table:table-cell>
          <table:table-cell table:style-name="ce52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<text:span text:style-name="T5">A ausência desse manuais não impedem </text:span><text:span text:style-name="T5">os planos de serem realizados.</text:span></text:p>
            <text:p/>
            <text:p><text:span text:style-name="T5"><text:s/></text:span><text:span text:style-name="T5">A <text:s/>evolução de maturidade da </text:span><text:span text:style-name="T5">organização SGRP facilitou a aderência </text:span><text:span text:style-name="T5">aos guias</text:span>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<text:span text:style-name="T5">Dado os serviços que a TI presta </text:span><text:span text:style-name="T5">atualmente, não é <text:s/>adequado a área </text:span><text:span text:style-name="T5">estar vinculada à <text:s/>uma área </text:span><text:span text:style-name="T5">administrativa., que é o <text:s/>modelo </text:span><text:span text:style-name="T5">hierárquico muito utilizado no governo , </text:span><text:span text:style-name="T5">inclusive da SGPR.</text:span></text:p>
            <text:p/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4" office:value-type="string">
            <text:p>As áreas <text:s/>de negócio que possuem pequenos núcleos de Ti normalmente não passam as demandas para a DITEC, demonstrando uma possível falta de confiança, segundo os respondentes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4" office:value-type="string">
            <text:p>Consideram essas práticas incipientes na organização. Somente as equipes de desenvolvimento utilizam algumas dessas práticas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4" office:value-type="string">
            <text:p>Sentem a falta de uma equipe com essas características na SGPR.</text:p>
          </table:table-cell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4" office:value-type="string">
            <text:p>A auditoria interna da SGPR possui uma equipe específica para auditorias de TI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4" office:value-type="string">
            <text:p>CONSIDERAM INEGOCIVEL ESSE PODER DE DECISAO SAIR DA TI, TANTO INFRA QUANTO ARQUITETURA</text:p>
          </table:table-cell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4" office:value-type="string">
            <text:p>CONSIDERAM INEGOCIVEL ESSE PODER DE DECISAO SAIR DA TI, TANTO INFRA QUANTO ARQUITETURA</text:p>
          </table:table-cell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<text:span text:style-name="T5">Mudança <text:s/>desse tipo ocorre com </text:span><text:span text:style-name="T5">frequência no órgão e o impacto é </text:span><text:span text:style-name="T5">sentido na dificuldade de incorporar </text:span><text:span text:style-name="T5">qualquer cultura na organização.</text:span></text:p>
            <text:p><text:span text:style-name="T5">Considerou o condicionante de maior </text:span><text:span text:style-name="T5">impacto da prática.</text:span>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2">
            <text:p>2</text:p>
          </table:table-cell>
          <table:table-cell table:style-name="ce50" office:value-type="string">
            <text:p>N/A</text:p>
          </table:table-cell>
          <table:table-cell table:style-name="ce54" office:value-type="string">
            <text:p>CONSIDERAM A DITEC COM ATRIBUIÇÕES DE UM COMITÊ EXECUTIVO (GESTAO) E O COMITÊ GESTOR <text:s/>COM ATRIBUIÇÕES DE COMITÊ ESTRATÉGICO ( GOVENANÇA). <text:s/>Não consideram relevante ter dois comitês.</text:p>
          </table:table-cell>
          <table:table-cell table:style-name="ce52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4" office:value-type="string">
            <text:p>O REGIMENTO DIZ QUE AS REUNIÕES SERIAM BIMESTRAIS MAS NA PRATICA É MELHOR: OCORREM MENSALMENTE ( em caráter extraordinário)</text:p>
          </table:table-cell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4" office:value-type="string">
            <text:p>SOMENTE EM CONTRATAÇÕES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 office:value-type="string">
            <text:p><text:span text:style-name="T5">O Comitê realiza o acompanhamento da </text:span><text:span text:style-name="T5">Gestão orçamentária e financeira. </text:span></text:p>
            <text:p/>
            <text:p><text:span text:style-name="T5">NÃO E INSTITUCIONALIZADO MAS <text:s/></text:span><text:span text:style-name="T5">TODO INICIO DO ANO O VALOR DO </text:span><text:span text:style-name="T5">ORÇAMENTO DE TI É DEFINIDO <text:s/>E ESSE </text:span><text:span text:style-name="T5">VALOR ORIENTA O PLANO DE METAS. </text:span></text:p>
            <text:p/>
            <text:p><text:span text:style-name="T5">EXISTE NA DITEC O </text:span><text:span text:style-name="T5">ACOMPANHAMENTO ORÇAMENTARIO E </text:span><text:span text:style-name="T5">FINANCEIRO PARA TODAS AS AÇÕES DE </text:span><text:span text:style-name="T5">TI.</text:span></text:p>
            <text:p/>
            <text:p><text:span text:style-name="T5">ESSE ACOMPANHEMNTO </text:span><text:span text:style-name="T5">ORÇAMENTÁRIO TAMBÉM E REALIZADO </text:span><text:span text:style-name="T5">NO AMBITO DO COMITE CGTI</text:span></text:p>
          </table:table-cell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 office:value-type="string">
            <text:p><text:span text:style-name="T5">NO ÓRGÃO NAO É UMA ATRIBUIÇÃO DA </text:span><text:span text:style-name="T5">TI FAZER A GESTÃO POR </text:span><text:span text:style-name="T5">COMPETÊNCIAS .</text:span></text:p>
            <text:p/>
            <text:p><text:span text:style-name="T5">A TI NECESSITA DE PESSOAS <text:s/>COM </text:span><text:span text:style-name="T5">ESPECIALIDADES EM OUTRAS AREAS : </text:span><text:span text:style-name="T5">EX; PESSOAS QUE ENTENDAM DE </text:span><text:span text:style-name="T5">ORÇAMENTO. <text:s/></text:span></text:p>
          </table:table-cell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4" office:value-type="string">
            <text:p>O comitê (alta administração) ainda possui membros que não possuem esse conhecimento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4" office:value-type="string">
            <text:p>O NÍVEL ESTRATÉGICO DO COMITE GESTOR DE TI TEM AUMENTADO : CHEGARAM A TER CHEFES DE GABINETE COMO MEMBROS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4" office:value-type="string">
            <text:p>O PAPEL DO TCU NESSE PROCESSO FOI MUITO IMPORTANTE : <text:s/>IMPULSIONOU A TI A EVOLUIR E A ALTA ADMINISTRAÇÃO A SE CONSCIENTIZAR. 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4" office:value-type="string">
            <text:p>UM DOS TRIPÉS <text:s/>QUE REGEM A GESTAO ATUAL DA DITEC É A COMUNICAÇÃO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4" office:value-type="string">
            <text:p>PODERIA SER 4 PELAS INICIATIVAS DA DIRETORIA <text:s/>MAS DENTRE OS ENVOLVIDOS AINDA TEM UM OU OUTRO QUE NÃO INCORPOROU A CULTURA</text:p>
          </table:table-cell>
          <table:table-cell table:style-name="ce52" table:number-columns-repeated="2"/>
          <table:table-cell table:style-name="ce50"/>
          <table:table-cell table:style-name="ce62" office:value-type="string">
            <text:p>Comunicaçaõ é uma diretriz da DITEC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 office:value-type="string">
            <text:p><text:span text:style-name="T5">ELOGIO PARA ATUAÇÃO DO ATUAL </text:span><text:span text:style-name="T5">SECRETARIO ADJUNTO DA SLTI EM:</text:span></text:p>
            <text:p><text:span text:style-name="T5">- <text:s/>OUVIR OS ÓRGÃOS DO SISP</text:span></text:p>
            <text:p><text:span text:style-name="T5">- OPORTUNIDADE DE COMPOR PAUTAS </text:span><text:span text:style-name="T5">COM ASSUNTOS QUE SÃO DE </text:span><text:span text:style-name="T5">INTERESSE DO SISTEMA</text:span></text:p>
            <text:p><text:span text:style-name="T5">- AÇÕES COLETIVAS COMO O ASSUNTO : </text:span><text:span text:style-name="T5">QTD DE NORMAS GSI</text:span></text:p>
          </table:table-cell>
          <table:table-cell table:style-name="ce52"/>
          <table:table-cell table:style-name="ce52" office:value-type="string">
            <text:p>X</text:p>
          </table:table-cell>
          <table:table-cell table:style-name="ce50" office:value-type="string">
            <text:p>PARA A REALIDADE DO ÓRGÃO, UMA POLITICA.TRARIA MAIS BENEFÍCIOS, POIS SOMENTE O ORIENTATIVO NAO CONSEGUIRIA CONVENCER AS 14 SECRETARIAS .</text:p>
          </table:table-cell>
          <table:table-cell table:style-name="ce54"/>
          <table:table-cell table:style-name="ce80" table:number-columns-repeated="63"/>
          <table:table-cell table:style-name="ce82" table:number-columns-repeated="724"/>
        </table:table-row>
        <table:table-row table:style-name="ro19">
          <table:table-cell table:style-name="ce46" office:value-type="string">
            <text:p>MTE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0"/>
          <table:table-cell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style-name="ce50" office:value-type="string">
            <text:p>Eles acham que se a alta adm não patrocinar, eles conseguem realizar a gov. de riscos da mesma forma.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Dificuldade de entendimento (do condicionante pelo órgão)</text:p>
          </table:table-cell>
          <table:table-cell table:style-name="ce50" table:number-columns-repeated="4"/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/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3">
            <text:p>3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0" office:value-type="string">
            <text:p>Marcaram o guia e a política como relevantes.</text:p>
          </table:table-cell>
          <table:table-cell table:style-name="ce50"/>
          <table:table-cell table:style-name="ce80" table:number-columns-repeated="63"/>
          <table:table-cell table:style-name="ce82" table:number-columns-repeated="724"/>
        </table:table-row>
        <table:table-row table:style-name="ro19">
          <table:table-cell table:style-name="ce46" office:value-type="string">
            <text:p>MT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4">
            <text:p>4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4">
            <text:p>4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4">
            <text:p>4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 table:number-columns-repeated="5"/>
          <table:table-cell table:style-name="ce50" office:value-type="float" office:value="4">
            <text:p>4</text:p>
          </table:table-cell>
          <table:table-cell table:style-name="ce50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<text:span text:style-name="T6">Os entrevistados disseram que a </text:span><text:span text:style-name="T6">atuação da SLTI é muito importante. </text:span></text:p>
            <text:p/>
            <text:p><text:span text:style-name="T6">A utilização de materiais comuns <text:s/></text:span><text:span text:style-name="T6">permite comparabilidade com outros </text:span><text:span text:style-name="T6">órgãos.</text:span>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 office:value-type="string">
            <text:p>Pessoal em termos quantitativo e qualitativo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 office:value-type="string">
            <text:p><text:span text:style-name="T6">Não há acordo de nível de serviço </text:span><text:span text:style-name="T6">com os clientes.</text:span></text:p>
            <text:p/>
            <text:p><text:span text:style-name="T6">Há apenas gestão de fornecedores.</text:span>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 office:value-type="string">
            <text:p><text:span text:style-name="T6">Foi implantado o escritório de </text:span><text:span text:style-name="T6">métricas, escritório de projetos e </text:span><text:span text:style-name="T6">escritório de contratações de TI. </text:span></text:p>
            <text:p><text:span text:style-name="T6">(há o núcleo de gerenciamento de </text:span><text:span text:style-name="T6">projetos na TI</text:span>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4" office:value-type="string">
            <text:p>Há pessoal qualificado, mas não em número suficiente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4" office:value-type="string">
            <text:p>Há o profissional (é da CGU), mas não faz auditoria de TI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4" office:value-type="string">
            <text:p>Não há política de governança.</text:p>
          </table:table-cell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4" office:value-type="string">
            <text:p>Entende que o mais adequado seria o federado.</text:p>
          </table:table-cell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4" office:value-type="string">
            <text:p>Já ocorre dessa forma no MT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4" office:value-type="string">
            <text:p>Hoje não influencia tanto devido aos planos já esaterem estabelecidos. Eles tem o desafio de implantar a governança corporativa no MT. Tem possibilidade da TI vir a ser uma diretoria vinculada à SE e um escritório de proj. <text:s/>estratégicos vinculados à SE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4" office:value-type="string">
            <text:p>Há um regimento interno.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3">
            <text:p>3</text:p>
          </table:table-cell>
          <table:table-cell table:style-name="ce54" office:value-type="string">
            <text:p>É três, pois independente de ir o titular ou o substituto, a decisão está alinhada. Mesmo se o substituo for quem vai à reunião, não há problemas, pois ele é competente para tal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4" office:value-type="string">
            <text:p>Comitê Deliberativo.</text:p>
          </table:table-cell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<text:span text:style-name="T6">Eles possuem os dois.</text:span></text:p>
            <text:p><text:span text:style-name="T6">CETIC = no âmbito do setor de </text:span><text:span text:style-name="T6">transportes</text:span></text:p>
          </table:table-cell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4" office:value-type="string">
            <text:p>Ainda não tem catálogo de serviços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4" office:value-type="string">
            <text:p>Não tem pessoal qualificado e suficiente.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3">
            <text:p>3</text:p>
          </table:table-cell>
          <table:table-cell table:style-name="ce54" office:value-type="string">
            <text:p>Essa análise é feita apenas para contratações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4" office:value-type="string">
            <text:p>Porém, fatores externos influenciam na previsibilidade (cortes)</text:p>
          </table:table-cell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4" office:value-type="string">
            <text:p>Não há plano de capacidade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62" office:value-type="string">
            <text:p>Pessoal Disponível e Capacitado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4" office:value-type="string">
            <text:p>Eles apoiam o PEI e não possuem conhecimentos em governança de TI. Digamos que seja inicial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4" office:value-type="string">
            <text:p>Não há dificuldade de envolvê-los por falta de conhecimento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4" office:value-type="string">
            <text:p>Eles não tem conhecimento de que é responsabilidade deles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4" office:value-type="string">
            <text:p>Acham que a mudança no cenário político não deveria influenciar, pois deveria ser seguido os planos. Só que acham que hoje influencia.</text:p>
          </table:table-cell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4" office:value-type="string">
            <text:p>Esses canais são estabelecidos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62" office:value-type="string">
            <text:p>Pessoal Qualificado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68" office:value-type="string">
            <text:p>O compartilhamento poderia ser maior. Entendem que hoje é feito pela CC/SISP. Ainda é necessário melhorar a a relação: mais competitiva do que colaborativa.</text:p>
          </table:table-cell>
          <table:table-cell table:style-name="ce5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42" office:value-type="string">
            <text:p><text:span text:style-name="T29">Solicitam o apoio de consultoria, para </text:span><text:span text:style-name="T29">auxiliar na implementação da </text:span><text:span text:style-name="T29">governança de TI no órgão, pois o guia </text:span><text:span text:style-name="T29">apenas orienta os órgãos de forma geral. </text:span></text:p>
            <text:p><text:span text:style-name="T29">Disseram que a sensibilização em </text:span><text:span text:style-name="T29">governança de TI é muito importante </text:span><text:span text:style-name="T29">para a alta adm. </text:span></text:p>
            <text:p><text:span text:style-name="T29">Disseram que a política é importante, </text:span><text:span text:style-name="T29">mas não pode ser exigida sem prover </text:span><text:span text:style-name="T29">também os meios para viabilizá-la. É </text:span><text:span text:style-name="T29">necessário principalmente de pessoal!</text:span></text:p>
          </table:table-cell>
          <table:table-cell table:style-name="ce50"/>
          <table:table-cell table:style-name="ce80" table:number-columns-repeated="63"/>
          <table:table-cell table:style-name="ce82" table:number-columns-repeated="724"/>
        </table:table-row>
        <table:table-row table:style-name="ro19">
          <table:table-cell table:style-name="ce47" office:value-type="string">
            <text:p>MP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 table:number-columns-repeated="5"/>
          <table:table-cell table:style-name="ce53" office:value-type="float" office:value="4">
            <text:p>4</text:p>
          </table:table-cell>
          <table:table-cell table:style-name="ce53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Eduardo : Os guias da SLTI precisam ser bem elaborados para serem considerados “Muito Relevantes”. Caso não tenha esse cuidado, inclusive quanto à aplicabilidade, pode ser um complicador, tornando-os tornando “Pouco relevantes”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6" office:value-type="string">
            <text:p>DIVERGENCIAS ENTRE VISÕES. <text:s/>Eduardo considera que atuação dos órgão de controle é muito relevante para a prática Conformidade, do ponto de vista científico. Entretanto, no aspecto real, concordou com comentário de outro respondente de que a forma como atualmente ocorre essa atuação não é a melhor forma</text:p>
          </table:table-cell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6" office:value-type="string">
            <text:p>Eduardo : Considerou a escala “3” <text:s/>pois acha que, para esse caso específico, a área de negócio deveria ser destacada como responsável/protagonista das decisões citadas e não a forma “colegiada” como está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63" office:value-type="string">
            <text:p><text:span text:style-name="T26">Eduardo : incluir o condicionante </text:span><text:span text:style-name="T26">“</text:span><text:span text:style-name="T27">Compartilhamento do conhecimento </text:span><text:span text:style-name="T27">(tanto da TI para o negócio, quanto </text:span><text:span text:style-name="T27">do negócio para a TI)” . Na opinião </text:span><text:span text:style-name="T27">do respondente essa troca de </text:span><text:span text:style-name="T27">conhecimento é fundamental para <text:s/></text:span><text:span text:style-name="T27">que os usuários de recursos de TI </text:span><text:span text:style-name="T27">conheçam quais são de fato os </text:span><text:span text:style-name="T27">recursos de TI e quais não são. </text:span><text:span text:style-name="T27">Citou exemplo de que a <text:s/>tomada </text:span><text:span text:style-name="T27">elétrica ou a construção da sala-</text:span><text:span text:style-name="T27">cofre não são recursos da TI e em </text:span><text:span text:style-name="T27">muitos casos os gestores <text:s/></text:span><text:span text:style-name="T27">consideram como sendo. </text:span>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string">
            <text:p>X</text:p>
          </table:table-cell>
          <table:table-cell table:style-name="ce51"/>
          <table:table-cell table:style-name="ce70" office:value-type="string">
            <text:p>Obs do respondente:O Guia traria mais benefícios pois ajudaria ao órgão a construir a maturidade <text:s/>em Governança de TI antes de ser cobrado. Segundo ele, uma norma não consegue ser aplicada dependendo do estágio de maturidade do órgão e pode engessar a governança de TI. <text:s/>Considera que a parte relevante do caráter normativo é que ajuda a ter patrocínio.</text:p>
          </table:table-cell>
          <table:table-cell table:style-name="ce76" office:value-type="string">
            <text:p><text:span text:style-name="T34">OUTRAS CONSIDERAÇÕES ( seção </text:span><text:span text:style-name="T34">incluída no momento da entrevista)</text:span></text:p>
            <text:p><text:span text:style-name="T31">com relação à resposta assistida e o </text:span><text:span text:style-name="T31">tempo sugeriu que no momento do </text:span><text:span text:style-name="T31">agendamento enfatizar a importância </text:span><text:span text:style-name="T31">do respondente analisar previamente </text:span><text:span text:style-name="T31">o questionário. Dessa forma, <text:s/>a <text:s/>coleta </text:span><text:span text:style-name="T31">de contribuições ficará mais rica, com </text:span><text:span text:style-name="T31">mais exemplos e reflexões do </text:span><text:span text:style-name="T31">entrevistado, otimizando o tempo </text:span></text:p>
          </table:table-cell>
          <table:table-cell table:style-name="ce80" table:number-columns-repeated="787"/>
        </table:table-row>
        <table:table-row table:style-name="ro19">
          <table:table-cell table:style-name="ce48" office:value-type="string">
            <text:p>MI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 office:value-type="string">
            <text:p>Não adianta ter somente políticas e não possuir cultura organizacional para atender às políticas. E não considera fácil conseguir alcançar essa cultura.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1">
            <text:p>1</text:p>
          </table:table-cell>
          <table:table-cell table:style-name="ce50"/>
          <table:table-cell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style-name="ce50" office:value-type="string">
            <text:p>Acredita que por falta de conhecimento do assunto, a alta administração não se envolve em patrocinar proativamente a governança de riscos.</text:p>
            <text:p>A alta administração do MI é um corpo técnico <text:s/>com especialidade em <text:s/>gestão e sempre que lhe é apresentada uma preocupação/ação relacionada à gestão/governança tenta patrocinar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0" office:value-type="string">
            <text:p><text:s/>A TI do MI já está se preocupando <text:s/>com o assunto gestão de continuidade do negócio. Está promovendo ações para formalizar <text:s/>planos <text:s/>e processos relativos.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0"/>
          <table:table-cell table:style-name="ce50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string">
            <text:p>Orçamento</text:p>
            <text:p>Também sugeriu outro novo condicionante: práticas de monitoramento de riscos. O consultor informou que a prática está contida no condicionante: Existência de arranjos (políticas, estruturas organizacionais, processos, etc.) para a gestão dos riscos de TI.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4">
            <text:p>4</text:p>
          </table:table-cell>
          <table:table-cell table:style-name="ce50" office:value-type="string">
            <text:p>No MI, nada que as secretarias pediram no PDTI deixou de ser realizado.A TI não deixa de atender às demandas das áreas de negócio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1">
            <text:p>1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Órgão estruturados em forma de Diretoria (estratégico) tendem a conseguir se alinhar melhor. Entretanto, nem todo órgão, por exemplo, consegue se estruturar hierarquicamente de forma estratégica. Atualmente <text:s/>o MI não possui hierarquicamente essa estruturação mas caminha para isso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 office:value-type="string">
            <text:p>Na TI há um responsável por cada Secretaria finalística, com conhecimento sobre a atividade daquela Secretaria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 office:value-type="string">
            <text:p>Quando isso ocorre, a alta administração patrocina mais as ações de TI</text:p>
          </table:table-cell>
          <table:table-cell table:style-name="ce52" table:number-columns-repeated="2"/>
          <table:table-cell table:style-name="ce50"/>
          <table:table-cell table:style-name="ce50" office:value-type="string">
            <text:p>&lt; Necessário patrocínio para todas as ações e condicionantes citados. Percebe o patrocínio como o condicionante mais relevante para essa prática.&gt;</text:p>
            <text:p>Acha que é necessário patrocínio da Alta Administração <text:s/>para todas as ações e condicionantes citados nessa prática. 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0" office:value-type="string">
            <text:p>O MI está iniciando essas práticas via Escritório de Projetos, que é organizacional, mas que foi estimulado pela TI que hoje só o apoia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 office:value-type="string">
            <text:p>O MI está iniciando essas práticas via Escritório de Projetos, que é organizacional, mas que foi estimulado pela TI que hoje só o apoia.<text:span text:style-name="T6">No MI existem iniciativas para </text:span><text:span text:style-name="T6">criar essa estrutura. </text:span>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0" office:value-type="string">
            <text:p>Existe a estrutura organizacional mas não realiza auditoria da TI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2">
            <text:p>2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Não considera que a atuação <text:s/>como é realizada atualmente seja muito relevante. Somente apontar o problema não ajuda melhorar a governança de TI.</text:p>
          </table:table-cell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2">
            <text:p>2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 office:value-type="string">
            <text:p><text:span text:style-name="T6">O MI hoje se enquadrou na escala </text:span><text:span text:style-name="T6">03 mas acha que essa realidade é </text:span><text:span text:style-name="T6">fortemente influenciada pelo </text:span><text:span text:style-name="T6">condicionante: mudanças no cenário </text:span><text:span text:style-name="T6">político.</text:span></text:p>
            <text:p><text:span text:style-name="T6">Percebe os concionantes C32 e C33 </text:span><text:span text:style-name="T6">diretamente relacionados.</text:span></text:p>
          </table:table-cell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2">
            <text:p>2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2">
            <text:p>2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3">
            <text:p>3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2">
            <text:p>2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3">
            <text:p>3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Afirmou que não é possível existir alinhamento sem a existência de um comitê de TI</text:p>
          </table:table-cell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 office:value-type="string">
            <text:p>O MI possui uma rede social colaborativa, inclusive <text:s/>o comitê de TI está inserido nessa rede.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string">
            <text:p>X</text:p>
          </table:table-cell>
          <table:table-cell table:style-name="ce52"/>
          <table:table-cell table:style-name="ce71" office:value-type="string">
            <text:p><text:span text:style-name="T30">Nesse momento o guia é mais </text:span><text:span text:style-name="T30">importante por <text:s/>governança de TI ser um </text:span><text:span text:style-name="T30">assunto amplo e é necessário que os </text:span><text:span text:style-name="T30">órgãos saibam por onde começar e por </text:span><text:span text:style-name="T30">que motivo. Pode ser um guia com <text:s/>as </text:span><text:span text:style-name="T30">principais diretrizes. <text:s/></text:span></text:p>
            <text:p><text:span text:style-name="T31">Uma coisa não inviabiliza a outra e o </text:span><text:span text:style-name="T31">aspecto normativo também é importante. </text:span><text:span text:style-name="T31">Sugere que primeiro seja lançado um </text:span><text:span text:style-name="T31">guia (orientativo) e só depois uma </text:span><text:span text:style-name="T31">Política ( normativa).</text:span></text:p>
            <text:p><text:span text:style-name="T31">Sugeriu que o modelo deve fundamentar </text:span><text:span text:style-name="T31">a importância de se ter governança de </text:span><text:span text:style-name="T31">TI, definir diretrizes básicas e </text:span><text:span text:style-name="T31">orientações de como estruturá-la.</text:span></text:p>
            <text:p><text:span text:style-name="T32"/></text:p>
            <text:p><text:span text:style-name="T33">OUTRAS CONSIDERAÇÕES:</text:span></text:p>
            <text:p><text:span text:style-name="T31">Considerou que o grupo pode encontrar </text:span><text:span text:style-name="T31">dificuldades para conciliar o tempo </text:span><text:span text:style-name="T31">necessário para aplicação do </text:span><text:span text:style-name="T31">questionário e o tempo disponível por </text:span><text:span text:style-name="T31">parte dos gestores.</text:span></text:p>
          </table:table-cell>
          <table:table-cell table:style-name="ce50"/>
          <table:table-cell table:style-name="ce80" table:number-columns-repeated="63"/>
          <table:table-cell table:style-name="ce82" table:number-columns-repeated="724"/>
        </table:table-row>
        <table:table-row table:style-name="ro19">
          <table:table-cell table:style-name="ce47" office:value-type="string">
            <text:p>MEC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4">
            <text:p>4</text:p>
          </table:table-cell>
          <table:table-cell table:style-name="ce53" office:value-type="string">
            <text:p>Possuem contrato com a empresa Módulo ( referência no assunto) e pessoas da casa. Possuem 03 pessoas alocadas e dedicadas ao assunto.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3">
            <text:p>3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3">
            <text:p>3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3">
            <text:p>3</text:p>
          </table:table-cell>
          <table:table-cell table:style-name="ce53" office:value-type="string">
            <text:p>Possui plano mas não está formalizado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3">
            <text:p>3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Muito relevante para sistemas críticos.</text:p>
          </table:table-cell>
          <table:table-cell table:style-name="ce53" table:number-columns-repeated="4"/>
          <table:table-cell table:style-name="ce53" office:value-type="float" office:value="4">
            <text:p>4</text:p>
          </table:table-cell>
          <table:table-cell table:style-name="ce53" office:value-type="float" office:value="4">
            <text:p>4</text:p>
          </table:table-cell>
          <table:table-cell table:style-name="ce53" office:value-type="string">
            <text:p>Possuem: Plano Nacional Educação (PNE), PEI, PETI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<text:span text:style-name="T3">Falhas que percebem :</text:span></text:p>
            <text:p><text:span text:style-name="T3">- Falta a participação das áreas de </text:span><text:span text:style-name="T3">negocio;</text:span></text:p>
            <text:p><text:span text:style-name="T3">- Centralização no secretario </text:span><text:span text:style-name="T3">executivo</text:span>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Sugeriu um Guia da SLTI para planejamento estratégic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Os planejamentos são aprovados pelo comitê e pelo secretário executivo. As ações de Ti são alinhadas aos planos institucionais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Impacta muito!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Ser Diretoria e estar ligado a secretaria, como é o caso do Mec, <text:s/>ajuda muito a obter alinhamento estratégico. 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Esse condicionante no MEC é deficiente em relação às áreas de negócio. Em relação ao SE é avançado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No MEC, quando a TI trata sistema de criticidade alta a confiança é avançada. Nos de criticidade menor, essa relação cai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Entendem que o negócio conhecer muito de TI pode atrapalhar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É avançado apenas para contextos que envolvem sistemas críticos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Processo de Catalogo e Nível de serviço será publicado ainda em 2014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Processo de processo negócio saiu da Ti e foi para organizacional. Que atualmente é de projeto e process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O PETI existente é somente do MEC. Não abrange as vinculadas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Possui uma coordenação de governança ligada à TI <text:s/>e uma pessoa pessoa que também faz o monitoramento ( nível de gestão)</text:p>
          </table:table-cell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3" office:value-type="string">
            <text:p>Possui um assessor de controle interno, mas não se envolve com assuntos de TI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string">
            <text:p>N.S.I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Por ser uma agenda <text:s/>do secretario executivo todos participam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2">
            <text:p>2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Consideram que somente deveria ter um e estratégico. A segregação não ajuda na atual maturidade do órgão. Talvez no futuro adquiram maturidade para trabalhar fórum colegiados segregados.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No regimento a <text:s/>periodicidade é quinzenal. Antes faziam quinzenalmente, mas havia muitas faltas. Atualmente é acionado quando necessário deliberar. Acham mais relevante reuniões sob demanda.</text:p>
          </table:table-cell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Possuem visões isoladas. <text:s text:c="2"/>Têm pretensão <text:s/>de implantar processo de portfólio no MEC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Possuem previsão para os próximos 03 anos de orçamento e de forma publicada.</text:p>
          </table:table-cell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As práticas de capacidade se valem do órgão possuir recursos financeiros que permitem possuir redundância dos recursos de modo a não faltar, <text:s/>mas não faz analise em nível avançado, até para ter somente a redundância necessária, de forma otimizada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3">
            <text:p>3</text:p>
          </table:table-cell>
          <table:table-cell table:style-name="ce51" office:value-type="string">
            <text:p>N.S.I</text:p>
          </table:table-cell>
          <table:table-cell table:style-name="ce64"/>
          <table:table-cell table:style-name="ce51" office:value-type="float" office:value="3">
            <text:p>3</text:p>
          </table:table-cell>
          <table:table-cell table:style-name="ce51" office:value-type="string">
            <text:p>N.S.I</text:p>
          </table:table-cell>
          <table:table-cell table:style-name="ce53" office:value-type="string">
            <text:p>“Um dos melhores gestores do órgão era filósofo”, então esse perfil não é determinante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6" office:value-type="string">
            <text:p>A TI tem que atualizar frequentemente um sistema de prestação de contas do MEC – SIMEC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6" office:value-type="string">
            <text:p>Possui compartilhamento de recursos mais fortemente com as autarquias vinculadas. E em alguns casos, com outros órgãos que possuem projetos que conversam, como receita federal, MDS(bolsa família)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53" office:value-type="string">
            <text:p><text:span text:style-name="T3">Para primeiro momento :A SLTI faria </text:span><text:span text:style-name="T3">o Guia e o órgão faria sua política </text:span><text:span text:style-name="T3">interna. </text:span></text:p>
            <text:p/>
            <text:p><text:span text:style-name="T3">Em momento posterior, com o </text:span><text:span text:style-name="T3">amadurecimento, poderia ser no </text:span><text:span text:style-name="T3">nível de política normativa da SLTI. </text:span><text:span text:style-name="T3">Os órgão ainda estão se adaptando </text:span><text:span text:style-name="T3">ao conceito de governança de TI (é </text:span><text:span text:style-name="T3">novo).</text:span></text:p>
          </table:table-cell>
          <table:table-cell table:style-name="ce77" office:value-type="string">
            <text:p>Sugestão: Inserir no escopo do projeto a melhoria contínua para os condicionantes</text:p>
          </table:table-cell>
          <table:table-cell table:style-name="ce80" table:number-columns-repeated="787"/>
        </table:table-row>
        <table:table-row table:style-name="ro19">
          <table:table-cell table:style-name="ce48" office:value-type="string">
            <text:p>MDS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1">
            <text:p>1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1">
            <text:p>1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1">
            <text:p>1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string">
            <text:p>N.S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1">
            <text:p>1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 table:number-columns-repeated="5"/>
          <table:table-cell table:style-name="ce50" office:value-type="float" office:value="4">
            <text:p>4</text:p>
          </table:table-cell>
          <table:table-cell table:style-name="ce50" office:value-type="float" office:value="1">
            <text:p>1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“É um farol”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Pode resultar em duplicidade de esforços, pois as Secretarias são como silos, ainda que possuam necessidades comuns.</text:p>
          </table:table-cell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 office:value-type="string">
            <text:p>Não há escritório de projetos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 office:value-type="string">
            <text:p>Há indicadores, mas não são medidos, nem monitorados.</text:p>
          </table:table-cell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Estão iniciando a criação de uma área para tratar desse assunto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 office:value-type="string">
            <text:p>Quantitativo de pessoal</text:p>
          </table:table-cell>
          <table:table-cell table:style-name="ce50" office:value-type="string">
            <text:p>Qualitativo de pessoal: 4 e 3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 office:value-type="string">
            <text:p>Bastante conhecimento sobre IN4, por exemplo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Todavia, não adianta ter apenas a legislação, sem prover apoio para implantá-la.</text:p>
          </table:table-cell>
          <table:table-cell table:style-name="ce52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Se a atuação fosse mais pró-ativa, educativa e propositiva e menos punitiva, seria mais relevante.</text:p>
          </table:table-cell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MDS: comitê executivo + deliberativo (a posteriore)</text:p>
          </table:table-cell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 office:value-type="string">
            <text:p>Em 2014, só houve 2 reuniões. Todavia a periodicaidade estabelecida é bimestral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62" office:value-type="string">
            <text:p>Representatividade adequada do membro formalmente instituído (se o representante formalmente designado é competente para o exercício da função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 office:value-type="string">
            <text:p>Também é muito relevante o conhecimento sobre as políticas públicas do órgão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 office:value-type="string">
            <text:p>Existem alguns canais, mas não são utilizados.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 office:value-type="string">
            <text:p>A lista de discussão dos ATIs é o canal/repositório mais relevante para compartilhamento de conhecimento. Sentem a ausência de um canal oficial do SISP</text:p>
          </table:table-cell>
          <table:table-cell table:style-name="ce5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0" office:value-type="string">
            <text:p>O guia facilita a execução.<text:span text:style-name="T6">A política </text:span><text:span text:style-name="T6">gera patrocínio</text:span></text:p>
          </table:table-cell>
          <table:table-cell table:style-name="ce68" office:value-type="string">
            <text:p>O MDS se propôs a ser piloto para implantação do modelo</text:p>
          </table:table-cell>
          <table:table-cell table:style-name="ce80" table:number-columns-repeated="63"/>
          <table:table-cell table:style-name="ce82" table:number-columns-repeated="724"/>
        </table:table-row>
        <table:table-row table:style-name="ro19">
          <table:table-cell table:style-name="ce48" office:value-type="string">
            <text:p>MCID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1">
            <text:p>1</text:p>
          </table:table-cell>
          <table:table-cell table:style-name="ce50" office:value-type="string">
            <text:p>A alta administração não demonstra saber da relevância da governança de riscos, então não apoia.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1">
            <text:p>1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1">
            <text:p>1</text:p>
          </table:table-cell>
          <table:table-cell table:style-name="ce50"/>
          <table:table-cell table:style-name="ce50" office:value-type="float" office:value="4">
            <text:p>4</text:p>
          </table:table-cell>
          <table:table-cell table:style-name="ce50" office:value-type="float" office:value="1">
            <text:p>1</text:p>
          </table:table-cell>
          <table:table-cell table:style-name="ce50"/>
          <table:table-cell table:style-name="ce50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 table:number-columns-repeated="5"/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50" office:value-type="string">
            <text:p>Existe o planejamento estratégico do órgão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3">
            <text:p>3</text:p>
          </table:table-cell>
          <table:table-cell table:style-name="ce50" office:value-type="string">
            <text:p>O PDTi envolve as áreas de negócio, mas ainda não envolve a alta administração.</text:p>
          </table:table-cell>
          <table:table-cell table:style-name="ce52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Mcidades possui um projeto para mudar o seu posicionamento para estratégico, mas atualmente é <text:s/>uma coordenação ligada à SPOA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1">
            <text:p>1</text:p>
          </table:table-cell>
          <table:table-cell table:style-name="ce50" office:value-type="string">
            <text:p>Em relação à área de sistemas não existe confiança do negócio para TI. Situação um pouco melhor com relação à infraestrutura.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 office:value-type="string">
            <text:p>Não possui ANS (com clientes da TI). Possui apenas gestão de fornecedores (UC). 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0" office:value-type="string">
            <text:p>Possuem assessoria de controle interno mas que não audita a TI.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1">
            <text:p>1</text:p>
          </table:table-cell>
          <table:table-cell table:style-name="ce50" office:value-type="string">
            <text:p>Foi criado um modelo de governança de TI, mas não foi publicado.</text:p>
          </table:table-cell>
          <table:table-cell table:style-name="ce52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Em algumas situações precisa envolver o negócio</text:p>
          </table:table-cell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A Ti quem tem que provocar.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 office:value-type="string">
            <text:p>A CGMI não tem poder de voto no comitê. 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Possuem apenas um comitê</text:p>
          </table:table-cell>
          <table:table-cell table:style-name="ce52" office:value-type="float" office:value="3">
            <text:p>3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office:value-type="float" office:value="4">
            <text:p>4</text:p>
          </table:table-cell>
          <table:table-cell table:style-name="ce50" office:value-type="string">
            <text:p>N/A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office:value-type="float" office:value="3">
            <text:p>3</text:p>
          </table:table-cell>
          <table:table-cell table:style-name="ce52" office:value-type="float" office:value="1">
            <text:p>1</text:p>
          </table:table-cell>
          <table:table-cell table:style-name="ce50"/>
          <table:table-cell table:style-name="ce52" table:number-columns-repeated="2"/>
          <table:table-cell table:style-name="ce50" table:number-columns-repeated="2"/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0"/>
          <table:table-cell table:style-name="ce5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0" office:value-type="string">
            <text:p><text:span text:style-name="T6">O ideal seria ter os dois. </text:span></text:p>
            <text:p><text:span text:style-name="T6">O normativo ajuda a obter patrocínio </text:span><text:span text:style-name="T6">(apoio). O guia é mais prático e </text:span><text:span text:style-name="T6">orienta melhor.</text:span></text:p>
            <text:p/>
            <text:p><text:span text:style-name="T6">Citou exemplo da IN4: </text:span><text:span text:style-name="T6">obrigatoriedade de ter PDTI, e o </text:span><text:span text:style-name="T6">guia de PDTI orientando como fazer.</text:span></text:p>
            <text:p><text:span text:style-name="T6">Arthur acha que o caminho seria um </text:span><text:span text:style-name="T6">modelo de gestão antes do modelo </text:span><text:span text:style-name="T6">de governança </text:span></text:p>
          </table:table-cell>
          <table:table-cell table:style-name="ce50" office:value-type="string">
            <text:p>As respostas <text:s/>a partir da P7 serão enviadas por e-mail. Não foi possível terminar o questionário dentro do horário disponível dos dirigentes.</text:p>
          </table:table-cell>
          <table:table-cell table:style-name="ce80" table:number-columns-repeated="63"/>
          <table:table-cell table:style-name="ce82" table:number-columns-repeated="724"/>
        </table:table-row>
        <table:table-row table:style-name="ro19">
          <table:table-cell table:style-name="ce47" office:value-type="string">
            <text:p>MC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Existe uma norma genérica de gestão de riscos, porém apenas para projetos e aquisições.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2">
            <text:p>2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53" office:value-type="string">
            <text:p>Somente por causa da norma e em nível bem incipiente.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2">
            <text:p>2</text:p>
          </table:table-cell>
          <table:table-cell table:style-name="ce53"/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3" office:value-type="float" office:value="3">
            <text:p>3</text:p>
          </table:table-cell>
          <table:table-cell table:style-name="ce53" office:value-type="float" office:value="2">
            <text:p>2</text:p>
          </table:table-cell>
          <table:table-cell table:style-name="ce53" office:value-type="string">
            <text:p>Existe um plano e algumas rotinas são seguidas, mas também de forma bem incipiente.</text:p>
          </table:table-cell>
          <table:table-cell table:style-name="ce53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 table:number-columns-repeated="4"/>
          <table:table-cell table:style-name="ce53" office:value-type="string">
            <text:p>Identificação dos riscos de cada informação que ela lida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2">
            <text:p>2</text:p>
          </table:table-cell>
          <table:table-cell table:style-name="ce53" office:value-type="string">
            <text:p><text:span text:style-name="T6">Existe o PEI, mas é um PEI de </text:span><text:span text:style-name="T6">gaveta.</text:span></text:p>
            <text:p/>
            <text:p><text:span text:style-name="T6">O PDTI do órgão possui </text:span><text:span text:style-name="T6">características de PETI.</text:span>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<text:span text:style-name="T6">O órgão, devido sua maior </text:span><text:span text:style-name="T6">maturidade, não acha muito </text:span><text:span text:style-name="T6">relevante.</text:span></text:p>
            <text:p/>
            <text:p><text:span text:style-name="T6">Usou muito pouco o material </text:span><text:span text:style-name="T6">publicado pelo SISP devido à suas </text:span><text:span text:style-name="T6">capacidade e cultura organizacional.</text:span>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6" office:value-type="string">
            <text:p>Porém a TI deve ser proativa e tem que alavancar isto para que ocorra.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6" office:value-type="string">
            <text:p>A CGTI, no MC, é vinculada à SPOA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6" office:value-type="string">
            <text:p>Compartilhamento unilateral, ou seja, as áreas de negócio não conhecem muito a TI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6" office:value-type="string">
            <text:p>Existe uma iniciativa isolada, mas ainda incipiente e não muito estruturada.</text:p>
          </table:table-cell>
          <table:table-cell table:style-name="ce51" table:number-columns-repeated="2"/>
          <table:table-cell table:style-name="ce53" table:number-columns-repeated="2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3" office:value-type="string">
            <text:p><text:span text:style-name="T6">Existem ANO's com os fornecedores.</text:span></text:p>
            <text:p><text:span text:style-name="T6">Não existem ANS's com as áreas de </text:span><text:span text:style-name="T6">negócio.</text:span>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<text:span text:style-name="T6">No caso do MC, o PDTI incorpora o </text:span><text:span text:style-name="T6">PETI.</text:span></text:p>
            <text:p><text:span text:style-name="T6">Este PDTI possui vigência de 3 anos </text:span><text:span text:style-name="T6">e é monitorado.</text:span>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6" office:value-type="string">
            <text:p>Existem indicadores e é realizado o acompanhamento, entretanto ainda precisa ser melhorado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6" office:value-type="string">
            <text:p>Existe uma função de controle interno, assessor vinculado ao gabinete do ministro, entretanto as análises são incipientes e com pouca frequência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Existe POSIC e algumas normas operacionais, mas ainda em caráter bem inicial.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6" office:value-type="string">
            <text:p>A relevância depende do cenário do órgão.</text:p>
          </table:table-cell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Existem vários comitês no MC, como por exemplo o de TI e o de Capacitação.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Existe a cultura, porém não é regimentado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<text:span text:style-name="T6">Existem faltas conforme a relevância </text:span><text:span text:style-name="T6">do tema para cada área.</text:span></text:p>
            <text:p><text:span text:style-name="T6">O comitê de TI é de caráter </text:span><text:span text:style-name="T6">deliberativo</text:span>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Existe apenas uma área de negócio que não delibera, mas precisa de TI tanto quanto as outras.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2">
            <text:p>2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Não acha importante devido a maturidade do órgão (existem algumas publicações orientativas)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Frequência bimestral da reunião de comitê.</text:p>
          </table:table-cell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Existe um PMO apenas na TI e é atuante.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Ainda está em estágio inicial, além de ser bem incipiente ainda.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table:number-columns-repeated="2"/>
          <table:table-cell table:style-name="ce53"/>
          <table:table-cell table:style-name="ce53" office:value-type="string">
            <text:p>O entrevistado observou sobre a importância de uma Estrutura Organizacional formalizada para o gerir o portfólio.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<text:span text:style-name="T6">Aplica-se práticas desde a gestão de </text:span><text:span text:style-name="T6">pessoas até a de <text:s/>infraestrutura.</text:span></text:p>
            <text:p><text:span text:style-name="T6">Já tem uma previsibilidade da </text:span><text:span text:style-name="T6">capacidade de TI a curto prazo</text:span>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3" office:value-type="string">
            <text:p><text:span text:style-name="T6">Não possui mapeamento de </text:span><text:span text:style-name="T6">competência no órgão.</text:span></text:p>
            <text:p><text:span text:style-name="T6">Não existe nada institucionalizado.</text:span></text:p>
            <text:p><text:span text:style-name="T6">Existe apenas uma preocupação.</text:span></text:p>
          </table:table-cell>
          <table:table-cell table:style-name="ce51" table:number-columns-repeated="2"/>
          <table:table-cell table:style-name="ce53" table:number-columns-repeated="2"/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A Alta Administração conhece apenas as coisas que a TI ensinou, ou seja, não “corre atrás”.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O entrevistado não considera a formação acadêmica essencial, apenas a experiência profissional. 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3" office:value-type="string">
            <text:p>O entrevistado observa que a Alta Administração deve manter um modelo de Governança Corporativa e o de Governança de TI deve estar contido no modelo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1" office:value-type="float" office:value="2">
            <text:p>2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3">
            <text:p>3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Existe uma política de comunicação.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Cultura de divulgação dos problemas/fracassos (não apenas das coisas positivas, ou seja, de lições aprendidas)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string">
            <text:p>X</text:p>
          </table:table-cell>
          <table:table-cell table:style-name="ce51"/>
          <table:table-cell table:style-name="ce53" office:value-type="string">
            <text:p>Pois o órgão já tem uma maturidade boa e não necessita de outra normativa.</text:p>
          </table:table-cell>
          <table:table-cell table:style-name="ce53"/>
          <table:table-cell table:style-name="ce80" table:number-columns-repeated="787"/>
        </table:table-row>
        <table:table-row table:style-name="ro19">
          <table:table-cell table:style-name="ce47" office:value-type="string">
            <text:p>IFB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3" office:value-type="string">
            <text:p>Ações de gestão de riscos normalmente são realizadas somente para planejamento de contratações e <text:s/>somente o planejamento. Os riscos não são geridos como deveriam.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53"/>
          <table:table-cell table:style-name="ce53" office:value-type="float" office:value="3">
            <text:p>3</text:p>
          </table:table-cell>
          <table:table-cell table:style-name="ce53" office:value-type="float" office:value="3">
            <text:p>3</text:p>
          </table:table-cell>
          <table:table-cell table:style-name="ce53" office:value-type="string">
            <text:p>Não existe patrocínio proativo, mas existiria <text:s/>de forma reativa se a TI provocasse.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2">
            <text:p>2</text:p>
          </table:table-cell>
          <table:table-cell table:style-name="ce53" office:value-type="string">
            <text:p>Existem arranjos isolados para alguns temas: contratações, <text:s/>segurança, mas de forma incipiente.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3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Sugestão de novo condicionante: [Regulamentação/ legislação] 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4">
            <text:p>4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A Ti participa do planejamento das áreas de negócio e as áreas de negócio participam do planejamento da TI.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IF utiliza os manuais e recomendações da SLTI para implementar os assuntos para os quais são publicados. <text:s/>Os materiais também são utilizados como referência para obter patrocínio da alta administração. Consideram que os guias ajudam a manter padronização no SISP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<text:span text:style-name="T3">Existe e a TI disseminou na </text:span><text:span text:style-name="T3">organização essa cultura: </text:span></text:p>
            <text:p><text:span text:style-name="T3">as áreas de negócio procuram a TI </text:span><text:span text:style-name="T3">para serem ajudadas em seus </text:span><text:span text:style-name="T3">planejamentos.</text:span>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A estrutura de TI do IF atualmente ganhou nível de diretoria, responde somente ao reitor. Mas já foi coordenaçã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No IF as áreas de negócio têm dificuldades em entender a TI. A TI entende mais do negócio que vice-versa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A TI utiliza fortemente a gestão de projetos. Possui informações que auxiliariam monitoramento se fossem cobrados por isso. 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Não acompanham as metas e indicadores definidos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3" office:value-type="string">
            <text:p>Existe a área de auditoria interna mas não possui pessoas com competências para auditar TI. O IF já pediu para ser auditado mas não foi atendido por falta de pessoal com especialidade em TI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Os acórdãos auxiliam <text:s/>os gestores de TI a motivarem as ações de governança nos seus órgãos. Esses utilizam esse instrumento para sensibilizar a alta administração do que é necessário realizar: tanto acórdãos de outros órgãos quanto os que se aplicam a toda APF. </text:p>
          </table:table-cell>
          <table:table-cell table:style-name="ce51" office:value-type="float" office:value="3">
            <text:p>3</text:p>
          </table:table-cell>
          <table:table-cell table:style-name="ce51" office:value-type="string">
            <text:p>N/A</text:p>
          </table:table-cell>
          <table:table-cell table:style-name="ce53" office:value-type="string">
            <text:p>Sugestão de novo condicionante: orçamento disponível para viabilizar as conformidades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As decisões da infraestrutura também podem envolver outras partes, como a área de negócio, pois os requisitos de determinadas arquiteturas complexas devem ser da área de negócio. Ex. projeto de arquitetura em nuvem ( horários, usuários, demadas) envolvem a decisão da área de negócio demandante.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As decisões de infraestrutura também devem envolver outras partes, para decidir, por exemplo, sobre os custos envolvidos nessas decisões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A rotatividade é relevante se não houver institucionalização/normatização das ações e processos. Existindo essa institucionalização a rotatividade é pouco relevante, pois o impacto é pequeno.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Até hoje poucas reuniões de comitê foram realizadas. Como ocorre nas reuniões do colegiado de dirigentes, onde a alta administração está presente, os representantes formalmente instituídos realmente participam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2">
            <text:p>2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NO IF o comitê existente trata mais ações estratégicas. Assuntos de um comitê executivo cabem normalmente à TI.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Não houve reuniões do CTI em parte porque a TI não provocou (gerou pauta)</text:p>
          </table:table-cell>
          <table:table-cell table:style-name="ce51" table:number-columns-repeated="2"/>
          <table:table-cell table:style-name="ce53" table:number-columns-repeated="2"/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string">
            <text:p>N/A</text:p>
          </table:table-cell>
          <table:table-cell table:style-name="ce53" office:value-type="string">
            <text:p>Sugestão de novo condicionante: comunicação das ações <text:s/>de TI para avaliar o uso da TI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Os canais existem mas a cultura Ti comunicar suas ações com as outras áreas poderia ser melhor. 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53" office:value-type="string">
            <text:p>O caráter orientativo permite a adaptação às especificidades dos órgãos. O normativo auxilia a obter patrocínio, entretanto, nem sempre o normativo permite que todos fiquem em conformidade. Os dois são adequados, em cada caso. Em primeiro momento, sugere orientativo e em segundo, algumas diretrizes normativas.</text:p>
          </table:table-cell>
          <table:table-cell table:style-name="ce53" office:value-type="string">
            <text:p><text:span text:style-name="T3">Os Institutos Federais são parte do </text:span><text:span text:style-name="T3">SISP, mas precisam de apoio </text:span><text:span text:style-name="T3">diferenciado dos outros órgãos.</text:span></text:p>
            <text:p/>
            <text:p><text:span text:style-name="T3">A realidade dos Ifs precisa ser </text:span><text:span text:style-name="T3">considerada no modelo, pois </text:span><text:span text:style-name="T3">representam um número significativo </text:span><text:span text:style-name="T3">e possuem especificidades </text:span><text:span text:style-name="T3">características de instituições de </text:span><text:span text:style-name="T3">ensino (independência </text:span><text:span text:style-name="T3">adminsitrativa e orçamentária, por </text:span><text:span text:style-name="T3">exemplo).</text:span></text:p>
            <text:p><text:span text:style-name="T3"><text:s/></text:span><text:span text:style-name="T3">OUTRAS OBSERVAÇÕES: </text:span></text:p>
            <text:p><text:span text:style-name="T35">Entrevistado pede para que na </text:span><text:span text:style-name="T35">concepção do modelo se pense </text:span><text:span text:style-name="T35">nas especificidades das </text:span><text:span text:style-name="T35">entidades de ensino: institutos e </text:span><text:span text:style-name="T35">universidades.</text:span></text:p>
          </table:table-cell>
          <table:table-cell table:style-name="ce80" table:number-columns-repeated="787"/>
        </table:table-row>
        <table:table-row table:style-name="ro19">
          <table:table-cell table:style-name="ce47" office:value-type="string">
            <text:p>DPRF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53" office:value-type="string">
            <text:p>No DPRF a maioria do quadro pessoal é de <text:s/>policiais, os quais não possuem especialidades como essa de forma ideal.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4">
            <text:p>4</text:p>
          </table:table-cell>
          <table:table-cell table:style-name="ce53" office:value-type="string">
            <text:p>Existe patrocínio para as ações de TI em geral. O que pedem, recebem.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53" office:value-type="string">
            <text:p>Planejam bem mas não acompanham tão bem.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3">
            <text:p>3</text:p>
          </table:table-cell>
          <table:table-cell table:style-name="ce53" office:value-type="string">
            <text:p>No DPRF existem várias práticas de continuidade para negócio. Possivelmente por essa ser uma cultura da área para qual o Departamento presta serviço: a área policial, onde o serviço não pode ser interrompido.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53"/>
          <table:table-cell table:style-name="ce53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O respondente não entendeu o condicionante com facilidade... </text:p>
          </table:table-cell>
          <table:table-cell table:style-name="ce53" table:number-columns-repeated="4"/>
          <table:table-cell table:style-name="ce53" office:value-type="float" office:value="4">
            <text:p>4</text:p>
          </table:table-cell>
          <table:table-cell table:style-name="ce53" office:value-type="float" office:value="4">
            <text:p>4</text:p>
          </table:table-cell>
          <table:table-cell table:style-name="ce53" office:value-type="string">
            <text:p>Existem planos estratégicos do órgão. As ações são focadas nos objetivos derivados desses planos. Inclusive as ações de TI são direcionados por esses referencias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Envolve a alta administração mas não envolve as áreas de negócio.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Consultoria da SLTI na elaboração do PDTI foi relevante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A diversidade das unidades de negócio é um ponto complexo de ser tratado em órgãos de abrangência nacional como DPRF (a ampla distribuição geográfica tem grande impacto)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O DPRF está Em fase de aprovação da nova estrutura organizacional, mas não conseguiram se tornar Diretoria ainda.Estão ligados à uma Direção Geral. 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table:number-columns-repeated="2"/>
          <table:table-cell table:style-name="ce53" office:value-type="string">
            <text:p><text:span text:style-name="T6">Novo condicionante :</text:span></text:p>
            <text:p><text:span text:style-name="T6">- área de negócio se preocupando </text:span><text:span text:style-name="T6">com usuário de TI. Acompanhando <text:s/></text:span><text:span text:style-name="T6">esses usuários por esses também </text:span><text:span text:style-name="T6">serem usuário de negócio.</text:span></text:p>
            <text:p><text:span text:style-name="T6"><text:s/></text:span><text:span text:style-name="T6">Deveria ter analista de TI no </text:span><text:span text:style-name="T6">negócio e analista de negócio na TI.</text:span>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Existem indicadores estratégicos para TI mas ainda em fase inicial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<text:span text:style-name="T6">- As práticas de gestão de projetos </text:span><text:span text:style-name="T6">Influenciaram muito mudanças </text:span><text:span text:style-name="T6">favoráveis na TI.</text:span></text:p>
            <text:p><text:span text:style-name="T6">- Existe <text:s/>escritório de projetos </text:span><text:span text:style-name="T6">organizacional . </text:span></text:p>
            <text:p><text:span text:style-name="T6">- A Ti contratou consultoria para </text:span><text:span text:style-name="T6">gerenciamento de projetos. A Ti </text:span><text:span text:style-name="T6">impulsionou essas iniciativas na </text:span><text:span text:style-name="T6">organização.</text:span>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As metas <text:s/>e indicadores são definidos mas nem sempre são monitorados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8" office:value-type="string">
            <text:p>Não possuem área específica. Formou-se uma central de monitoramento, mas de serviços e ainda em forma inicial.</text:p>
          </table:table-cell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Possuem um estrutura interna : corregedoria e na nova estrutura (em aprovação) existirá uma controladoria. A estrutura organizacional existente não atua na TI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<text:span text:style-name="T6">Existe na DPRF muitas políticas e </text:span><text:span text:style-name="T6">diretrizes para a TI. Porém, </text:span><text:span text:style-name="T6">pulverizadas em planos específicos </text:span><text:span text:style-name="T6">da TI, sem um documento geral.</text:span></text:p>
            <text:p/>
            <text:p><text:span text:style-name="T6">Não há política de governança de TI.</text:span>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IN 04 ajudou muito : para capacitar pessoas, para manter a conformidade.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As cobranças dos órgãos de controle fazem com que a organização se envolva em atender essas demandas, auxiliando a TI a evoluir.</text:p>
          </table:table-cell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Nem sempre deve ser somente pelos profissionais de TI <text:s/>: existem arquiteturas que devem ser definidas baseadas em requisitos de negócio e por esse motivo deveria envolver o negócio nessa definição do requisito. Outras situações que envolvem decisão da área de negócio : custo, tempo de implantação....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Nem sempre deve ser somente pelos profissionais de TI <text:s/>: existem infraestruturas que devem ser definidas baseadas em requisitos de negócio e por esse motivo deveria envolver o negócio nessa definição do requisito. Outras situações que envolvem decisão da área de negócio : custo, tempo de implantação....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NO DPRF existe o CETIC (executivo- presidido pela Diretora Geral do DPRF) e o COMESTIC (estratégico – e pouco utilizado) 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<text:span text:style-name="T6">Em um dos comitês(CETIC) a </text:span><text:span text:style-name="T6">assiduidade é grande, possivelmente </text:span><text:span text:style-name="T6">pela presença da diretora. <text:s/>Em </text:span><text:span text:style-name="T6">outro, a assiduidade não é grande(o </text:span><text:span text:style-name="T6">COMESTIC).</text:span></text:p>
            <text:p/>
            <text:p><text:span text:style-name="T6">O CETIC <text:s/>se reúne quase </text:span><text:span text:style-name="T6">semanalmente. Sempre que tem </text:span><text:span text:style-name="T6">pauta de TI na reunião semanal de </text:span><text:span text:style-name="T6">negócio, o CETIC está reunido.</text:span>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6" office:value-type="string">
            <text:p>O comitê de Ti ocorre dentro de um fórum já existente, da direção, onde as sete áreas estratégicas para o DPRF se reúnem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N/A</text:p>
          </table:table-cell>
          <table:table-cell table:style-name="ce53" office:value-type="string">
            <text:p><text:span text:style-name="T6">Possui os dois, mas não vê </text:span><text:span text:style-name="T6">necessidade: um deles não funciona </text:span><text:span text:style-name="T6">bem. </text:span></text:p>
            <text:p/>
            <text:p><text:span text:style-name="T6">O executivo atua apenas na </text:span><text:span text:style-name="T6">elaboração do PDTI e também seria </text:span><text:span text:style-name="T6">para embasar decisões técnicas. Mas </text:span><text:span text:style-name="T6">tudo isso pode ser conduzido pela </text:span><text:span text:style-name="T6">área de TI. Até pela escassez de </text:span><text:span text:style-name="T6">recursos para formar 2 comitês.</text:span>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6" office:value-type="string">
            <text:p>Se for muito frequente e houver <text:s/>ausência de pautas, pode ser tornar um comitê de Micro gestão. A direção se reúne semanalmente e normalmente sempre tem pautas de TI ou facilidade de incluí-las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Novo condicionante : influência <text:s/>e abertura para assuntos de TI nos colegiados que não são específicos para TI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 office:value-type="string">
            <text:p><text:span text:style-name="T6">- As práticas de gestão de projetos </text:span><text:span text:style-name="T6">Influenciaram muito mudanças </text:span><text:span text:style-name="T6">favoráveis na TI.</text:span></text:p>
            <text:p><text:span text:style-name="T6">- Existe <text:s/>escritório de projetos </text:span><text:span text:style-name="T6">organizacional . </text:span></text:p>
            <text:p><text:span text:style-name="T6">- A Ti contratou consultoria para </text:span><text:span text:style-name="T6">gerenciamento de projetos. A Ti </text:span><text:span text:style-name="T6">impulsionou essas iniciativas na </text:span><text:span text:style-name="T6">organização.</text:span>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6" office:value-type="string">
            <text:p>Novo condicionante : alinhamento do portfólio com o alinhamento estratégico do órgão 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3" office:value-type="string">
            <text:p>N/A</text:p>
          </table:table-cell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 office:value-type="string">
            <text:p>Existe a LAI em nível organizacional.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3"/>
          <table:table-cell table:style-name="ce51" table:number-columns-repeated="2"/>
          <table:table-cell table:style-name="ce56"/>
          <table:table-cell table:style-name="ce53"/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6" office:value-type="string">
            <text:p>Se existisse um repositório do SISP para esses recursos, seria muito utilizado.</text:p>
            <text:p><text:span text:style-name="T6">Realizam um trabalho da Rede Ciclo </text:span><text:span text:style-name="T6">da UFRN dentro do MJ com </text:span><text:span text:style-name="T6">cooperação para desenvolvimento de </text:span><text:span text:style-name="T6">sistemas, etc.</text:span></text:p>
          </table:table-cell>
          <table:table-cell table:style-name="ce51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53" office:value-type="string">
            <text:p><text:span text:style-name="T6">Sugere os dois, sendo que devem </text:span><text:span text:style-name="T6">ser realizados por estágios: primeiro </text:span><text:span text:style-name="T6">um guia orientativo, <text:s/>e em um </text:span><text:span text:style-name="T6">segundo momento o normativo. </text:span></text:p>
            <text:p/>
            <text:p><text:span text:style-name="T6">Reforçam que é importante aAPF ter </text:span><text:span text:style-name="T6">um modelo, para que os órgãos se </text:span><text:span text:style-name="T6">orientem em possam evoluir juntos.</text:span></text:p>
          </table:table-cell>
          <table:table-cell table:style-name="ce53"/>
          <table:table-cell table:style-name="ce80" table:number-columns-repeated="787"/>
        </table:table-row>
        <table:table-row table:style-name="ro3">
          <table:table-cell table:number-columns-repeated="237"/>
          <table:table-cell table:style-name="ce78" table:number-columns-repeated="63"/>
          <table:table-cell table:number-columns-repeated="724"/>
        </table:table-row>
        <table:table-row table:style-name="ro20">
          <table:table-cell table:style-name="ce49" office:value-type="string" table:number-columns-spanned="6" table:number-rows-spanned="1">
            <text:p><text:span text:style-name="T20">Obs.: a validação dos dados </text:span><text:span text:style-name="T20">consolidados nessa planilha foi realizada </text:span><text:span text:style-name="T20">por amostragem, conforme segue:</text:span></text:p>
            <text:p><text:span text:style-name="T20">- Dados validados pelo Daniel: DPF, </text:span><text:span text:style-name="T20">CADE e MC</text:span></text:p>
            <text:p><text:span text:style-name="T20">- Dados validados pela Daniela: MP, </text:span><text:span text:style-name="T20">MEC, IFB e DPRF</text:span></text:p>
          </table:table-cell>
          <table:covered-table-cell table:number-columns-repeated="5"/>
          <table:table-cell table:number-columns-repeated="231"/>
          <table:table-cell table:style-name="ce78" table:number-columns-repeated="63"/>
          <table:table-cell table:number-columns-repeated="724"/>
        </table:table-row>
        <table:table-row table:style-name="ro3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rmularioRemoto_eIPPS" table:style-name="ta1">
        <office:forms form:automatic-focus="false" form:apply-design-mode="false"/>
        <table:table-column table:style-name="co66" table:default-cell-style-name="ce83"/>
        <table:table-column table:style-name="co67" table:default-cell-style-name="ce84"/>
        <table:table-column table:style-name="co68" table:default-cell-style-name="ce84"/>
        <table:table-column table:style-name="co69" table:default-cell-style-name="ce84"/>
        <table:table-column table:style-name="co70" table:default-cell-style-name="ce84"/>
        <table:table-column table:style-name="co9" table:default-cell-style-name="ce84"/>
        <table:table-column table:style-name="co71" table:default-cell-style-name="ce84"/>
        <table:table-column table:style-name="co70" table:default-cell-style-name="ce84"/>
        <table:table-column table:style-name="co9" table:default-cell-style-name="ce84"/>
        <table:table-column table:style-name="co71" table:default-cell-style-name="ce84"/>
        <table:table-column table:style-name="co70" table:default-cell-style-name="ce84"/>
        <table:table-column table:style-name="co9" table:default-cell-style-name="ce84"/>
        <table:table-column table:style-name="co71" table:default-cell-style-name="ce84"/>
        <table:table-column table:style-name="co70" table:default-cell-style-name="ce84"/>
        <table:table-column table:style-name="co9" table:default-cell-style-name="ce84"/>
        <table:table-column table:style-name="co71" table:default-cell-style-name="ce84"/>
        <table:table-column table:style-name="co70" table:default-cell-style-name="ce84"/>
        <table:table-column table:style-name="co9" table:default-cell-style-name="ce84"/>
        <table:table-column table:style-name="co71" table:default-cell-style-name="ce84"/>
        <table:table-column table:style-name="co70" table:default-cell-style-name="ce84"/>
        <table:table-column table:style-name="co9" table:default-cell-style-name="ce84"/>
        <table:table-column table:style-name="co71" table:default-cell-style-name="ce84"/>
        <table:table-column table:style-name="co70" table:default-cell-style-name="ce84"/>
        <table:table-column table:style-name="co9" table:default-cell-style-name="ce84"/>
        <table:table-column table:style-name="co71" table:default-cell-style-name="ce84"/>
        <table:table-column table:style-name="co70" table:default-cell-style-name="ce84"/>
        <table:table-column table:style-name="co9" table:default-cell-style-name="ce84"/>
        <table:table-column table:style-name="co71" table:default-cell-style-name="ce84"/>
        <table:table-column table:style-name="co70" table:default-cell-style-name="ce84"/>
        <table:table-column table:style-name="co12" table:number-columns-repeated="2" table:default-cell-style-name="ce84"/>
        <table:table-column table:style-name="co70" table:default-cell-style-name="ce84"/>
        <table:table-column table:style-name="co12" table:number-columns-repeated="4" table:default-cell-style-name="ce84"/>
        <table:table-column table:style-name="co72" table:default-cell-style-name="ce84"/>
        <table:table-column table:style-name="co73" table:default-cell-style-name="ce84"/>
        <table:table-column table:style-name="co12" table:number-columns-repeated="2" table:default-cell-style-name="ce88"/>
        <table:table-column table:style-name="co74" table:default-cell-style-name="ce88"/>
        <table:table-column table:style-name="co12" table:number-columns-repeated="2" table:default-cell-style-name="ce88"/>
        <table:table-column table:style-name="co75" table:default-cell-style-name="ce88"/>
        <table:table-column table:style-name="co12" table:number-columns-repeated="978" table:default-cell-style-name="Default"/>
        <table:table-row table:style-name="ro1">
          <table:table-cell table:style-name="ce1" office:value-type="string" table:number-columns-spanned="15" table:number-rows-spanned="1">
            <text:p>&lt;documento de caráter reservado, não sendo permitida a divulgação das informações aqui contidas&gt;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20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table:number-columns-repeated="7"/>
          <table:table-cell table:style-name="ce29"/>
          <table:table-cell table:style-name="ce3" table:number-columns-repeated="15"/>
          <table:table-cell table:style-name="ce36" table:number-columns-repeated="984"/>
        </table:table-row>
        <table:table-row table:style-name="ro2">
          <table:table-cell table:style-name="ce2" office:value-type="string" table:number-columns-spanned="15" table:number-rows-spanned="1">
            <text:p>Modelo de Governança de TI do SISP - Fase: Levantamento de Dados - Atividade: Consolidação dos dado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20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table:number-columns-repeated="7"/>
          <table:table-cell table:style-name="ce29"/>
          <table:table-cell table:style-name="ce3" table:number-columns-repeated="15"/>
          <table:table-cell table:style-name="ce36" table:number-columns-repeated="984"/>
        </table:table-row>
        <table:table-row table:style-name="ro2">
          <table:table-cell table:style-name="ce2" office:value-type="string" table:number-columns-spanned="15" table:number-rows-spanned="1">
            <text:p>EIPPS – PRÁTICA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20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table:number-columns-repeated="7"/>
          <table:table-cell table:style-name="ce29"/>
          <table:table-cell table:style-name="ce3" table:number-columns-repeated="15"/>
          <table:table-cell table:style-name="ce36" table:number-columns-repeated="984"/>
        </table:table-row>
        <table:table-row table:style-name="ro3">
          <table:table-cell table:style-name="ce3" table:number-columns-repeated="7"/>
          <table:table-cell table:style-name="ce20"/>
          <table:table-cell table:style-name="ce3" table:number-columns-repeated="14"/>
          <table:table-cell table:style-name="ce29"/>
          <table:table-cell table:style-name="ce3" table:number-columns-repeated="15"/>
          <table:table-cell table:style-name="ce36" table:number-columns-repeated="984"/>
        </table:table-row>
        <table:table-row table:style-name="ro21">
          <table:table-cell table:style-name="ce4" office:value-type="string">
            <text:p>Identificação do Órgão</text:p>
          </table:table-cell>
          <table:table-cell table:style-name="ce4" office:value-type="string" table:number-columns-spanned="3" table:number-rows-spanned="1">
            <text:p>Identificação do Respondente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P01 – Riscos de TI</text:p>
          </table:table-cell>
          <table:covered-table-cell table:style-name="ce4"/>
          <table:covered-table-cell table:style-name="ce4"/>
          <table:table-cell table:style-name="ce21" office:value-type="string" table:number-columns-spanned="3" table:number-rows-spanned="1">
            <text:p>P02 - Alinhamento Estratégico 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P03 - Monitoramento do desempenho da TI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P04 - Conformidade do ambiente de TI 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P05 - Especificação dos direitos decisórios sobre a TI 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P06 - Comitê de TI </text:p>
          </table:table-cell>
          <table:covered-table-cell table:style-name="ce4"/>
          <table:covered-table-cell table:style-name="ce4"/>
          <table:table-cell table:style-name="ce86" office:value-type="string" table:number-columns-spanned="3" table:number-rows-spanned="1">
            <text:p>P07 – Portfólio de TI 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P08 – Avaliação do uso da TI 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P09 - Envolvimento da alta administração com iniciativas de TI 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P10 – Sistema de comunicação e transparência 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office:annotation draw:style-name="gr1" draw:text-style-name="P1" svg:width="2.899cm" svg:height="2.571cm" svg:x="99.347cm" svg:y="1.94cm" draw:caption-point-x="-0.611cm" draw:caption-point-y="0.014cm">
              <dc:creator>JB</dc:creator>
              <dc:date>2014-12-22T00:00:00</dc:date>
              <text:p text:style-name="P1"><text:span text:style-name="T1">Foram identificadas outras práticas diferentes das apresentadas no quadro anterior? </text:span></text:p>
            </office:annotation>
            <text:p>Novas Práticas</text:p>
          </table:table-cell>
          <table:covered-table-cell table:style-name="ce4"/>
          <table:covered-table-cell table:style-name="ce4"/>
          <table:table-cell table:style-name="ce4" office:value-type="string" table:number-columns-spanned="1" table:number-rows-spanned="2">
            <office:annotation draw:style-name="gr1" draw:text-style-name="P2" svg:width="2.899cm" svg:height="2.176cm" svg:x="107.572cm" svg:y="1.94cm" draw:caption-point-x="-0.612cm" draw:caption-point-y="0.014cm">
              <dc:creator>JB</dc:creator>
              <dc:date>2014-12-22T00:00:00</dc:date>
              <text:p text:style-name="P2"><text:span text:style-name="T1">Comentários gerais acerca das práticas apresentadas (opcional)</text:span></text:p>
            </office:annotation>
            <text:p>Comentários Gerais</text:p>
          </table:table-cell>
          <table:table-cell table:style-name="ce65" office:value-type="string" table:number-columns-spanned="3" table:number-rows-spanned="1">
            <text:p>7. Compartilhamento SISP</text:p>
          </table:table-cell>
          <table:covered-table-cell table:style-name="ce66"/>
          <table:covered-table-cell table:style-name="ce66"/>
          <table:table-cell table:style-name="ce65" office:value-type="string" table:number-columns-spanned="3" table:number-rows-spanned="1">
            <text:p>8. Resultado MgovTI</text:p>
          </table:table-cell>
          <table:covered-table-cell table:style-name="ce66"/>
          <table:covered-table-cell table:style-name="ce66"/>
          <table:table-cell table:style-name="ce37" table:number-columns-repeated="978"/>
        </table:table-row>
        <table:table-row table:style-name="ro3">
          <table:table-cell table:style-name="ce5" office:value-type="string">
            <text:p>Sigla</text:p>
          </table:table-cell>
          <table:table-cell table:style-name="ce5" office:value-type="string">
            <text:p>Nome</text:p>
          </table:table-cell>
          <table:table-cell table:style-name="ce5" office:value-type="string">
            <text:p>Cargo</text:p>
          </table:table-cell>
          <table:table-cell table:style-name="ce5" office:value-type="string">
            <text:p>Outros participante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5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5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5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5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5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5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5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5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5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5" office:value-type="string">
            <text:p>Comentários</text:p>
          </table:table-cell>
          <table:table-cell table:style-name="ce5" office:value-type="string">
            <text:p>Relevância</text:p>
          </table:table-cell>
          <table:table-cell table:style-name="ce5" office:value-type="string">
            <text:p>Existência</text:p>
          </table:table-cell>
          <table:table-cell table:style-name="ce5" office:value-type="string">
            <text:p>Comentários</text:p>
          </table:table-cell>
          <table:covered-table-cell table:style-name="ce5"/>
          <table:table-cell table:style-name="ce67" office:value-type="string">
            <text:p>Relevância</text:p>
          </table:table-cell>
          <table:table-cell table:style-name="ce67" office:value-type="string">
            <text:p>Existência</text:p>
          </table:table-cell>
          <table:table-cell table:style-name="ce67" office:value-type="string">
            <text:p>Comentários</text:p>
          </table:table-cell>
          <table:table-cell table:style-name="ce67" office:value-type="string">
            <text:p>Guia</text:p>
          </table:table-cell>
          <table:table-cell table:style-name="ce67" office:value-type="string">
            <text:p>Política</text:p>
          </table:table-cell>
          <table:table-cell table:style-name="ce67" office:value-type="string">
            <text:p>Comentários</text:p>
          </table:table-cell>
          <table:table-cell table:style-name="ce38" table:number-columns-repeated="978"/>
        </table:table-row>
        <table:table-row table:style-name="ro22">
          <table:table-cell office:value-type="string">
            <text:p>ANP</text:p>
          </table:table-cell>
          <table:table-cell table:style-name="ce83" office:value-type="string">
            <text:p>Sergio Fontoura de Oliveira</text:p>
          </table:table-cell>
          <table:table-cell office:value-type="string">
            <text:p>Superintendente de TI - STI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 table:style-name="ce87" office:value-type="string">
            <text:p>Gestão de Serviços, Problemas e Incidentes baseados na metodologia ITIL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8" table:number-columns-repeated="978"/>
        </table:table-row>
        <table:table-row table:style-name="ro3">
          <table:table-cell office:value-type="string">
            <text:p>ESAF</text:p>
          </table:table-cell>
          <table:table-cell office:value-type="string">
            <text:p>AVELINO BATISTA LEITE NETO</text:p>
          </table:table-cell>
          <table:table-cell office:value-type="string">
            <text:p>DIRETOR DA DITEC 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style-name="ce8" table:number-columns-repeated="978"/>
        </table:table-row>
        <table:table-row table:style-name="ro23">
          <table:table-cell office:value-type="string">
            <text:p>MS</text:p>
          </table:table-cell>
          <table:table-cell office:value-type="string">
            <text:p>Daniel Dias</text:p>
          </table:table-cell>
          <table:table-cell table:style-name="ce85" office:value-type="string">
            <text:p><text:span text:style-name="T36">Agente Administrativo</text:span></text:p>
            <text:p><text:span text:style-name="T36"/></text:p>
            <text:p><text:span text:style-name="T36">Chefe da Divisão de TI do Instituto </text:span><text:span text:style-name="T36">Nacional de Cardiologia</text:span>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style-name="ce8" table:number-columns-repeated="978"/>
        </table:table-row>
        <table:table-row table:style-name="ro3">
          <table:table-cell office:value-type="string">
            <text:p>IN</text:p>
          </table:table-cell>
          <table:table-cell office:value-type="string">
            <text:p>Marcus Vinicius Vilela</text:p>
          </table:table-cell>
          <table:table-cell office:value-type="string">
            <text:p>Coordenador de Tecnologia da</text:p>
          </table:table-cell>
          <table:table-cell/>
          <table:table-cell table:number-columns-repeated="2"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1">
            <text:p>1</text:p>
          </table:table-cell>
          <table:table-cell/>
          <table:table-cell table:number-columns-repeated="2" table:content-validation-name="val2" office:value-type="float" office:value="2">
            <text:p>2</text:p>
          </table:table-cell>
          <table:table-cell/>
          <table:table-cell table:content-validation-name="val2" office:value-type="float" office:value="1">
            <text:p>1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1">
            <text:p>1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1">
            <text:p>1</text:p>
          </table:table-cell>
          <table:table-cell/>
          <table:table-cell table:number-columns-repeated="2" table:content-validation-name="val2" office:value-type="float" office:value="2">
            <text:p>2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8" table:number-columns-repeated="978"/>
        </table:table-row>
        <table:table-row table:style-name="ro3">
          <table:table-cell office:value-type="string">
            <text:p>UFRGS</text:p>
          </table:table-cell>
          <table:table-cell office:value-type="string">
            <text:p>Jussara Issa Musse</text:p>
          </table:table-cell>
          <table:table-cell office:value-type="string">
            <text:p>Diretora Centro de Processamento de Dados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2">
            <text:p>2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2">
            <text:p>2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table:number-columns-repeated="2"/>
          <table:table-cell office:value-type="string">
            <text:p>x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8" table:number-columns-repeated="978"/>
        </table:table-row>
        <table:table-row table:style-name="ro21">
          <table:table-cell office:value-type="string">
            <text:p>LNCC</text:p>
          </table:table-cell>
          <table:table-cell office:value-type="string">
            <text:p>Rogério Albuquerque de Almeida</text:p>
          </table:table-cell>
          <table:table-cell office:value-type="string">
            <text:p>Chefe do Serviço de Sistemas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8" table:number-columns-repeated="978"/>
        </table:table-row>
        <table:table-row table:style-name="ro13">
          <table:table-cell office:value-type="string">
            <text:p>UFPE</text:p>
          </table:table-cell>
          <table:table-cell office:value-type="string">
            <text:p>José Gilson de Almeida Teixeira Filho</text:p>
          </table:table-cell>
          <table:table-cell table:style-name="ce85" office:value-type="string">
            <text:p><text:span text:style-name="T36">Diretor de Governança, Processos e </text:span><text:span text:style-name="T36">TI </text:span></text:p>
            <text:p><text:span text:style-name="T36">PROCIT - Pró-reitoria de </text:span><text:span text:style-name="T36">Comunicação, Informação e</text:span>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table:number-columns-repeated="2"/>
          <table:table-cell/>
          <table:table-cell office:value-type="string">
            <text:p>Caso o guia seja normativo, que seja instituído um plano de implantação gradual e customizado às necessidades de cada órgão.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Caso o guia seja normativo, que seja instituído um plano de implantação gradual e customizado às necessidades de cada órgão.</text:p>
          </table:table-cell>
          <table:table-cell table:style-name="ce8" table:number-columns-repeated="978"/>
        </table:table-row>
        <table:table-row table:style-name="ro24">
          <table:table-cell office:value-type="string">
            <text:p>INPE</text:p>
          </table:table-cell>
          <table:table-cell office:value-type="string">
            <text:p>Antonio Esio Marcondes Salgado</text:p>
          </table:table-cell>
          <table:table-cell office:value-type="string">
            <text:p>Coordenador de Tecnologia da Informação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table:number-columns-repeated="2"/>
          <table:table-cell table:style-name="ce87" office:value-type="string">
            <text:p><text:span text:style-name="T37">As práticas apresentadas envolvem </text:span><text:span text:style-name="T37">ações e procedimentos no âmbito da </text:span><text:span text:style-name="T37">organização. Neste contexto, as </text:span><text:span text:style-name="T37">questões de Governança de TI </text:span><text:span text:style-name="T37">podem ser conduzidas internamente, </text:span><text:span text:style-name="T37">alinhadas com as orientações da </text:span><text:span text:style-name="T37">SLTI (SISP) e SEFTI.</text:span></text:p>
            <text:p><text:span text:style-name="T37">Porém há um problema grave que é </text:span><text:span text:style-name="T37">a condução de processos licitatórios </text:span><text:span text:style-name="T37">de bens e serviços de TI nos quais é </text:span><text:span text:style-name="T37">obrigatório o parecer jurídico da </text:span><text:span text:style-name="T37">respectiva assessoria do órgão .</text:span></text:p>
            <text:p><text:span text:style-name="T37">Via de regra a assessoria jurídica é </text:span><text:span text:style-name="T37">prestada pela AGU, e não há uma </text:span><text:span text:style-name="T37">conformidade nos pareceres da </text:span><text:span text:style-name="T37">AGU com relação aos processos </text:span><text:span text:style-name="T37">licitatórios, pois muitas vezes o </text:span><text:span text:style-name="T37">"advogado da união" responsável </text:span><text:span text:style-name="T37">por analisar determinado processo </text:span><text:span text:style-name="T37">licitatório desconhece as orientações </text:span><text:span text:style-name="T37">da SLTI (SISP), desconhece o Guia </text:span><text:span text:style-name="T37">Prático de Contratação de Ti e </text:span><text:span text:style-name="T37">desconhece outros documentos </text:span><text:span text:style-name="T37">relevantes, gerando parecer </text:span><text:span text:style-name="T37">desfavorável a processos que foram </text:span><text:span text:style-name="T37">aprovados integralmente em outros </text:span><text:span text:style-name="T37">órgãos.</text:span></text:p>
            <text:p><text:span text:style-name="T37">Há divergência inclusive na </text:span><text:span text:style-name="T37">interpretação de "serviços de TI", </text:span><text:span text:style-name="T37">onde alguns "advogados da união" </text:span><text:span text:style-name="T37">dão parecer opinando por tratar este </text:span><text:span text:style-name="T37">serviço como "serviço de </text:span><text:span text:style-name="T37">engenharia", obrigando o órgão a </text:span><text:span text:style-name="T37">incluir documentos que o mercado </text:span><text:span text:style-name="T37">não considera quando deste tipo de </text:span><text:span text:style-name="T37">contratação.</text:span></text:p>
            <text:p><text:span text:style-name="T37">Enfim, as práticas para melhoria da </text:span><text:span text:style-name="T37">Governança de TI devem também </text:span><text:span text:style-name="T37">ser compartilhadas com a </text:span><text:span text:style-name="T37">assessoria jurídica, para que </text:span><text:span text:style-name="T37">tenhamos apoio adequado na </text:span><text:span text:style-name="T37">condução dos processos, alinhados </text:span><text:span text:style-name="T37">às orientações da SISP.</text:span></text:p>
            <text:p><text:span text:style-name="T37">Neste sentido, é importante que </text:span><text:span text:style-name="T37">estas práticas contemplem de forma </text:span><text:span text:style-name="T37">mais incisiva orientações que </text:span><text:span text:style-name="T37">possam ser observadas por estes </text:span><text:span text:style-name="T37">assessores.</text:span></text:p>
            <text:p><text:span text:style-name="T37">Grato.</text:span>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style-name="ce8" table:number-columns-repeated="978"/>
        </table:table-row>
        <table:table-row table:style-name="ro21">
          <table:table-cell office:value-type="string">
            <text:p>UFMG</text:p>
          </table:table-cell>
          <table:table-cell office:value-type="string">
            <text:p>Prof. Diógenes Cecilio da Silva Jr.</text:p>
          </table:table-cell>
          <table:table-cell office:value-type="string">
            <text:p>Diretor de TI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table:number-columns-repeated="2"/>
          <table:table-cell table:number-columns-repeated="2"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style-name="ce8" table:number-columns-repeated="978"/>
        </table:table-row>
        <table:table-row table:style-name="ro21">
          <table:table-cell office:value-type="string">
            <text:p>UFCG</text:p>
          </table:table-cell>
          <table:table-cell office:value-type="string">
            <text:p>Ianna Duarte Kobayashi de Souza</text:p>
          </table:table-cell>
          <table:table-cell office:value-type="string">
            <text:p>Gerente Interina do Serviço de Tecnologia da Informação - STI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style-name="ce8" table:number-columns-repeated="978"/>
        </table:table-row>
        <table:table-row table:style-name="ro3">
          <table:table-cell office:value-type="string">
            <text:p>SFB</text:p>
          </table:table-cell>
          <table:table-cell office:value-type="string">
            <text:p>Mosar Rodrigues Rabelo Junior</text:p>
          </table:table-cell>
          <table:table-cell office:value-type="string">
            <text:p>Gerente Executivo de Tecnologia da Informação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style-name="ce8" table:number-columns-repeated="978"/>
        </table:table-row>
        <table:table-row table:style-name="ro13">
          <table:table-cell table:style-name="Default" office:value-type="string">
            <text:p><text:s/>CAPES</text:p>
          </table:table-cell>
          <table:table-cell table:style-name="ce83" office:value-type="string">
            <text:p>Sérgio da Costa Côrtes</text:p>
          </table:table-cell>
          <table:table-cell table:style-name="ce85" office:value-type="string">
            <text:p><text:span text:style-name="T36">Diretor de Tecnologia da Informação</text:span></text:p>
            <text:p><text:span text:style-name="T36">Coordenação de Aperfeiçoamento </text:span><text:span text:style-name="T36">de Pessoal de Nível Superior</text:span>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style-name="ce8" table:number-columns-repeated="978"/>
        </table:table-row>
        <table:table-row table:style-name="ro3">
          <table:table-cell office:value-type="string">
            <text:p>UFABC</text:p>
          </table:table-cell>
          <table:table-cell office:value-type="string">
            <text:p>Ricardo Magnusson Mussini</text:p>
          </table:table-cell>
          <table:table-cell office:value-type="string">
            <text:p>Coordenador Geral do NTI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table:number-columns-repeated="2"/>
          <table:table-cell table:number-columns-repeated="2"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style-name="ce8" table:number-columns-repeated="978"/>
        </table:table-row>
        <table:table-row table:style-name="ro21">
          <table:table-cell office:value-type="string">
            <text:p>IFA</text:p>
          </table:table-cell>
          <table:table-cell office:value-type="string">
            <text:p>Fernando Antonio Corado Carneiro</text:p>
          </table:table-cell>
          <table:table-cell office:value-type="string">
            <text:p>Diretor de Ti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style-name="ce8" table:number-columns-repeated="978"/>
        </table:table-row>
        <table:table-row table:style-name="ro21">
          <table:table-cell office:value-type="string">
            <text:p><text:s/>ITI</text:p>
          </table:table-cell>
          <table:table-cell office:value-type="string">
            <text:p>Alessandra Maria Costa e Lima</text:p>
          </table:table-cell>
          <table:table-cell office:value-type="string">
            <text:p>Analista em Tecnologia da Informação/Chefe de Serviço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2">
            <text:p>2</text:p>
          </table:table-cell>
          <table:table-cell table:content-validation-name="val2" office:value-type="float" office:value="4">
            <text:p>4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4">
            <text:p>4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4">
            <text:p>4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style-name="ce8" table:number-columns-repeated="978"/>
        </table:table-row>
        <table:table-row table:style-name="ro3">
          <table:table-cell office:value-type="string">
            <text:p>EMBRATUR</text:p>
          </table:table-cell>
          <table:table-cell office:value-type="string">
            <text:p>Mariza Garcia Avalone</text:p>
          </table:table-cell>
          <table:table-cell office:value-type="string">
            <text:p>Coordenadora de Suporte Tecnologico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table:number-columns-repeated="2"/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8" table:number-columns-repeated="978"/>
        </table:table-row>
        <table:table-row table:style-name="ro3">
          <table:table-cell office:value-type="string">
            <text:p>ANA</text:p>
          </table:table-cell>
          <table:table-cell office:value-type="string">
            <text:p>Francilene Faria Araújo Mendes</text:p>
          </table:table-cell>
          <table:table-cell office:value-type="string">
            <text:p>Analista em Tecnologia da Informação - ATI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8" table:number-columns-repeated="978"/>
        </table:table-row>
        <table:table-row table:style-name="ro3">
          <table:table-cell office:value-type="string">
            <text:p>UFPelotas</text:p>
          </table:table-cell>
          <table:table-cell office:value-type="string">
            <text:p>Amanda Argou Cardozo</text:p>
          </table:table-cell>
          <table:table-cell office:value-type="string">
            <text:p>Coordenadora de Tecnologia da Informação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980"/>
        </table:table-row>
        <table:table-row table:style-name="ro3">
          <table:table-cell office:value-type="string">
            <text:p>IFG</text:p>
          </table:table-cell>
          <table:table-cell office:value-type="string">
            <text:p>Rodrigo Rodrigues de Santana</text:p>
          </table:table-cell>
          <table:table-cell office:value-type="string">
            <text:p>Diretor de TI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table:number-columns-repeated="2"/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79"/>
        </table:table-row>
        <table:table-row table:style-name="ro3">
          <table:table-cell office:value-type="string">
            <text:p>IF SERTÃO</text:p>
          </table:table-cell>
          <table:table-cell office:value-type="string">
            <text:p>Hermes Siqueira Cavalcante</text:p>
          </table:table-cell>
          <table:table-cell office:value-type="string">
            <text:p>Diretor de Gestão em TI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4">
            <text:p>4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table:number-columns-repeated="2"/>
          <table:table-cell table:number-columns-repeated="2"/>
          <table:table-cell table:number-columns-repeated="2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980"/>
        </table:table-row>
        <table:table-row table:style-name="ro3">
          <table:table-cell office:value-type="string">
            <text:p>UFMA</text:p>
          </table:table-cell>
          <table:table-cell office:value-type="string">
            <text:p>NELIO ALVES GUILHON</text:p>
          </table:table-cell>
          <table:table-cell office:value-type="string">
            <text:p>DIRETOR TI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table:number-columns-repeated="2"/>
          <table:table-cell table:number-columns-repeated="2"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3">
          <table:table-cell office:value-type="string">
            <text:p>IFS</text:p>
          </table:table-cell>
          <table:table-cell office:value-type="string">
            <text:p>Toniclay Andrade Nogueira</text:p>
          </table:table-cell>
          <table:table-cell office:value-type="string">
            <text:p>Diretor de TI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21">
          <table:table-cell office:value-type="string">
            <text:p>BN</text:p>
          </table:table-cell>
          <table:table-cell office:value-type="string">
            <text:p>Oscar Manoel da Costa Gonçalves</text:p>
          </table:table-cell>
          <table:table-cell office:value-type="string">
            <text:p>Chefe Tecnologia da Informação e Comunicação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4">
            <text:p>4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79"/>
        </table:table-row>
        <table:table-row table:style-name="ro21">
          <table:table-cell office:value-type="string">
            <text:p>IFSUL-RIO GRANDENSE</text:p>
          </table:table-cell>
          <table:table-cell office:value-type="string">
            <text:p>Renato Marques Dilli</text:p>
          </table:table-cell>
          <table:table-cell office:value-type="string">
            <text:p>Diretor de Tecnologia da Informação e Comunicação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21">
          <table:table-cell office:value-type="string">
            <text:p>IFCE</text:p>
          </table:table-cell>
          <table:table-cell office:value-type="string">
            <text:p>Carlos Mauricio J de M Dourado Júnior</text:p>
          </table:table-cell>
          <table:table-cell office:value-type="string">
            <text:p><text:s/>Diretor de TI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980"/>
        </table:table-row>
        <table:table-row table:style-name="ro21">
          <table:table-cell office:value-type="string">
            <text:p>UF-PAMPA</text:p>
          </table:table-cell>
          <table:table-cell office:value-type="string">
            <text:p>Jeferson Lemes</text:p>
          </table:table-cell>
          <table:table-cell office:value-type="string">
            <text:p>Coordenador Administrativo do Núcleo de Tecnologia da Informação e Comunicação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980"/>
        </table:table-row>
        <table:table-row table:style-name="ro21">
          <table:table-cell office:value-type="string">
            <text:p>AGU</text:p>
          </table:table-cell>
          <table:table-cell office:value-type="string">
            <text:p>Marconi Gonçalves Brasileiro de Sant´Anna</text:p>
          </table:table-cell>
          <table:table-cell office:value-type="string">
            <text:p>Diretor do Departamento de Tecnologia da Informação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table:number-columns-repeated="2"/>
          <table:table-cell table:number-columns-repeated="2"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21">
          <table:table-cell office:value-type="string">
            <text:p><text:s/>CVM </text:p>
          </table:table-cell>
          <table:table-cell office:value-type="string">
            <text:p>Marcelo Roberto Santos do Amaral,</text:p>
          </table:table-cell>
          <table:table-cell office:value-type="string">
            <text:p>Superintendente de Informática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3">
          <table:table-cell office:value-type="string">
            <text:p><text:s/>IFRR</text:p>
          </table:table-cell>
          <table:table-cell office:value-type="string">
            <text:p>Jean Carlos Araújo Costa</text:p>
          </table:table-cell>
          <table:table-cell office:value-type="string">
            <text:p>Analista de Tecnologia da Informação</text:p>
          </table:table-cell>
          <table:table-cell/>
          <table:table-cell table:content-validation-name="val2" office:value-type="float" office:value="1">
            <text:p>1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1">
            <text:p>1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2">
            <text:p>2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1">
            <text:p>1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1">
            <text:p>1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1">
            <text:p>1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1">
            <text:p>1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2">
            <text:p>2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1">
            <text:p>1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1">
            <text:p>1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980"/>
        </table:table-row>
        <table:table-row table:style-name="ro3">
          <table:table-cell office:value-type="string">
            <text:p>CGU</text:p>
          </table:table-cell>
          <table:table-cell office:value-type="string">
            <text:p>Tatiana Zolhof Panisset</text:p>
          </table:table-cell>
          <table:table-cell office:value-type="string">
            <text:p>Diretora de Sistemas e Informação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table:number-columns-repeated="2"/>
          <table:table-cell table:number-columns-repeated="2"/>
          <table:table-cell table:number-columns-repeated="2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980"/>
        </table:table-row>
        <table:table-row table:style-name="ro3">
          <table:table-cell office:value-type="string">
            <text:p>ICMBio</text:p>
          </table:table-cell>
          <table:table-cell office:value-type="string">
            <text:p>Carlos Roberto Lacerda Cunha</text:p>
          </table:table-cell>
          <table:table-cell office:value-type="string">
            <text:p>Coordenador de TI 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79"/>
        </table:table-row>
        <table:table-row table:style-name="ro21">
          <table:table-cell office:value-type="string">
            <text:p>MME</text:p>
          </table:table-cell>
          <table:table-cell office:value-type="string">
            <text:p>Hiram Costa Botelho</text:p>
          </table:table-cell>
          <table:table-cell office:value-type="string">
            <text:p>Coordenador-Geral de Tecnologia da Informação Interino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980"/>
        </table:table-row>
        <table:table-row table:style-name="ro2">
          <table:table-cell office:value-type="string">
            <text:p>SEP</text:p>
          </table:table-cell>
          <table:table-cell office:value-type="string">
            <text:p>REYNALDO ABEN-ATHAR</text:p>
          </table:table-cell>
          <table:table-cell office:value-type="string">
            <text:p>ADMINISTRAÇÃO INTERNA,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 table:style-name="ce87" office:value-type="string">
            <text:p><text:s/>Não sei informar.</text:p>
          </table:table-cell>
          <table:table-cell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21">
          <table:table-cell office:value-type="string">
            <text:p><text:s/>FCRB</text:p>
          </table:table-cell>
          <table:table-cell office:value-type="string">
            <text:p>Andréa Castelo Branco Magalhães</text:p>
          </table:table-cell>
          <table:table-cell office:value-type="string">
            <text:p>Chefe do Serviço de Informática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table:number-columns-repeated="2"/>
          <table:table-cell table:number-columns-repeated="2"/>
          <table:table-cell table:number-columns-repeated="2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980"/>
        </table:table-row>
        <table:table-row table:style-name="ro3">
          <table:table-cell office:value-type="string">
            <text:p>UFS</text:p>
          </table:table-cell>
          <table:table-cell office:value-type="string">
            <text:p>José Marcos Santos</text:p>
          </table:table-cell>
          <table:table-cell office:value-type="string">
            <text:p>Analista de Tecnologia da Informação/Diretor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15">
          <table:table-cell office:value-type="string">
            <text:p>MAPA</text:p>
          </table:table-cell>
          <table:table-cell office:value-type="string">
            <text:p>Luiz Carlos da Silva Ramos</text:p>
          </table:table-cell>
          <table:table-cell office:value-type="string">
            <text:p>Coordenador Geral de Tecnologia da Informação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table:number-columns-repeated="2"/>
          <table:table-cell/>
          <table:table-cell office:value-type="string">
            <text:p>As práticas apresentadas são aplicadas neste ministério. Para responder a este questionário o nº 04 foi considerado o de maior relevância, logo o item de maior valor.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3">
          <table:table-cell office:value-type="string">
            <text:p>IFPA</text:p>
          </table:table-cell>
          <table:table-cell office:value-type="string">
            <text:p>Mauricio Aldenor</text:p>
          </table:table-cell>
          <table:table-cell office:value-type="string">
            <text:p>Analista de TI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table:number-columns-repeated="2"/>
          <table:table-cell table:number-columns-repeated="2"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3">
          <table:table-cell office:value-type="string">
            <text:p>UFR</text:p>
          </table:table-cell>
          <table:table-cell office:value-type="string">
            <text:p>Márcio Bruno C. Marques</text:p>
          </table:table-cell>
          <table:table-cell office:value-type="string">
            <text:p>Analista de TI/Diretor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3">
          <table:table-cell office:value-type="string">
            <text:p>UNILAB</text:p>
          </table:table-cell>
          <table:table-cell office:value-type="string">
            <text:p>Ladislav Trupl</text:p>
          </table:table-cell>
          <table:table-cell office:value-type="string">
            <text:p>Diretor de TI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table:number-columns-repeated="2"/>
          <table:table-cell office:value-type="string">
            <text:p>Não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21">
          <table:table-cell office:value-type="string">
            <text:p><text:s/>EPL</text:p>
          </table:table-cell>
          <table:table-cell office:value-type="string">
            <text:p>JONES BORRALHO GAMA</text:p>
          </table:table-cell>
          <table:table-cell office:value-type="string">
            <text:p>Coordenador do Núcleo de Desenvolvimento Tecnológico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3">
          <table:table-cell office:value-type="string">
            <text:p>CEFET – MG</text:p>
          </table:table-cell>
          <table:table-cell office:value-type="string">
            <text:p>Marcos Fernando dos Santos</text:p>
          </table:table-cell>
          <table:table-cell office:value-type="string">
            <text:p>Secretário de Governança da Informação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980"/>
        </table:table-row>
        <table:table-row table:style-name="ro25">
          <table:table-cell office:value-type="string">
            <text:p>IFPE</text:p>
          </table:table-cell>
          <table:table-cell office:value-type="string">
            <text:p>BARROS JUNIOR</text:p>
          </table:table-cell>
          <table:table-cell office:value-type="string">
            <text:p>CHEFE DEPTO TIC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/>
          <table:table-cell office:value-type="string">
            <text:p>CREIO EXTREMAMENTE RELEVANTE A QUALQUER INSTITUIÇÃO, PUBLICA OU PRIVADA O USO DE METODOLOGIAS E MÉTODOS DE PLANEJAMENTO ESTRATÉGICO, GOVERNANÇA , PLANO DE CAPACITAÇÃO E METAS E GERÊNCIA DE PROJETOS SEJA PRA DESENVOLVIMENTO OU INFORA-ESTRUTURA. ME PONHO A DISPOSIÇÃO PARA COLABORAR.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3">
          <table:table-cell office:value-type="string">
            <text:p>UNIVASF</text:p>
          </table:table-cell>
          <table:table-cell office:value-type="string">
            <text:p>Jonildo Martins Cordeiro</text:p>
          </table:table-cell>
          <table:table-cell office:value-type="string">
            <text:p>Secretário de Tecnologia da Informação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2">
            <text:p>2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3">
          <table:table-cell office:value-type="string">
            <text:p>IFC</text:p>
          </table:table-cell>
          <table:table-cell office:value-type="string">
            <text:p>Vander Vigolo</text:p>
          </table:table-cell>
          <table:table-cell office:value-type="string">
            <text:p>Diretor de Tecnologia da Informação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12">
          <table:table-cell office:value-type="string">
            <text:p>UFSCar</text:p>
          </table:table-cell>
          <table:table-cell office:value-type="string">
            <text:p>Antonio Francisco do Prado,</text:p>
          </table:table-cell>
          <table:table-cell office:value-type="string">
            <text:p>Secretário Geral de Informática,</text:p>
          </table:table-cell>
          <table:table-cell table:style-name="ce85" office:value-type="string">
            <text:p><text:span text:style-name="T36">Soraia Elisabeth Cava, Diretora da </text:span><text:span text:style-name="T36">Divisão de Sistemas </text:span><text:span text:style-name="T36">Computacionais - DiSC/SIn/UFSCar;</text:span></text:p>
            <text:p><text:span text:style-name="T36">- Milton Borges Campos Filho, </text:span><text:span text:style-name="T36">Diretor da Divisão de Infraestrutura </text:span><text:span text:style-name="T36">de TI – DiITI/SIn/UFSCar.</text:span></text:p>
          </table:table-cell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22">
          <table:table-cell office:value-type="string">
            <text:p>IFPI</text:p>
          </table:table-cell>
          <table:table-cell office:value-type="string">
            <text:p>Eduilson Lívio Neves da Costa Carneiro</text:p>
          </table:table-cell>
          <table:table-cell office:value-type="string">
            <text:p>Diretor de Tecnologia da Informação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/>
          <table:table-cell table:content-validation-name="val2"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string">
            <text:p>X</text:p>
          </table:table-cell>
          <table:table-cell table:style-name="ce89" office:value-type="string">
            <text:p><text:span text:style-name="T38">Gostaria de fazer comentários a </text:span><text:span text:style-name="T38">respeito da última questão que trata </text:span><text:span text:style-name="T38">sobre o resultado do modelo de </text:span><text:span text:style-name="T38">governança de TI.</text:span></text:p>
            <text:p><text:span text:style-name="T38">Devido estarmos em fase inicial em </text:span><text:span text:style-name="T38">grande parte das práticas acima </text:span><text:span text:style-name="T38">mencionadas, achamos que seria </text:span><text:span text:style-name="T38">necessário um período de </text:span><text:span text:style-name="T38">adaptação com o modelo publicado </text:span><text:span text:style-name="T38">como um guia de caráter orientativo, </text:span><text:span text:style-name="T38">e após um período a implantação de </text:span><text:span text:style-name="T38">uma política com caráter normativo. </text:span><text:span text:style-name="T38">Isso facilitaria a implantação gradual </text:span><text:span text:style-name="T38">e com o apoio da alta administração, </text:span><text:span text:style-name="T38">por tratar-se de norma.</text:span></text:p>
          </table:table-cell>
          <table:table-cell table:number-columns-repeated="978"/>
        </table:table-row>
        <table:table-row table:style-name="ro3">
          <table:table-cell table:number-columns-repeated="2"/>
          <table:table-cell office:value-type="string">
            <text:p>Diretor de TI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980"/>
        </table:table-row>
        <table:table-row table:style-name="ro13">
          <table:table-cell office:value-type="string">
            <text:p>UFERSA-RN</text:p>
          </table:table-cell>
          <table:table-cell office:value-type="string">
            <text:p>Kleber Jacinto</text:p>
          </table:table-cell>
          <table:table-cell table:style-name="ce85" office:value-type="string">
            <text:p><text:span text:style-name="T36">Analista de TI</text:span></text:p>
            <text:p><text:span text:style-name="T36">Superintendência de tecnologia da </text:span><text:span text:style-name="T36">Informação e Comunicação</text:span>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3">
          <table:table-cell table:style-name="Default" office:value-type="string">
            <text:p>UFES</text:p>
          </table:table-cell>
          <table:table-cell table:style-name="Default" office:value-type="string">
            <text:p>Hans Schneebeli</text:p>
          </table:table-cell>
          <table:table-cell office:value-type="string">
            <text:p>Diretor do Nucleo de Tecnologia da Informação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2">
            <text:p>2</text:p>
          </table:table-cell>
          <table:table-cell/>
          <table:table-cell table:content-validation-name="val2" table:number-columns-repeated="2"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string">
            <text:p>X</text:p>
          </table:table-cell>
          <table:table-cell office:value-type="string">
            <text:p>Precisa-se de treinamento e corpo tecnico adequadamente dimensionado. Atualmente, consegue-se minimamente atender as exigencias para o funcionamento do orgao. A carga de trabalho extra decorrente da implantacao destas politicas acarretara prejuizos ao andamento das atividades do orgao.</text:p>
          </table:table-cell>
          <table:table-cell table:number-columns-repeated="978"/>
        </table:table-row>
        <table:table-row table:style-name="ro3">
          <table:table-cell office:value-type="string">
            <text:p>IFES</text:p>
          </table:table-cell>
          <table:table-cell office:value-type="string">
            <text:p>Joubert Alexandrino de Souza</text:p>
          </table:table-cell>
          <table:table-cell office:value-type="string">
            <text:p>Diretor de TI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table:number-columns-repeated="2"/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79"/>
        </table:table-row>
        <table:table-row table:style-name="ro3">
          <table:table-cell office:value-type="string">
            <text:p>PREVIC</text:p>
          </table:table-cell>
          <table:table-cell office:value-type="string">
            <text:p>James Taylor Faria Chaves</text:p>
          </table:table-cell>
          <table:table-cell office:value-type="string">
            <text:p>Coordenador-Geral de Tecnologia da Informação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980"/>
        </table:table-row>
        <table:table-row table:style-name="ro21">
          <table:table-cell office:value-type="string">
            <text:p>UNIRIO</text:p>
          </table:table-cell>
          <table:table-cell office:value-type="string">
            <text:p>Paulo Roberto Pereira dos Santos</text:p>
          </table:table-cell>
          <table:table-cell office:value-type="string">
            <text:p>Diretor de Tecnologia da Informação e Comunicação - DTIC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string">
            <text:p>N.S</text:p>
          </table:table-cell>
          <table:table-cell/>
          <table:table-cell table:content-validation-name="val2" table:number-columns-repeated="2"/>
          <table:table-cell table:number-columns-repeated="2"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3">
          <table:table-cell office:value-type="string">
            <text:p>CNEN</text:p>
          </table:table-cell>
          <table:table-cell office:value-type="string">
            <text:p>Elizabeth Rodrigues Cunha</text:p>
          </table:table-cell>
          <table:table-cell office:value-type="string">
            <text:p>Coordenadora Geral de Tecnologia da Informação 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string">
            <text:p>N.S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table:number-columns-repeated="2"/>
          <table:table-cell table:number-columns-repeated="2"/>
          <table:table-cell table:number-columns-repeated="2" office:value-type="float" office:value="4">
            <text:p>4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3">
          <table:table-cell office:value-type="string">
            <text:p>IFG</text:p>
          </table:table-cell>
          <table:table-cell office:value-type="string">
            <text:p>Douglas Rolins de Santana</text:p>
          </table:table-cell>
          <table:table-cell office:value-type="string">
            <text:p>Diretor de Tecnologia da Infomação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3">
          <table:table-cell office:value-type="string">
            <text:p>UFMG</text:p>
          </table:table-cell>
          <table:table-cell office:value-type="string">
            <text:p>Alexandre M. dos Anjos</text:p>
          </table:table-cell>
          <table:table-cell office:value-type="string">
            <text:p>Secretário de TI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table:number-columns-repeated="2"/>
          <table:table-cell table:number-columns-repeated="2"/>
          <table:table-cell table:number-columns-repeated="2" office:value-type="float" office:value="4">
            <text:p>4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3">
          <table:table-cell office:value-type="string">
            <text:p>IFRS</text:p>
          </table:table-cell>
          <table:table-cell office:value-type="string">
            <text:p>Edgar J Stello Jr,</text:p>
          </table:table-cell>
          <table:table-cell office:value-type="string">
            <text:p>Analista/Coordenador de TI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21">
          <table:table-cell office:value-type="string">
            <text:p><text:s/>IFPR</text:p>
          </table:table-cell>
          <table:table-cell office:value-type="string">
            <text:p>Fernando Cesar Kloss</text:p>
          </table:table-cell>
          <table:table-cell office:value-type="string">
            <text:p>Diretor de Tecnologia da Informação e Comunicação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2">
            <text:p>2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table:number-columns-repeated="2"/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79"/>
        </table:table-row>
        <table:table-row table:style-name="ro6">
          <table:table-cell office:value-type="string">
            <text:p>UFC</text:p>
          </table:table-cell>
          <table:table-cell office:value-type="string">
            <text:p>Joaquim Bento</text:p>
          </table:table-cell>
          <table:table-cell office:value-type="string">
            <text:p>Diretor Executivo da STI</text:p>
          </table:table-cell>
          <table:table-cell table:style-name="ce85" office:value-type="string">
            <text:p><text:span text:style-name="T36">José Ramos (Diretor Adjunto da STI)</text:span></text:p>
            <text:p><text:span text:style-name="T36">Márcio Correia (Assessor <text:s/>de </text:span><text:span text:style-name="T36">Governança da STI)</text:span></text:p>
            <text:p><text:span text:style-name="T36">Beatriz Duarte (Analista de TI da </text:span><text:span text:style-name="T36">STI)</text:span></text:p>
          </table:table-cell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string">
            <text:p>N.S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3">
          <table:table-cell office:value-type="string">
            <text:p>FURG</text:p>
          </table:table-cell>
          <table:table-cell office:value-type="string">
            <text:p>Samuel Santos Troina</text:p>
          </table:table-cell>
          <table:table-cell office:value-type="string">
            <text:p>Diretor do Núcleo de Tecnologia da Informação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table:number-columns-repeated="2"/>
          <table:table-cell table:number-columns-repeated="2"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3">
          <table:table-cell office:value-type="string">
            <text:p>MDIC</text:p>
          </table:table-cell>
          <table:table-cell office:value-type="string">
            <text:p>Jorge Fernandes Nadler</text:p>
          </table:table-cell>
          <table:table-cell office:value-type="string">
            <text:p>Coordenador Geral de Modernização e Informática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4">
            <text:p>4</text:p>
          </table:table-cell>
          <table:table-cell/>
          <table:table-cell table:content-validation-name="val2" table:number-columns-repeated="2"/>
          <table:table-cell table:number-columns-repeated="2"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26">
          <table:table-cell office:value-type="string">
            <text:p>IFTM</text:p>
          </table:table-cell>
          <table:table-cell office:value-type="string">
            <text:p>Clidenor Ferreira de Araújo Filho</text:p>
          </table:table-cell>
          <table:table-cell office:value-type="string">
            <text:p><text:s/>Diretor de Tecnologia da informação e Comunicação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table:number-columns-repeated="2"/>
          <table:table-cell office:value-type="string">
            <text:p>Temos buscado o aprimoramento de nossas práticas de governança, sejam elas corporativas ou de TI. No entanto, considero que apesar dos esforços de toda a equipe ainda estamos em um estágio inicial de implantação da governança de TI, sobretudo, pela falta de pessoal dedicado a esta questão em exclusivo.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20">
          <table:table-cell office:value-type="string">
            <text:p>UFSC</text:p>
          </table:table-cell>
          <table:table-cell office:value-type="string">
            <text:p>Edison Tadeu Lopes Melo</text:p>
          </table:table-cell>
          <table:table-cell office:value-type="string">
            <text:p>Analisa de Tecnologia da Informação / Superintendente de Governança Eletrônica e Tecnologia da Informação e Comunicação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table:number-columns-repeated="2"/>
          <table:table-cell/>
          <table:table-cell table:style-name="Default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  <table:table-cell table:style-name="ce84" office:value-type="string">
            <text:p>- As práticas são relevantes e acreditamos que poderiam avançar de forma mais consistente e ágil com apoio efetivo do SISP.</text:p>
          </table:table-cell>
          <table:table-cell table:number-columns-repeated="978"/>
        </table:table-row>
        <table:table-row table:style-name="ro21">
          <table:table-cell office:value-type="string">
            <text:p>IPEA</text:p>
          </table:table-cell>
          <table:table-cell office:value-type="string">
            <text:p><text:s/>EDVALDO NOLETO PERNA FILHO </text:p>
          </table:table-cell>
          <table:table-cell office:value-type="string">
            <text:p>COORDENADOR GERAL DE TIC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980"/>
        </table:table-row>
        <table:table-row table:style-name="ro3">
          <table:table-cell office:value-type="string">
            <text:p>MDA</text:p>
          </table:table-cell>
          <table:table-cell office:value-type="string">
            <text:p>Bruno Mesquita Santana</text:p>
          </table:table-cell>
          <table:table-cell office:value-type="string">
            <text:p>Coordenador-geral de Modernização e Informática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980"/>
        </table:table-row>
        <table:table-row table:style-name="ro21">
          <table:table-cell office:value-type="string">
            <text:p>Ancine</text:p>
          </table:table-cell>
          <table:table-cell office:value-type="string">
            <text:p>Ricardo Nascimento Nobre</text:p>
          </table:table-cell>
          <table:table-cell office:value-type="string">
            <text:p>Analista Administrativo/Coordenador de Governança e Projetos de TI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table:number-columns-repeated="2"/>
          <table:table-cell table:number-columns-repeated="2"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21">
          <table:table-cell office:value-type="string">
            <text:p>UFF</text:p>
          </table:table-cell>
          <table:table-cell office:value-type="string">
            <text:p>HENRIQUE OSWALDO UZEDA PEREIRA DE SOUZA</text:p>
          </table:table-cell>
          <table:table-cell office:value-type="string">
            <text:p>ANALISTA DE TI; SUPERINTENDÊNCIA DE TECNOLOGIA DA INFORMAÇÃO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table:number-columns-repeated="2"/>
          <table:table-cell table:number-columns-repeated="2"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21">
          <table:table-cell office:value-type="string">
            <text:p>ON</text:p>
          </table:table-cell>
          <table:table-cell office:value-type="string">
            <text:p>Bruno Bazzanella</text:p>
          </table:table-cell>
          <table:table-cell office:value-type="string">
            <text:p>Chefe da Divisão de Tecnologia da Informação(DTIN)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4">
            <text:p>4</text:p>
          </table:table-cell>
          <table:table-cell/>
          <table:table-cell table:content-validation-name="val2" office:value-type="float" office:value="2">
            <text:p>2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1">
            <text:p>1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980"/>
        </table:table-row>
        <table:table-row table:style-name="ro3">
          <table:table-cell office:value-type="string">
            <text:p>BN</text:p>
          </table:table-cell>
          <table:table-cell office:value-type="string">
            <text:p>Flávia Silveira Correia Perea</text:p>
          </table:table-cell>
          <table:table-cell office:value-type="string">
            <text:p>Analista - Chefe de Subunidade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980"/>
        </table:table-row>
        <table:table-row table:style-name="ro3">
          <table:table-cell office:value-type="string">
            <text:p>UFV</text:p>
          </table:table-cell>
          <table:table-cell office:value-type="string">
            <text:p>Michelini Lopes da Mota</text:p>
          </table:table-cell>
          <table:table-cell office:value-type="string">
            <text:p>Diretora de TI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3">
            <text:p>3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3">
          <table:table-cell office:value-type="string">
            <text:p>UFPA</text:p>
          </table:table-cell>
          <table:table-cell office:value-type="string">
            <text:p>Eloi Favero</text:p>
          </table:table-cell>
          <table:table-cell office:value-type="string">
            <text:p>Diretor de TI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table:number-columns-repeated="2"/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79"/>
        </table:table-row>
        <table:table-row table:style-name="ro21">
          <table:table-cell office:value-type="string">
            <text:p>IBAMA</text:p>
          </table:table-cell>
          <table:table-cell office:value-type="string">
            <text:p>Rosana de Souza Ribeiro Freitas</text:p>
          </table:table-cell>
          <table:table-cell office:value-type="string">
            <text:p>Analista Ambiental/Chefe do Centro Nacional de Telemática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3">
            <text:p>3</text:p>
          </table:table-cell>
          <table:table-cell/>
          <table:table-cell table:content-validation-name="val2" table:number-columns-repeated="2"/>
          <table:table-cell table:number-columns-repeated="2"/>
          <table:table-cell table:number-columns-repeated="2" office:value-type="float" office:value="4">
            <text:p>4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79"/>
        </table:table-row>
        <table:table-row table:style-name="ro3">
          <table:table-cell office:value-type="string">
            <text:p>SUDAM</text:p>
          </table:table-cell>
          <table:table-cell office:value-type="string">
            <text:p>Doris Sueli dos Santos Antunes</text:p>
          </table:table-cell>
          <table:table-cell office:value-type="string">
            <text:p>Coordenadora de TI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2">
            <text:p>2</text:p>
          </table:table-cell>
          <table:table-cell/>
          <table:table-cell table:number-columns-repeated="2" table:content-validation-name="val2" office:value-type="float" office:value="4">
            <text:p>4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office:value-type="float" office:value="4">
            <text:p>4</text:p>
          </table:table-cell>
          <table:table-cell table:content-validation-name="val2" office:value-type="float" office:value="3">
            <text:p>3</text:p>
          </table:table-cell>
          <table:table-cell/>
          <table:table-cell table:content-validation-name="val2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79"/>
        </table:table-row>
        <table:table-row table:style-name="ro3" table:number-rows-repeated="3">
          <table:table-cell table:number-columns-repeated="4"/>
          <table:table-cell table:content-validation-name="val2" table:number-columns-repeated="2"/>
          <table:table-cell/>
          <table:table-cell table:content-validation-name="val2" table:number-columns-repeated="2"/>
          <table:table-cell/>
          <table:table-cell table:content-validation-name="val2" table:number-columns-repeated="2"/>
          <table:table-cell/>
          <table:table-cell table:content-validation-name="val2" table:number-columns-repeated="2"/>
          <table:table-cell/>
          <table:table-cell table:content-validation-name="val2" table:number-columns-repeated="2"/>
          <table:table-cell/>
          <table:table-cell table:content-validation-name="val2" table:number-columns-repeated="2"/>
          <table:table-cell/>
          <table:table-cell table:content-validation-name="val2" table:number-columns-repeated="2"/>
          <table:table-cell/>
          <table:table-cell table:content-validation-name="val2" table:number-columns-repeated="2"/>
          <table:table-cell/>
          <table:table-cell table:content-validation-name="val2" table:number-columns-repeated="2"/>
          <table:table-cell/>
          <table:table-cell table:content-validation-name="val2" table:number-columns-repeated="2"/>
          <table:table-cell/>
          <table:table-cell table:content-validation-name="val2" table:number-columns-repeated="2"/>
          <table:table-cell table:number-columns-repeated="986"/>
        </table:table-row>
        <table:table-row table:style-name="ro3">
          <table:table-cell table:style-name="Default" table:number-columns-repeated="43"/>
          <table:table-cell table:style-name="Default" office:value-type="string">
            <text:p>UFSCar</text:p>
          </table:table-cell>
          <table:table-cell table:number-columns-repeated="97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3" svg:font-family="Arial"/>
    <style:font-face style:name="Arial1" svg:font-family="Arial" style:font-family-generic="swiss"/>
    <style:font-face style:name="Arial2" svg:font-family="Arial, 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9/01/2015</text:date>, <text:time>17:01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2-19T10:48:03.783000000</meta:creation-date>
    <dc:date>2015-01-09T17:01:37</dc:date>
    <meta:editing-duration>PT240H47M48S</meta:editing-duration>
    <meta:editing-cycles>146</meta:editing-cycles>
    <meta:generator>BrOffice.org/3.2$Win32 OpenOffice.org_project/320m12$Build-9483</meta:generator>
    <dc:creator>Joyce Belga</dc:creator>
    <meta:document-statistic meta:table-count="3" meta:cell-count="5427" meta:object-count="0"/>
  </office:meta>
</office:document-meta>
</file>